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F000002CCC238C43B64FA2E3F.png" manifest:media-type="image/png"/>
  <manifest:file-entry manifest:full-path="Pictures/100002010000057B000002916129752846295C26.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
  <manifest:file-entry manifest:full-path="ObjectReplacements/Object 7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7" manifest:media-type=""/>
  <manifest:file-entry manifest:full-path="ObjectReplacements/Object 66" manifest:media-type=""/>
  <manifest:file-entry manifest:full-path="ObjectReplacements/Object 65" manifest:media-type=""/>
  <manifest:file-entry manifest:full-path="ObjectReplacements/Object 64"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b" svg:font-family="'Times New Romab'"/>
    <style:font-face style:name="sans-serif" svg:font-family="sans-serif"/>
    <style:font-face style:name="Liberation Serif1" svg:font-family="'Liberation Serif'" style:font-family-generic="roman"/>
    <style:font-face style:name="Times New Roman3" svg:font-family="'Times New Roman'" style:font-family-generic="roman"/>
    <style:font-face style:name="Times New Roman2" svg:font-family="'Times New Roman'" style:font-adornments="Курсив" style:font-family-generic="roman"/>
    <style:font-face style:name="Times New Roman1" svg:font-family="'Times New Roman'" style:font-adornments="Обычный" style:font-family-generic="roman"/>
    <style:font-face style:name="DejaVu Sans" svg:font-family="'DejaVu Sans'" style:font-adornments="Обычный"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automatic-styles>
    <style:style style:name="Таблица5" style:family="table">
      <style:table-properties style:width="16.813cm" fo:margin-left="0.138cm" fo:margin-top="0cm" fo:margin-bottom="0cm" table:align="left" style:writing-mode="lr-tb"/>
    </style:style>
    <style:style style:name="Таблица5.A" style:family="table-column">
      <style:table-column-properties style:column-width="4.098cm"/>
    </style:style>
    <style:style style:name="Таблица5.B" style:family="table-column">
      <style:table-column-properties style:column-width="2.265cm"/>
    </style:style>
    <style:style style:name="Таблица5.C" style:family="table-column">
      <style:table-column-properties style:column-width="5.256cm"/>
    </style:style>
    <style:style style:name="Таблица5.D" style:family="table-column">
      <style:table-column-properties style:column-width="5.195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officeooo:paragraph-rsid="002798c8"/>
    </style:style>
    <style:style style:name="P3" style:family="paragraph" style:parent-style-name="Text_20_body">
      <style:paragraph-properties fo:break-before="page"/>
      <style:text-properties officeooo:paragraph-rsid="00b46311"/>
    </style:style>
    <style:style style:name="P4" style:family="paragraph" style:parent-style-name="Text_20_body">
      <style:paragraph-properties fo:break-before="page"/>
      <style:text-properties officeooo:paragraph-rsid="012e6496"/>
    </style:style>
    <style:style style:name="P5" style:family="paragraph" style:parent-style-name="Text_20_body">
      <style:paragraph-properties fo:break-before="page"/>
      <style:text-properties officeooo:paragraph-rsid="0137e48e"/>
    </style:style>
    <style:style style:name="P6" style:family="paragraph" style:parent-style-name="Signature">
      <style:paragraph-properties fo:text-align="center" style:justify-single-word="false" fo:break-before="page"/>
      <style:text-properties officeooo:paragraph-rsid="00b7e623"/>
    </style:style>
    <style:style style:name="P7" style:family="paragraph" style:parent-style-name="Signature">
      <style:paragraph-properties fo:break-before="page"/>
      <style:text-properties officeooo:rsid="002798c8" officeooo:paragraph-rsid="002798c8"/>
    </style:style>
    <style:style style:name="P8" style:family="paragraph" style:parent-style-name="Bibliography_20_Heading">
      <style:paragraph-properties fo:break-before="page"/>
    </style:style>
    <style:style style:name="P9" style:family="paragraph" style:parent-style-name="Heading_20_2">
      <style:paragraph-properties fo:break-before="page"/>
      <style:text-properties officeooo:paragraph-rsid="011e17d3"/>
    </style:style>
    <style:style style:name="P10" style:family="paragraph" style:parent-style-name="Text_20_body">
      <style:text-properties officeooo:paragraph-rsid="002fa336"/>
    </style:style>
    <style:style style:name="P11" style:family="paragraph" style:parent-style-name="Text_20_body">
      <style:text-properties officeooo:rsid="00595041" officeooo:paragraph-rsid="00595041"/>
    </style:style>
    <style:style style:name="P12" style:family="paragraph" style:parent-style-name="Text_20_body">
      <style:text-properties officeooo:paragraph-rsid="0091a236"/>
    </style:style>
    <style:style style:name="P13" style:family="paragraph" style:parent-style-name="Text_20_body">
      <style:text-properties officeooo:paragraph-rsid="00a96583"/>
    </style:style>
    <style:style style:name="P14" style:family="paragraph" style:parent-style-name="Text_20_body">
      <style:text-properties officeooo:paragraph-rsid="00adbdd9"/>
    </style:style>
    <style:style style:name="P15" style:family="paragraph" style:parent-style-name="Text_20_body">
      <style:text-properties officeooo:paragraph-rsid="0020c24c"/>
    </style:style>
    <style:style style:name="P16" style:family="paragraph" style:parent-style-name="Text_20_body">
      <style:text-properties officeooo:rsid="00af81b5" officeooo:paragraph-rsid="00af81b5"/>
    </style:style>
    <style:style style:name="P17" style:family="paragraph" style:parent-style-name="Text_20_body">
      <style:text-properties officeooo:paragraph-rsid="00b2f646"/>
    </style:style>
    <style:style style:name="P18" style:family="paragraph" style:parent-style-name="Text_20_body">
      <style:text-properties officeooo:paragraph-rsid="00b46311"/>
    </style:style>
    <style:style style:name="P19" style:family="paragraph" style:parent-style-name="Text_20_body">
      <style:text-properties fo:color="#ce181e"/>
    </style:style>
    <style:style style:name="P20" style:family="paragraph" style:parent-style-name="Text_20_body">
      <style:text-properties officeooo:paragraph-rsid="00bd34c5"/>
    </style:style>
    <style:style style:name="P21" style:family="paragraph" style:parent-style-name="Text_20_body">
      <style:text-properties officeooo:paragraph-rsid="00c5fdd5"/>
    </style:style>
    <style:style style:name="P22" style:family="paragraph" style:parent-style-name="Text_20_body">
      <style:text-properties officeooo:paragraph-rsid="00c79771"/>
    </style:style>
    <style:style style:name="P23" style:family="paragraph" style:parent-style-name="Text_20_body">
      <style:text-properties officeooo:paragraph-rsid="00c8fc5c"/>
    </style:style>
    <style:style style:name="P24" style:family="paragraph" style:parent-style-name="Text_20_body">
      <style:text-properties officeooo:paragraph-rsid="00cc7d70"/>
    </style:style>
    <style:style style:name="P25" style:family="paragraph" style:parent-style-name="Text_20_body">
      <style:text-properties officeooo:rsid="00cc7d70" officeooo:paragraph-rsid="00cc7d70"/>
    </style:style>
    <style:style style:name="P26" style:family="paragraph" style:parent-style-name="Text_20_body">
      <style:text-properties officeooo:rsid="00cc7d70" officeooo:paragraph-rsid="00da3761"/>
    </style:style>
    <style:style style:name="P27" style:family="paragraph" style:parent-style-name="Text_20_body">
      <style:text-properties officeooo:paragraph-rsid="00ce9da4"/>
    </style:style>
    <style:style style:name="P28" style:family="paragraph" style:parent-style-name="Text_20_body">
      <style:text-properties officeooo:paragraph-rsid="00d14c55"/>
    </style:style>
    <style:style style:name="P29" style:family="paragraph" style:parent-style-name="Text_20_body">
      <style:text-properties officeooo:rsid="00d14c55" officeooo:paragraph-rsid="00d14c55"/>
    </style:style>
    <style:style style:name="P30" style:family="paragraph" style:parent-style-name="Text_20_body">
      <style:text-properties officeooo:rsid="00d14c55" officeooo:paragraph-rsid="00da3761"/>
    </style:style>
    <style:style style:name="P31" style:family="paragraph" style:parent-style-name="Text_20_body">
      <style:text-properties officeooo:paragraph-rsid="00d9aa1b"/>
    </style:style>
    <style:style style:name="P32" style:family="paragraph" style:parent-style-name="Text_20_body">
      <style:text-properties officeooo:paragraph-rsid="00da3761"/>
    </style:style>
    <style:style style:name="P33" style:family="paragraph" style:parent-style-name="Text_20_body">
      <style:text-properties officeooo:paragraph-rsid="00e33476"/>
    </style:style>
    <style:style style:name="P34" style:family="paragraph" style:parent-style-name="Text_20_body">
      <style:text-properties officeooo:paragraph-rsid="00e83d7a"/>
    </style:style>
    <style:style style:name="P35" style:family="paragraph" style:parent-style-name="Text_20_body">
      <style:text-properties officeooo:rsid="00ec7d62" officeooo:paragraph-rsid="00ec7d62"/>
    </style:style>
    <style:style style:name="P36" style:family="paragraph" style:parent-style-name="Text_20_body">
      <style:text-properties officeooo:paragraph-rsid="0112e399"/>
    </style:style>
    <style:style style:name="P37" style:family="paragraph" style:parent-style-name="Text_20_body">
      <style:text-properties officeooo:paragraph-rsid="00fd2e22"/>
    </style:style>
    <style:style style:name="P38" style:family="paragraph" style:parent-style-name="Text_20_body">
      <style:text-properties officeooo:paragraph-rsid="0113d3db"/>
    </style:style>
    <style:style style:name="P39" style:family="paragraph" style:parent-style-name="Text_20_body">
      <style:text-properties officeooo:paragraph-rsid="0114c3ee"/>
    </style:style>
    <style:style style:name="P40" style:family="paragraph" style:parent-style-name="Text_20_body">
      <style:text-properties officeooo:paragraph-rsid="011e17d3"/>
    </style:style>
    <style:style style:name="P41" style:family="paragraph" style:parent-style-name="Text_20_body">
      <style:text-properties officeooo:paragraph-rsid="0122af44"/>
    </style:style>
    <style:style style:name="P42" style:family="paragraph" style:parent-style-name="Text_20_body">
      <style:text-properties officeooo:paragraph-rsid="0125ddb6"/>
    </style:style>
    <style:style style:name="P43" style:family="paragraph" style:parent-style-name="Text_20_body">
      <style:text-properties officeooo:paragraph-rsid="012bc976"/>
    </style:style>
    <style:style style:name="P44" style:family="paragraph" style:parent-style-name="Text_20_body">
      <style:text-properties officeooo:paragraph-rsid="013120c2"/>
    </style:style>
    <style:style style:name="P45" style:family="paragraph" style:parent-style-name="Text_20_body">
      <style:text-properties officeooo:paragraph-rsid="01325424"/>
    </style:style>
    <style:style style:name="P46" style:family="paragraph" style:parent-style-name="Text_20_body">
      <style:text-properties officeooo:paragraph-rsid="0132a609"/>
    </style:style>
    <style:style style:name="P47" style:family="paragraph" style:parent-style-name="Text_20_body">
      <style:text-properties officeooo:paragraph-rsid="0135075d"/>
    </style:style>
    <style:style style:name="P48" style:family="paragraph" style:parent-style-name="Text_20_body">
      <style:text-properties officeooo:paragraph-rsid="0137e48e"/>
    </style:style>
    <style:style style:name="P49" style:family="paragraph" style:parent-style-name="Text_20_body">
      <style:text-properties officeooo:paragraph-rsid="0138abeb"/>
    </style:style>
    <style:style style:name="P50" style:family="paragraph" style:parent-style-name="Text_20_body">
      <style:text-properties officeooo:paragraph-rsid="013aa752"/>
    </style:style>
    <style:style style:name="P51" style:family="paragraph" style:parent-style-name="Text_20_body">
      <style:text-properties officeooo:paragraph-rsid="013cb22c"/>
    </style:style>
    <style:style style:name="P52" style:family="paragraph" style:parent-style-name="Bibliography_20_1">
      <style:text-properties officeooo:rsid="0019e8af" officeooo:paragraph-rsid="0019e8af"/>
    </style:style>
    <style:style style:name="P53" style:family="paragraph" style:parent-style-name="Bibliography_20_1">
      <style:paragraph-properties>
        <style:tab-stops/>
      </style:paragraph-properties>
    </style:style>
    <style:style style:name="P54" style:family="paragraph" style:parent-style-name="Signature">
      <style:text-properties officeooo:rsid="002798c8" officeooo:paragraph-rsid="002798c8"/>
    </style:style>
    <style:style style:name="P55" style:family="paragraph" style:parent-style-name="Signature">
      <style:paragraph-properties fo:text-align="center" style:justify-single-word="false"/>
      <style:text-properties officeooo:rsid="00b2f646" officeooo:paragraph-rsid="00b7e623"/>
    </style:style>
    <style:style style:name="P56" style:family="paragraph" style:parent-style-name="Standard">
      <style:paragraph-properties fo:margin-top="0cm" fo:margin-bottom="0cm" loext:contextual-spacing="false" fo:line-height="150%" fo:text-align="center" style:justify-single-word="false"/>
      <style:text-properties officeooo:paragraph-rsid="009cc83b"/>
    </style:style>
    <style:style style:name="P57" style:family="paragraph" style:parent-style-name="Standard">
      <style:paragraph-properties fo:margin-top="0cm" fo:margin-bottom="0cm" loext:contextual-spacing="false" fo:line-height="150%" fo:text-align="center" style:justify-single-word="false"/>
      <style:text-properties style:font-name="Times New Roman" fo:font-size="14pt" officeooo:paragraph-rsid="009cc83b" style:font-size-asian="14pt" style:font-name-complex="Times New Roman4" style:font-size-complex="14pt"/>
    </style:style>
    <style:style style:name="P58" style:family="paragraph" style:parent-style-name="Standard">
      <style:paragraph-properties fo:margin-top="0cm" fo:margin-bottom="0cm" loext:contextual-spacing="false" fo:line-height="150%" fo:text-align="center" style:justify-single-word="false" fo:orphans="0" fo:widows="0"/>
      <style:text-properties style:font-name="Times New Roman" fo:font-size="14pt" officeooo:paragraph-rsid="009cc83b" style:font-size-asian="14pt" style:font-name-complex="Times New Roman4" style:font-size-complex="14pt"/>
    </style:style>
    <style:style style:name="P59" style:family="paragraph" style:parent-style-name="Standard">
      <style:paragraph-properties fo:margin-top="0cm" fo:margin-bottom="0cm" loext:contextual-spacing="false" fo:line-height="150%"/>
      <style:text-properties style:font-name="Times New Roman" fo:font-size="14pt" officeooo:paragraph-rsid="009cc83b" style:font-size-asian="14pt" style:font-name-complex="Times New Roman4" style:font-size-complex="14pt"/>
    </style:style>
    <style:style style:name="P60"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officeooo:paragraph-rsid="009cc83b" style:font-size-asian="14pt" style:font-weight-asian="bold" style:font-name-complex="Times New Roman4" style:font-size-complex="14pt"/>
    </style:style>
    <style:style style:name="P61"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officeooo:rsid="009cc83b" officeooo:paragraph-rsid="009cc83b" style:font-size-asian="14pt" style:font-weight-asian="bold" style:font-name-complex="Times New Roman4" style:font-size-complex="14pt"/>
    </style:style>
    <style:style style:name="P62" style:family="paragraph" style:parent-style-name="Standard">
      <style:paragraph-properties fo:margin-top="0cm" fo:margin-bottom="0cm" loext:contextual-spacing="false" fo:line-height="150%"/>
      <style:text-properties style:font-name="Times New Roman" fo:font-size="14pt" officeooo:paragraph-rsid="009cc83b" style:font-name-asian="Times New Roman4" style:font-size-asian="14pt" style:font-name-complex="Times New Roman4" style:font-size-complex="14pt"/>
    </style:style>
    <style:style style:name="P63" style:family="paragraph" style:parent-style-name="Standard">
      <style:paragraph-properties fo:margin-left="0cm" fo:margin-right="0cm" fo:margin-top="0cm" fo:margin-bottom="0cm" loext:contextual-spacing="false" fo:line-height="150%" fo:text-align="center" style:justify-single-word="false" fo:text-indent="0.501cm" style:auto-text-indent="false"/>
      <style:text-properties style:font-name="Times New Roman" fo:font-size="14pt" officeooo:paragraph-rsid="009cc83b" style:font-size-asian="14pt" style:font-name-complex="Times New Roman4" style:font-size-complex="14pt"/>
    </style:style>
    <style:style style:name="P64" style:family="paragraph" style:parent-style-name="Standard">
      <style:paragraph-properties fo:margin-left="0cm" fo:margin-right="1.475cm" fo:margin-top="0cm" fo:margin-bottom="0cm" loext:contextual-spacing="false" fo:line-height="150%" fo:text-indent="0cm" style:auto-text-indent="false"/>
      <style:text-properties style:font-name="Times New Roman" fo:font-size="14pt" officeooo:paragraph-rsid="009cc83b" style:font-size-asian="14pt" style:font-name-complex="Times New Roman4" style:font-size-complex="14pt"/>
    </style:style>
    <style:style style:name="P65" style:family="paragraph" style:parent-style-name="Plain_20_Text">
      <style:paragraph-properties fo:line-height="150%"/>
      <style:text-properties style:font-name="Times New Roman" fo:font-size="14pt" officeooo:paragraph-rsid="009cc83b" style:font-size-asian="14pt" style:font-size-complex="14pt"/>
    </style:style>
    <style:style style:name="P66"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ab-stops>
          <style:tab-stop style:position="0.03cm"/>
        </style:tab-stops>
      </style:paragraph-properties>
      <style:text-properties style:font-name="Times New Roman" fo:font-size="14pt" officeooo:paragraph-rsid="009cc83b" style:font-size-asian="14pt" style:font-name-complex="Times New Roman4" style:font-size-complex="14pt"/>
    </style:style>
    <style:style style:name="P67"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ext-properties style:font-name="Times New Roman" fo:font-size="14pt" officeooo:paragraph-rsid="009cc83b" style:font-size-asian="14pt" style:font-name-complex="Times New Roman4" style:font-size-complex="14pt"/>
    </style:style>
    <style:style style:name="P68"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ab-stops>
          <style:tab-stop style:position="0.09cm"/>
        </style:tab-stops>
      </style:paragraph-properties>
      <style:text-properties style:font-name="Times New Roman" fo:font-size="14pt" officeooo:paragraph-rsid="009cc83b" style:font-size-asian="14pt" style:font-name-complex="Times New Roman4" style:font-size-complex="14pt"/>
    </style:style>
    <style:style style:name="P69" style:family="paragraph" style:parent-style-name="Standard">
      <style:paragraph-properties fo:margin-left="0cm" fo:margin-right="0.7cm" fo:margin-top="0cm" fo:margin-bottom="0cm" loext:contextual-spacing="false" fo:line-height="150%" fo:text-indent="0cm" style:auto-text-indent="false"/>
      <style:text-properties style:font-name="Times New Roman" fo:font-size="14pt" officeooo:paragraph-rsid="009cc83b" style:font-size-asian="14pt" style:font-name-complex="Times New Roman4" style:font-size-complex="14pt"/>
    </style:style>
    <style:style style:name="P70" style:family="paragraph" style:parent-style-name="Standard">
      <style:paragraph-properties fo:margin-left="0cm" fo:margin-right="0.199cm" fo:margin-top="0cm" fo:margin-bottom="0cm" loext:contextual-spacing="false" fo:line-height="150%" fo:text-indent="0cm" style:auto-text-indent="false">
        <style:tab-stops>
          <style:tab-stop style:position="0.824cm"/>
        </style:tab-stops>
      </style:paragraph-properties>
      <style:text-properties style:font-name="Times New Roman" fo:font-size="14pt" officeooo:paragraph-rsid="009cc83b" style:font-size-asian="14pt" style:font-name-complex="Times New Roman4" style:font-size-complex="14pt"/>
    </style:style>
    <style:style style:name="P71" style:family="paragraph" style:parent-style-name="Heading_20_2">
      <style:text-properties officeooo:paragraph-rsid="00c3b0d0"/>
    </style:style>
    <style:style style:name="P72" style:family="paragraph" style:parent-style-name="Heading_20_2">
      <style:text-properties officeooo:paragraph-rsid="00da3761"/>
    </style:style>
    <style:style style:name="P73" style:family="paragraph" style:parent-style-name="Heading_20_2">
      <style:text-properties officeooo:paragraph-rsid="0112e399"/>
    </style:style>
    <style:style style:name="P74" style:family="paragraph" style:parent-style-name="Heading_20_2">
      <style:text-properties officeooo:paragraph-rsid="0129f82e"/>
    </style:style>
    <style:style style:name="P75" style:family="paragraph" style:parent-style-name="Heading_20_2">
      <style:text-properties officeooo:paragraph-rsid="011e17d3"/>
    </style:style>
    <style:style style:name="P76" style:family="paragraph" style:parent-style-name="Heading_20_2">
      <style:text-properties officeooo:paragraph-rsid="013cb22c"/>
    </style:style>
    <style:style style:name="P77" style:family="paragraph" style:parent-style-name="Text_20_body">
      <style:paragraph-properties fo:padding="0.074cm" fo:border-left="none" fo:border-right="none" fo:border-top="none" fo:border-bottom="0.06pt solid #000000" style:join-border="false"/>
      <style:text-properties officeooo:paragraph-rsid="011b0ab0"/>
    </style:style>
    <style:style style:name="P78" style:family="paragraph" style:parent-style-name="Text_20_body">
      <style:text-properties officeooo:paragraph-rsid="01467655"/>
    </style:style>
    <style:style style:name="P79" style:family="paragraph" style:parent-style-name="Text_20_body">
      <style:text-properties officeooo:rsid="01467655"/>
    </style:style>
    <style:style style:name="P80" style:family="paragraph" style:parent-style-name="Text_20_body">
      <style:text-properties officeooo:rsid="01467655" officeooo:paragraph-rsid="01467655"/>
    </style:style>
    <style:style style:name="P81" style:family="paragraph" style:parent-style-name="Text_20_body">
      <style:text-properties officeooo:paragraph-rsid="01486c7a"/>
    </style:style>
    <style:style style:name="P82" style:family="paragraph" style:parent-style-name="Text_20_body">
      <style:text-properties officeooo:paragraph-rsid="01496f5b"/>
    </style:style>
    <style:style style:name="P83" style:family="paragraph" style:parent-style-name="Text_20_body">
      <style:text-properties officeooo:paragraph-rsid="014ad8a3"/>
    </style:style>
    <style:style style:name="P84" style:family="paragraph" style:parent-style-name="Text_20_body">
      <style:text-properties officeooo:paragraph-rsid="012cf145"/>
    </style:style>
    <style:style style:name="P85" style:family="paragraph" style:parent-style-name="Text_20_body">
      <style:paragraph-properties fo:break-before="page"/>
      <style:text-properties officeooo:paragraph-rsid="012cf145"/>
    </style:style>
    <style:style style:name="P86" style:family="paragraph" style:parent-style-name="Heading_20_1" style:list-style-name="">
      <style:text-properties officeooo:paragraph-rsid="00ea85f5"/>
    </style:style>
    <style:style style:name="P87" style:family="paragraph" style:parent-style-name="Heading_20_1" style:list-style-name="">
      <style:text-properties fo:font-weight="bold" style:font-weight-asian="bold" style:font-weight-complex="bold"/>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fo:font-size="14pt" fo:font-weight="bold" style:font-size-asian="12.25pt" style:font-weight-asian="bold" style:font-size-complex="14pt" style:font-weight-complex="bold"/>
    </style:style>
    <style:style style:name="P90" style:family="paragraph" style:parent-style-name="Heading_20_1">
      <style:paragraph-properties fo:break-before="page"/>
      <style:text-properties officeooo:rsid="0030dd1a" officeooo:paragraph-rsid="00c5fdd5"/>
    </style:style>
    <style:style style:name="P91" style:family="paragraph" style:parent-style-name="Heading_20_1">
      <style:paragraph-properties fo:break-before="page"/>
      <style:text-properties officeooo:paragraph-rsid="00ea85f5"/>
    </style:style>
    <style:style style:name="P92" style:family="paragraph" style:parent-style-name="Heading_20_1">
      <style:paragraph-properties fo:break-before="page"/>
      <style:text-properties officeooo:paragraph-rsid="0091a236"/>
    </style:style>
    <style:style style:name="P93" style:family="paragraph" style:parent-style-name="Heading_20_1">
      <style:paragraph-properties fo:break-before="page"/>
      <style:text-properties officeooo:rsid="00595041" officeooo:paragraph-rsid="00595041"/>
    </style:style>
    <style:style style:name="P94" style:family="paragraph" style:parent-style-name="Contents_20_Heading" style:master-page-name="Standard">
      <style:paragraph-properties style:page-number="1" fo:break-before="page"/>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Plain_20_Text" style:master-page-name="First_20_Page">
      <style:paragraph-properties fo:line-height="150%" style:page-number="auto"/>
      <style:text-properties style:font-name="Times New Roman" fo:font-size="14pt" officeooo:paragraph-rsid="009cc83b" style:font-size-asian="14pt" style:font-size-complex="14pt"/>
    </style:style>
    <style:style style:name="T1" style:family="text">
      <style:text-properties officeooo:rsid="00243da2"/>
    </style:style>
    <style:style style:name="T2" style:family="text">
      <style:text-properties officeooo:rsid="002d014f"/>
    </style:style>
    <style:style style:name="T3" style:family="text">
      <style:text-properties officeooo:rsid="002e9a06"/>
    </style:style>
    <style:style style:name="T4" style:family="text">
      <style:text-properties officeooo:rsid="002ee730"/>
    </style:style>
    <style:style style:name="T5" style:family="text">
      <style:text-properties style:font-name="Liberation Serif1" officeooo:rsid="002fa336"/>
    </style:style>
    <style:style style:name="T6" style:family="text">
      <style:text-properties style:text-position="sub 58%" style:font-name="Liberation Serif" officeooo:rsid="002fa336"/>
    </style:style>
    <style:style style:name="T7" style:family="text">
      <style:text-properties fo:font-weight="normal" style:font-weight-asian="normal" style:font-weight-complex="normal"/>
    </style:style>
    <style:style style:name="T8" style:family="text">
      <style:text-properties fo:font-weight="normal" officeooo:rsid="0091a236" style:font-weight-asian="normal" style:font-weight-complex="normal"/>
    </style:style>
    <style:style style:name="T9" style:family="text">
      <style:text-properties fo:font-weight="normal" officeooo:rsid="00c5fdd5" style:font-weight-asian="normal" style:font-weight-complex="normal"/>
    </style:style>
    <style:style style:name="T10" style:family="text">
      <style:text-properties fo:font-weight="normal" officeooo:rsid="00c79771" style:font-weight-asian="normal" style:font-weight-complex="normal"/>
    </style:style>
    <style:style style:name="T11" style:family="text">
      <style:text-properties fo:font-weight="normal" officeooo:rsid="00c8fc5c" style:font-weight-asian="normal" style:font-weight-complex="normal"/>
    </style:style>
    <style:style style:name="T12" style:family="text">
      <style:text-properties fo:font-weight="normal" officeooo:rsid="00cc7d70" style:font-weight-asian="normal" style:font-weight-complex="normal"/>
    </style:style>
    <style:style style:name="T13" style:family="text">
      <style:text-properties fo:font-weight="normal" officeooo:rsid="0014d7f5" style:font-weight-asian="normal" style:font-weight-complex="normal"/>
    </style:style>
    <style:style style:name="T14" style:family="text">
      <style:text-properties fo:font-weight="normal" officeooo:rsid="00ce2e2d" style:font-weight-asian="normal" style:font-weight-complex="normal"/>
    </style:style>
    <style:style style:name="T15" style:family="text">
      <style:text-properties fo:font-weight="normal" officeooo:rsid="00d3a120" style:font-weight-asian="normal" style:font-weight-complex="normal"/>
    </style:style>
    <style:style style:name="T16" style:family="text">
      <style:text-properties fo:font-weight="normal" officeooo:rsid="00d59a6e" style:font-weight-asian="normal" style:font-weight-complex="normal"/>
    </style:style>
    <style:style style:name="T17" style:family="text">
      <style:text-properties fo:font-weight="normal" officeooo:rsid="00d9aa1b" style:font-weight-asian="normal" style:font-weight-complex="normal"/>
    </style:style>
    <style:style style:name="T18" style:family="text">
      <style:text-properties fo:font-weight="normal" officeooo:rsid="00da3761" style:font-weight-asian="normal" style:font-weight-complex="normal"/>
    </style:style>
    <style:style style:name="T19" style:family="text">
      <style:text-properties fo:font-weight="normal" officeooo:rsid="00dd94bc" style:font-weight-asian="normal" style:font-weight-complex="normal"/>
    </style:style>
    <style:style style:name="T20" style:family="text">
      <style:text-properties fo:font-weight="normal" officeooo:rsid="00df5a8b" style:font-weight-asian="normal" style:font-weight-complex="normal"/>
    </style:style>
    <style:style style:name="T21" style:family="text">
      <style:text-properties fo:font-weight="normal" officeooo:rsid="00e33476" style:font-weight-asian="normal" style:font-weight-complex="normal"/>
    </style:style>
    <style:style style:name="T22" style:family="text">
      <style:text-properties fo:font-weight="normal" officeooo:rsid="00e83d7a" style:font-weight-asian="normal" style:font-weight-complex="normal"/>
    </style:style>
    <style:style style:name="T23" style:family="text">
      <style:text-properties fo:font-weight="normal" officeooo:rsid="00ea85f5" style:font-weight-asian="normal" style:font-weight-complex="normal"/>
    </style:style>
    <style:style style:name="T24" style:family="text">
      <style:text-properties fo:font-weight="normal" officeooo:rsid="00eef470" style:font-weight-asian="normal" style:font-weight-complex="normal"/>
    </style:style>
    <style:style style:name="T25" style:family="text">
      <style:text-properties fo:font-weight="normal" officeooo:rsid="00f5283f" style:font-weight-asian="normal" style:font-weight-complex="normal"/>
    </style:style>
    <style:style style:name="T26" style:family="text">
      <style:text-properties fo:font-weight="normal" officeooo:rsid="0112e399" style:font-weight-asian="normal" style:font-weight-complex="normal"/>
    </style:style>
    <style:style style:name="T27" style:family="text">
      <style:text-properties fo:font-weight="normal" officeooo:rsid="0113a8fb" style:font-weight-asian="normal" style:font-weight-complex="normal"/>
    </style:style>
    <style:style style:name="T28" style:family="text">
      <style:text-properties fo:font-weight="normal" officeooo:rsid="0113d3db" style:font-weight-asian="normal" style:font-weight-complex="normal"/>
    </style:style>
    <style:style style:name="T29" style:family="text">
      <style:text-properties fo:font-weight="normal" officeooo:rsid="0114c3ee" style:font-weight-asian="normal" style:font-weight-complex="normal"/>
    </style:style>
    <style:style style:name="T30" style:family="text">
      <style:text-properties fo:font-weight="normal" officeooo:rsid="0122af44" style:font-weight-asian="normal" style:font-weight-complex="normal"/>
    </style:style>
    <style:style style:name="T31" style:family="text">
      <style:text-properties fo:font-weight="normal" officeooo:rsid="0122f5cd" style:font-weight-asian="normal" style:font-weight-complex="normal"/>
    </style:style>
    <style:style style:name="T32" style:family="text">
      <style:text-properties fo:font-weight="normal" officeooo:rsid="0124cf33" style:font-weight-asian="normal" style:font-weight-complex="normal"/>
    </style:style>
    <style:style style:name="T33" style:family="text">
      <style:text-properties fo:font-weight="normal" officeooo:rsid="0125ddb6" style:font-weight-asian="normal" style:font-weight-complex="normal"/>
    </style:style>
    <style:style style:name="T34" style:family="text">
      <style:text-properties fo:font-weight="normal" officeooo:rsid="013120c2" style:font-weight-asian="normal" style:font-weight-complex="normal"/>
    </style:style>
    <style:style style:name="T35" style:family="text">
      <style:text-properties fo:font-weight="normal" officeooo:rsid="013182c1" style:font-weight-asian="normal" style:font-weight-complex="normal"/>
    </style:style>
    <style:style style:name="T36" style:family="text">
      <style:text-properties officeooo:rsid="005a3b66"/>
    </style:style>
    <style:style style:name="T37" style:family="text">
      <style:text-properties officeooo:rsid="0073ebd2"/>
    </style:style>
    <style:style style:name="T38" style:family="text">
      <style:text-properties officeooo:rsid="0091a236"/>
    </style:style>
    <style:style style:name="T39" style:family="text">
      <style:text-properties style:font-name="Times New Roman" fo:font-size="14pt" style:font-size-asian="14pt" style:font-name-complex="Times New Roman4" style:font-size-complex="14pt"/>
    </style:style>
    <style:style style:name="T40" style:family="text">
      <style:text-properties style:font-name="Times New Roman" fo:font-size="14pt" style:font-size-asian="14pt" style:font-name-complex="Times New Roman4" style:font-size-complex="14pt" style:font-weight-complex="bold"/>
    </style:style>
    <style:style style:name="T41" style:family="text">
      <style:text-properties style:font-name="Times New Roman" fo:font-size="14pt" officeooo:rsid="00a34698" style:font-size-asian="14pt" style:font-name-complex="Times New Roman4" style:font-size-complex="14pt" style:font-weight-complex="bold"/>
    </style:style>
    <style:style style:name="T42" style:family="text">
      <style:text-properties style:font-name="Times New Roman" fo:font-size="14pt" fo:font-weight="bold" style:font-size-asian="14pt" style:font-weight-asian="bold" style:font-name-complex="Times New Roman4" style:font-size-complex="14pt" style:font-weight-complex="bold"/>
    </style:style>
    <style:style style:name="T43" style:family="text">
      <style:text-properties officeooo:rsid="00a0cca8"/>
    </style:style>
    <style:style style:name="T44" style:family="text">
      <style:text-properties officeooo:rsid="00a92f31"/>
    </style:style>
    <style:style style:name="T45" style:family="text">
      <style:text-properties officeooo:rsid="00a96583"/>
    </style:style>
    <style:style style:name="T46" style:family="text">
      <style:text-properties officeooo:rsid="00a97e36"/>
    </style:style>
    <style:style style:name="T47" style:family="text">
      <style:text-properties officeooo:rsid="00aa3654"/>
    </style:style>
    <style:style style:name="T48" style:family="text">
      <style:text-properties officeooo:rsid="00ad4cdb"/>
    </style:style>
    <style:style style:name="T49" style:family="text">
      <style:text-properties officeooo:rsid="00adbdd9"/>
    </style:style>
    <style:style style:name="T50" style:family="text">
      <style:text-properties officeooo:rsid="0020c24c"/>
    </style:style>
    <style:style style:name="T51" style:family="text">
      <style:text-properties officeooo:rsid="00afd254"/>
    </style:style>
    <style:style style:name="T52" style:family="text">
      <style:text-properties officeooo:rsid="00b1bd6d"/>
    </style:style>
    <style:style style:name="T53" style:family="text">
      <style:text-properties officeooo:rsid="00b2f646"/>
    </style:style>
    <style:style style:name="T54" style:family="text">
      <style:text-properties officeooo:rsid="00b46311"/>
    </style:style>
    <style:style style:name="T55" style:family="text">
      <style:text-properties fo:color="#ce181e"/>
    </style:style>
    <style:style style:name="T56" style:family="text">
      <style:text-properties fo:color="#ce181e" officeooo:rsid="00e2accc"/>
    </style:style>
    <style:style style:name="T57" style:family="text">
      <style:text-properties fo:color="#ce181e" officeooo:rsid="00e58ece"/>
    </style:style>
    <style:style style:name="T58" style:family="text">
      <style:text-properties fo:color="#ce181e" fo:font-weight="normal" officeooo:rsid="00ea85f5" style:font-weight-asian="normal" style:font-weight-complex="normal"/>
    </style:style>
    <style:style style:name="T59" style:family="text">
      <style:text-properties officeooo:rsid="00b55ba4"/>
    </style:style>
    <style:style style:name="T60"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61" style:family="text">
      <style:text-properties style:text-line-through-style="none" style:text-line-through-type="none" fo:font-style="normal" style:text-underline-style="none" fo:font-weight="normal" officeooo:rsid="00b56ac2"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00b55ba4" style:font-style-asian="normal" style:font-weight-asian="normal" style:font-style-complex="normal" style:font-weight-complex="normal"/>
    </style:style>
    <style:style style:name="T63" style:family="text">
      <style:text-properties style:text-line-through-style="none" style:text-line-through-type="none" fo:font-style="normal" style:text-underline-style="none" fo:font-weight="normal" officeooo:rsid="00b7d5e2" style:font-style-asian="normal" style:font-weight-asian="normal" style:font-style-complex="normal" style:font-weight-complex="normal"/>
    </style:style>
    <style:style style:name="T64" style:family="text">
      <style:text-properties officeooo:rsid="00bd34c5"/>
    </style:style>
    <style:style style:name="T65" style:family="text">
      <style:text-properties officeooo:rsid="00bf11d1"/>
    </style:style>
    <style:style style:name="T66" style:family="text">
      <style:text-properties officeooo:rsid="00c24500"/>
    </style:style>
    <style:style style:name="T67" style:family="text">
      <style:text-properties officeooo:rsid="00c27af0"/>
    </style:style>
    <style:style style:name="T68" style:family="text">
      <style:text-properties officeooo:rsid="00c3b0d0"/>
    </style:style>
    <style:style style:name="T69" style:family="text">
      <style:text-properties officeooo:rsid="00cc7d70"/>
    </style:style>
    <style:style style:name="T70" style:family="text">
      <style:text-properties officeooo:rsid="00ce20e7"/>
    </style:style>
    <style:style style:name="T71" style:family="text">
      <style:text-properties officeooo:rsid="000f36e9"/>
    </style:style>
    <style:style style:name="T72" style:family="text">
      <style:text-properties officeooo:rsid="00d14c55"/>
    </style:style>
    <style:style style:name="T73" style:family="text">
      <style:text-properties officeooo:rsid="002377d0"/>
    </style:style>
    <style:style style:name="T74" style:family="text">
      <style:text-properties officeooo:rsid="00df5a8b"/>
    </style:style>
    <style:style style:name="T75" style:family="text">
      <style:text-properties officeooo:rsid="00e58ece"/>
    </style:style>
    <style:style style:name="T76" style:family="text">
      <style:text-properties officeooo:rsid="00ea85f5"/>
    </style:style>
    <style:style style:name="T77" style:family="text">
      <style:text-properties fo:color="#800000" fo:font-weight="normal" officeooo:rsid="00eef470" style:font-weight-asian="normal" style:font-weight-complex="normal"/>
    </style:style>
    <style:style style:name="T78" style:family="text">
      <style:text-properties fo:color="#800000" fo:font-weight="normal" officeooo:rsid="00f5283f" style:font-weight-asian="normal" style:font-weight-complex="normal"/>
    </style:style>
    <style:style style:name="T79" style:family="text">
      <style:text-properties fo:color="#800000" fo:font-weight="normal" officeooo:rsid="0114c3ee" style:font-weight-asian="normal" style:font-weight-complex="normal"/>
    </style:style>
    <style:style style:name="T80" style:family="text">
      <style:text-properties fo:color="#800000" fo:font-weight="normal" officeooo:rsid="0125ddb6" style:font-weight-asian="normal" style:font-weight-complex="normal"/>
    </style:style>
    <style:style style:name="T81" style:family="text">
      <style:text-properties fo:color="#800000" style:text-position="0% 100%" style:font-name="Times New Roman1" fo:language="ru" fo:country="RU" fo:font-weight="normal" officeooo:rsid="01467655" style:font-weight-asian="normal" style:font-weight-complex="normal"/>
    </style:style>
    <style:style style:name="T82" style:family="text">
      <style:text-properties fo:color="#000000" fo:font-weight="normal" officeooo:rsid="00eef470" style:font-weight-asian="normal" style:font-weight-complex="normal"/>
    </style:style>
    <style:style style:name="T83" style:family="text">
      <style:text-properties fo:color="#000000" fo:font-weight="normal" officeooo:rsid="00f5283f" style:font-weight-asian="normal" style:font-weight-complex="normal"/>
    </style:style>
    <style:style style:name="T84" style:family="text">
      <style:text-properties fo:color="#000000" fo:font-weight="normal" officeooo:rsid="00f5d449" style:font-weight-asian="normal" style:font-weight-complex="normal"/>
    </style:style>
    <style:style style:name="T85" style:family="text">
      <style:text-properties fo:color="#000000" fo:font-weight="normal" officeooo:rsid="00fd2e22" style:font-weight-asian="normal" style:font-weight-complex="normal"/>
    </style:style>
    <style:style style:name="T86" style:family="text">
      <style:text-properties fo:color="#000000" fo:font-weight="normal" officeooo:rsid="00ff099c" style:font-weight-asian="normal" style:font-weight-complex="normal"/>
    </style:style>
    <style:style style:name="T87" style:family="text">
      <style:text-properties fo:color="#000000" fo:font-weight="normal" officeooo:rsid="00ff83f2" style:font-weight-asian="normal" style:font-weight-complex="normal"/>
    </style:style>
    <style:style style:name="T88" style:family="text">
      <style:text-properties fo:color="#000000" fo:font-weight="normal" officeooo:rsid="0114c3ee" style:font-weight-asian="normal" style:font-weight-complex="normal"/>
    </style:style>
    <style:style style:name="T89" style:family="text">
      <style:text-properties fo:color="#000000" fo:font-weight="normal" officeooo:rsid="0114cbad" style:font-weight-asian="normal" style:font-weight-complex="normal"/>
    </style:style>
    <style:style style:name="T90" style:family="text">
      <style:text-properties fo:color="#000000" fo:font-weight="normal" officeooo:rsid="01151613" style:font-weight-asian="normal" style:font-weight-complex="normal"/>
    </style:style>
    <style:style style:name="T91" style:family="text">
      <style:text-properties fo:color="#000000" fo:font-weight="normal" officeooo:rsid="0116ff90" style:font-weight-asian="normal" style:font-weight-complex="normal"/>
    </style:style>
    <style:style style:name="T92" style:family="text">
      <style:text-properties fo:color="#000000" fo:font-weight="normal" officeooo:rsid="01195cc7" style:font-weight-asian="normal" style:font-weight-complex="normal"/>
    </style:style>
    <style:style style:name="T93" style:family="text">
      <style:text-properties fo:color="#000000" fo:font-weight="normal" officeooo:rsid="011b0ab0" style:font-weight-asian="normal" style:font-weight-complex="normal"/>
    </style:style>
    <style:style style:name="T94" style:family="text">
      <style:text-properties fo:color="#000000" fo:font-weight="normal" officeooo:rsid="0125ddb6" style:font-weight-asian="normal" style:font-weight-complex="normal"/>
    </style:style>
    <style:style style:name="T95" style:family="text">
      <style:text-properties fo:color="#000000" fo:font-weight="normal" officeooo:rsid="01267ebe" style:font-weight-asian="normal" style:font-weight-complex="normal"/>
    </style:style>
    <style:style style:name="T96" style:family="text">
      <style:text-properties fo:color="#000000" fo:font-weight="normal" officeooo:rsid="0128e7d6" style:font-weight-asian="normal" style:font-weight-complex="normal"/>
    </style:style>
    <style:style style:name="T97" style:family="text">
      <style:text-properties fo:color="#000000" fo:font-weight="normal" officeooo:rsid="012bc976" style:font-weight-asian="normal" style:font-weight-complex="normal"/>
    </style:style>
    <style:style style:name="T98" style:family="text">
      <style:text-properties fo:color="#000000" fo:font-weight="normal" officeooo:rsid="012cf145" style:font-weight-asian="normal" style:font-weight-complex="normal"/>
    </style:style>
    <style:style style:name="T99" style:family="text">
      <style:text-properties fo:color="#000000" fo:font-weight="normal" officeooo:rsid="013120c2" style:font-weight-asian="normal" style:font-weight-complex="normal"/>
    </style:style>
    <style:style style:name="T100" style:family="text">
      <style:text-properties fo:color="#000000" fo:font-weight="normal" officeooo:rsid="013182c1" style:font-weight-asian="normal" style:font-weight-complex="normal"/>
    </style:style>
    <style:style style:name="T101" style:family="text">
      <style:text-properties fo:color="#000000" fo:font-weight="normal" officeooo:rsid="01325424" style:font-weight-asian="normal" style:font-weight-complex="normal"/>
    </style:style>
    <style:style style:name="T102" style:family="text">
      <style:text-properties fo:color="#000000" fo:font-weight="normal" officeooo:rsid="0135a579" style:font-weight-asian="normal" style:font-weight-complex="normal"/>
    </style:style>
    <style:style style:name="T103" style:family="text">
      <style:text-properties fo:color="#000000" fo:font-weight="normal" officeooo:rsid="0137e48e" style:font-weight-asian="normal" style:font-weight-complex="normal"/>
    </style:style>
    <style:style style:name="T104" style:family="text">
      <style:text-properties fo:color="#000000" fo:language="en" fo:country="US" fo:font-weight="normal" officeooo:rsid="012cf145" style:font-weight-asian="normal" style:font-weight-complex="normal"/>
    </style:style>
    <style:style style:name="T105" style:family="text">
      <style:text-properties fo:color="#000000" fo:language="en" fo:country="US" fo:font-weight="normal" officeooo:rsid="0137e48e" style:font-weight-asian="normal" style:font-weight-complex="normal"/>
    </style:style>
    <style:style style:name="T106" style:family="text">
      <style:text-properties fo:color="#000000" fo:language="ru" fo:country="RU" fo:font-weight="normal" officeooo:rsid="012cf145" style:font-weight-asian="normal" style:font-weight-complex="normal"/>
    </style:style>
    <style:style style:name="T107" style:family="text">
      <style:text-properties fo:color="#000000" fo:language="ru" fo:country="RU" fo:font-weight="normal" officeooo:rsid="012e6496" style:font-weight-asian="normal" style:font-weight-complex="normal"/>
    </style:style>
    <style:style style:name="T108" style:family="text">
      <style:text-properties fo:color="#000000" fo:language="ru" fo:country="RU" fo:font-weight="normal" officeooo:rsid="012f07bc" style:font-weight-asian="normal" style:font-weight-complex="normal"/>
    </style:style>
    <style:style style:name="T109" style:family="text">
      <style:text-properties fo:color="#000000" fo:language="ru" fo:country="RU" fo:font-weight="normal" officeooo:rsid="0131040b" style:font-weight-asian="normal" style:font-weight-complex="normal"/>
    </style:style>
    <style:style style:name="T110" style:family="text">
      <style:text-properties fo:color="#000000" fo:language="ru" fo:country="RU" fo:font-weight="normal" officeooo:rsid="0132a609" style:font-weight-asian="normal" style:font-weight-complex="normal"/>
    </style:style>
    <style:style style:name="T111" style:family="text">
      <style:text-properties fo:color="#000000" fo:language="ru" fo:country="RU" fo:font-weight="normal" officeooo:rsid="0137e48e" style:font-weight-asian="normal" style:font-weight-complex="normal"/>
    </style:style>
    <style:style style:name="T112" style:family="text">
      <style:text-properties fo:color="#000000" fo:language="ru" fo:country="RU" fo:font-weight="normal" officeooo:rsid="0138abeb" style:font-weight-asian="normal" style:font-weight-complex="normal"/>
    </style:style>
    <style:style style:name="T113" style:family="text">
      <style:text-properties fo:color="#000000" style:font-name="Times New Roman1" fo:language="ru" fo:country="RU" fo:font-weight="normal" officeooo:rsid="0132a609" style:font-weight-asian="normal" style:font-weight-complex="normal"/>
    </style:style>
    <style:style style:name="T114" style:family="text">
      <style:text-properties fo:color="#000000" style:font-name="Times New Roman1" fo:language="ru" fo:country="RU" fo:font-weight="normal" officeooo:rsid="013389d1" style:font-weight-asian="normal" style:font-weight-complex="normal"/>
    </style:style>
    <style:style style:name="T115" style:family="text">
      <style:text-properties fo:color="#000000" style:font-name="Times New Roman1" fo:language="ru" fo:country="RU" fo:font-weight="normal" officeooo:rsid="0138abeb" style:font-weight-asian="normal" style:font-weight-complex="normal"/>
    </style:style>
    <style:style style:name="T116" style:family="text">
      <style:text-properties fo:color="#000000" style:font-name="Times New Roman1" fo:language="ru" fo:country="RU" fo:font-weight="normal" officeooo:rsid="013aa752" style:font-weight-asian="normal" style:font-weight-complex="normal"/>
    </style:style>
    <style:style style:name="T117" style:family="text">
      <style:text-properties fo:color="#000000" style:font-name="Times New Roman1" fo:font-weight="normal" officeooo:rsid="0132a609" style:font-weight-asian="normal" style:font-weight-complex="normal"/>
    </style:style>
    <style:style style:name="T118" style:family="text">
      <style:text-properties fo:color="#000000" style:font-name="Times New Roman1" fo:language="en" fo:country="US" fo:font-weight="normal" officeooo:rsid="013389d1" style:font-weight-asian="normal" style:font-weight-complex="normal"/>
    </style:style>
    <style:style style:name="T119" style:family="text">
      <style:text-properties fo:color="#000000" style:text-position="sub 58%" style:font-name="Times New Roman1" fo:language="en" fo:country="US" fo:font-weight="normal" officeooo:rsid="013389d1" style:font-weight-asian="normal" style:font-weight-complex="normal"/>
    </style:style>
    <style:style style:name="T120" style:family="text">
      <style:text-properties fo:color="#000000" style:text-position="0% 100%" style:font-name="Times New Roman1" fo:language="en" fo:country="US" fo:font-weight="normal" officeooo:rsid="013389d1" style:font-weight-asian="normal" style:font-weight-complex="normal"/>
    </style:style>
    <style:style style:name="T121" style:family="text">
      <style:text-properties fo:color="#000000" style:text-position="0% 100%" style:font-name="Times New Roman1" fo:language="en" fo:country="US" fo:font-weight="normal" officeooo:rsid="0135075d" style:font-weight-asian="normal" style:font-weight-complex="normal"/>
    </style:style>
    <style:style style:name="T122" style:family="text">
      <style:text-properties fo:color="#000000" style:text-position="0% 100%" style:font-name="Times New Roman1" fo:language="en" fo:country="US" fo:font-weight="normal" officeooo:rsid="013cb22c" style:font-weight-asian="normal" style:font-weight-complex="normal"/>
    </style:style>
    <style:style style:name="T123" style:family="text">
      <style:text-properties fo:color="#000000" style:text-position="0% 100%" style:font-name="Times New Roman1" fo:language="en" fo:country="US" fo:font-weight="normal" officeooo:rsid="0140ce7f" style:font-weight-asian="normal" style:font-weight-complex="normal"/>
    </style:style>
    <style:style style:name="T124" style:family="text">
      <style:text-properties fo:color="#000000" style:text-position="0% 100%" style:font-name="Times New Roman1" fo:language="ru" fo:country="RU" fo:font-weight="normal" officeooo:rsid="013389d1" style:font-weight-asian="normal" style:font-weight-complex="normal"/>
    </style:style>
    <style:style style:name="T125" style:family="text">
      <style:text-properties fo:color="#000000" style:text-position="0% 100%" style:font-name="Times New Roman1" fo:language="ru" fo:country="RU" fo:font-weight="normal" officeooo:rsid="0135075d" style:font-weight-asian="normal" style:font-weight-complex="normal"/>
    </style:style>
    <style:style style:name="T126" style:family="text">
      <style:text-properties fo:color="#000000" style:text-position="0% 100%" style:font-name="Times New Roman1" fo:language="ru" fo:country="RU" fo:font-weight="normal" officeooo:rsid="0132a609" style:font-weight-asian="normal" style:font-weight-complex="normal"/>
    </style:style>
    <style:style style:name="T127" style:family="text">
      <style:text-properties fo:color="#000000" style:text-position="0% 100%" style:font-name="Times New Roman1" fo:language="ru" fo:country="RU" fo:font-weight="normal" officeooo:rsid="013aa752" style:font-weight-asian="normal" style:font-weight-complex="normal"/>
    </style:style>
    <style:style style:name="T128" style:family="text">
      <style:text-properties fo:color="#000000" style:text-position="0% 100%" style:font-name="Times New Roman1" fo:language="ru" fo:country="RU" fo:font-weight="normal" officeooo:rsid="013c4620" style:font-weight-asian="normal" style:font-weight-complex="normal"/>
    </style:style>
    <style:style style:name="T129" style:family="text">
      <style:text-properties fo:color="#000000" style:text-position="0% 100%" style:font-name="Times New Roman1" fo:language="ru" fo:country="RU" fo:font-weight="normal" officeooo:rsid="013cb22c" style:font-weight-asian="normal" style:font-weight-complex="normal"/>
    </style:style>
    <style:style style:name="T130" style:family="text">
      <style:text-properties fo:color="#000000" style:text-position="0% 100%" style:font-name="Times New Roman1" fo:language="ru" fo:country="RU" fo:font-weight="normal" officeooo:rsid="0140ce7f" style:font-weight-asian="normal" style:font-weight-complex="normal"/>
    </style:style>
    <style:style style:name="T131" style:family="text">
      <style:text-properties fo:color="#000000" style:text-position="0% 100%" style:font-name="Times New Roman1" fo:language="ru" fo:country="RU" fo:font-weight="normal" officeooo:rsid="01428101" style:font-weight-asian="normal" style:font-weight-complex="normal"/>
    </style:style>
    <style:style style:name="T132" style:family="text">
      <style:text-properties fo:color="#000000" style:text-position="0% 100%" style:font-name="Times New Roman1" fo:language="ru" fo:country="RU" fo:font-weight="normal" officeooo:rsid="01456b89" style:font-weight-asian="normal" style:font-weight-complex="normal"/>
    </style:style>
    <style:style style:name="T133" style:family="text">
      <style:text-properties fo:color="#000000" style:text-position="0% 100%" style:font-name="Times New Roman1" fo:language="ru" fo:country="RU" fo:font-weight="normal" officeooo:rsid="01467655" style:font-weight-asian="normal" style:font-weight-complex="normal"/>
    </style:style>
    <style:style style:name="T134" style:family="text">
      <style:text-properties fo:color="#000000" style:text-position="0% 100%" style:font-name="Times New Roman1" fo:language="ru" fo:country="RU" fo:font-weight="normal" officeooo:rsid="01486c7a" style:font-weight-asian="normal" style:font-weight-complex="normal"/>
    </style:style>
    <style:style style:name="T135" style:family="text">
      <style:text-properties fo:color="#000000" style:text-position="0% 100%" style:font-name="Times New Roman1" fo:language="ru" fo:country="RU" fo:font-weight="normal" officeooo:rsid="01496f5b" style:font-weight-asian="normal" style:font-weight-complex="normal"/>
    </style:style>
    <style:style style:name="T136" style:family="text">
      <style:text-properties fo:color="#000000" style:text-position="0% 100%" style:font-name="Times New Roman1" fo:language="ru" fo:country="RU" fo:font-weight="normal" officeooo:rsid="01499077" style:font-weight-asian="normal" style:font-weight-complex="normal"/>
    </style:style>
    <style:style style:name="T137" style:family="text">
      <style:text-properties fo:color="#000000" style:text-position="0% 100%" style:font-name="Times New Roman1" fo:language="ru" fo:country="RU" fo:font-weight="normal" officeooo:rsid="0149cb38" style:font-weight-asian="normal" style:font-weight-complex="normal"/>
    </style:style>
    <style:style style:name="T138" style:family="text">
      <style:text-properties fo:color="#000000" style:text-position="0% 100%" style:font-name="Times New Roman1" fo:language="ru" fo:country="RU" fo:font-weight="normal" officeooo:rsid="014ad8a3" style:font-weight-asian="normal" style:font-weight-complex="normal"/>
    </style:style>
    <style:style style:name="T139" style:family="text">
      <style:text-properties fo:color="#000000" style:text-position="0% 100%" style:font-name="Times New Roman1" fo:language="ru" fo:country="RU" fo:font-weight="bold" officeooo:rsid="0135075d" style:font-weight-asian="bold" style:font-weight-complex="bold"/>
    </style:style>
    <style:style style:name="T140" style:family="text">
      <style:text-properties fo:color="#000000" style:text-position="0% 100%" style:font-name="Times New Roman1" fo:font-size="14pt" fo:language="ru" fo:country="RU" fo:font-weight="normal" officeooo:rsid="013aa752" style:font-size-asian="10.5pt" style:font-weight-asian="normal" style:font-weight-complex="normal"/>
    </style:style>
    <style:style style:name="T141" style:family="text">
      <style:text-properties fo:color="#000000" style:text-position="0% 100%" style:font-name="DejaVu Sans" fo:language="ru" fo:country="RU" fo:font-weight="normal" officeooo:rsid="014ad8a3" style:font-weight-asian="normal" style:font-weight-complex="normal"/>
    </style:style>
    <style:style style:name="T142" style:family="text">
      <style:text-properties fo:color="#000000" style:text-position="0% 100%" style:font-name="Times New Roman3" fo:language="ru" fo:country="RU" fo:font-weight="normal" officeooo:rsid="014ad8a3" style:font-weight-asian="normal" style:font-weight-complex="normal"/>
    </style:style>
    <style:style style:name="T143" style:family="text">
      <style:text-properties officeooo:rsid="0112e399"/>
    </style:style>
    <style:style style:name="T144" style:family="text">
      <style:text-properties officeooo:rsid="011e17d3"/>
    </style:style>
    <style:style style:name="T145" style:family="text">
      <style:text-properties officeooo:rsid="012930a5"/>
    </style:style>
    <style:style style:name="T146" style:family="text">
      <style:text-properties fo:font-variant="normal" fo:text-transform="none" fo:color="#202122" style:text-position="0% 100%" style:font-name="Times New Roman3" fo:font-size="14pt" fo:letter-spacing="normal" fo:language="ru" fo:country="RU" fo:font-style="normal" fo:font-weight="normal" officeooo:rsid="0149cb38" style:font-size-asian="14pt" style:font-weight-asian="normal" style:font-size-complex="14pt" style:font-weight-complex="normal"/>
    </style:style>
    <style:style style:name="T147" style:family="text">
      <style:text-properties fo:font-variant="normal" fo:text-transform="none" fo:color="#202122"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48" style:family="text">
      <style:text-properties fo:font-variant="normal" fo:text-transform="none" fo:color="#202122" style:font-name="sans-serif" fo:font-size="10.5pt" fo:letter-spacing="normal" fo:font-style="normal" fo:font-weight="normal"/>
    </style:style>
    <style:style style:name="T149" style:family="text">
      <style:text-properties fo:font-variant="normal" fo:text-transform="none" fo:color="#000000"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50" style:family="text">
      <style:text-properties fo:font-variant="normal" fo:text-transform="none" fo:color="#000000" style:text-position="0% 100%" style:font-name="Times New Roman3" fo:font-size="14pt" fo:letter-spacing="normal" fo:language="ru" fo:country="RU" fo:font-style="normal" fo:font-weight="normal" officeooo:rsid="014bd6a3" style:font-size-asian="14pt" style:font-weight-asian="normal" style:font-size-complex="14pt" style:font-weight-complex="normal"/>
    </style:style>
    <style:style style:name="T151" style:family="text">
      <style:text-properties fo:font-variant="normal" fo:text-transform="none" fo:color="#ff3333"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52" style:family="text">
      <style:text-properties fo:color="#c9211e" fo:font-weight="normal" officeooo:rsid="013120c2" style:font-weight-asian="normal" style:font-weight-complex="normal"/>
    </style:style>
    <style:style style:name="T153" style:family="text">
      <style:text-properties fo:color="#c9211e" style:text-position="0% 100%" style:font-name="Times New Roman1" fo:language="ru" fo:country="RU" fo:font-weight="normal" officeooo:rsid="0135075d" style:font-weight-asian="normal" style:font-weight-complex="normal"/>
    </style:style>
    <style:style style:name="T154" style:family="text">
      <style:text-properties fo:color="#c9211e" fo:language="ru" fo:country="RU" fo:font-weight="normal" officeooo:rsid="0137e48e" style:font-weight-asian="normal" style:font-weight-complex="normal"/>
    </style:style>
    <style:style style:name="T155" style:family="text">
      <style:text-properties fo:color="#ff0000" fo:font-weight="normal" officeooo:rsid="013182c1" style:font-weight-asian="normal" style:font-weight-complex="normal"/>
    </style:style>
    <style:style style:name="T156" style:family="text">
      <style:text-properties fo:color="#ff0000" fo:language="ru" fo:country="RU" fo:font-weight="normal" officeooo:rsid="0137e48e" style:font-weight-asian="normal" style:font-weight-complex="normal"/>
    </style:style>
    <style:style style:name="T157" style:family="text">
      <style:text-properties fo:color="#ff0000" fo:language="en" fo:country="US" fo:font-weight="normal" officeooo:rsid="0138abeb" style:font-weight-asian="normal" style:font-weight-complex="normal"/>
    </style:style>
    <style:style style:name="T158" style:family="text">
      <style:text-properties fo:color="#ff0000" style:text-position="0% 100%" style:font-name="Times New Roman1" fo:language="ru" fo:country="RU" fo:font-weight="normal" officeooo:rsid="013cb22c" style:font-weight-asian="normal" style:font-weight-complex="normal"/>
    </style:style>
    <style:style style:name="T159" style:family="text">
      <style:text-properties fo:color="#ff0000" style:text-position="0% 100%" style:font-name="Times New Roman1" fo:language="ru" fo:country="RU" fo:font-weight="normal" officeooo:rsid="01428101" style:font-weight-asian="normal" style:font-weight-complex="normal"/>
    </style:style>
    <style:style style:name="T160" style:family="text">
      <style:text-properties fo:language="en" fo:country="US" officeooo:rsid="013cb22c"/>
    </style:style>
    <style:style style:name="T161" style:family="text">
      <style:text-properties officeooo:rsid="013cb22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Изображение1" text:anchor-type="page" text:anchor-page-number="7" svg:x="2.058cm" svg:y="2.108cm" svg:width="17cm" svg:height="7.96cm" draw:z-index="5">
        <draw:image xlink:href="Pictures/100002010000057B000002916129752846295C26.png" xlink:type="simple" xlink:show="embed" xlink:actuate="onLoad"/>
      </draw:frame>
      <text:p text:style-name="P97">Министерство образования и науки Российской Федерации</text:p>
      <text:p text:style-name="P65">Федеральное государственное бюджетное образовательное учреждение<text:line-break/>высшего образования</text:p>
      <text:p text:style-name="P65">«Воронежский государственный университет»</text:p>
      <text:p text:style-name="P65"/>
      <text:p text:style-name="P57"/>
      <text:p text:style-name="P57">Физический факультет</text:p>
      <text:p text:style-name="P57">Кафедра электроники</text:p>
      <text:p text:style-name="P57"/>
      <text:p text:style-name="P57"/>
      <text:p text:style-name="P61">Исследование зарядовой модели излучения импульсных сигналов</text:p>
      <text:p text:style-name="P60"/>
      <text:p text:style-name="P58">Отчет по НИРС</text:p>
      <text:p text:style-name="P58">Направление 03.04.03 «Радиофизика»</text:p>
      <text:p text:style-name="P58">Специализация «Информационные системы»</text:p>
      <text:p text:style-name="P57"/>
      <text:p text:style-name="P57"/>
      <text:p text:style-name="P57"/>
      <text:p text:style-name="P63"/>
      <text:p text:style-name="P57"/>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66">Обучающийся</text:p>
          </table:table-cell>
          <table:table-cell table:style-name="Таблица5.A1" office:value-type="string">
            <text:p text:style-name="P59"/>
          </table:table-cell>
          <table:table-cell table:style-name="Таблица5.A1" office:value-type="string">
            <text:p text:style-name="P59"/>
          </table:table-cell>
          <table:table-cell table:style-name="Таблица5.A1" office:value-type="string">
            <text:p text:style-name="P69">Д. <text:span text:style-name="T43">В</text:span>. <text:span text:style-name="T43">Шаповалов</text:span></text:p>
          </table:table-cell>
        </table:table-row>
        <table:table-row table:style-name="Таблица5.1">
          <table:table-cell table:style-name="Таблица5.A1" office:value-type="string">
            <text:p text:style-name="P67">Руководитель</text:p>
          </table:table-cell>
          <table:table-cell table:style-name="Таблица5.A1" office:value-type="string">
            <text:p text:style-name="P59"/>
          </table:table-cell>
          <table:table-cell table:style-name="Таблица5.A1" office:value-type="string">
            <text:p text:style-name="P64"/>
          </table:table-cell>
          <table:table-cell table:style-name="Таблица5.A1" office:value-type="string">
            <text:p text:style-name="P70"><text:span text:style-name="T43">П</text:span>. <text:span text:style-name="T43">А</text:span>. <text:span text:style-name="T43">Кретов</text:span></text:p>
          </table:table-cell>
        </table:table-row>
        <table:table-row table:style-name="Таблица5.1">
          <table:table-cell table:style-name="Таблица5.A1" office:value-type="string">
            <text:p text:style-name="P68">Зав. кафедрой</text:p>
          </table:table-cell>
          <table:table-cell table:style-name="Таблица5.A1" office:value-type="string">
            <text:p text:style-name="P59"/>
          </table:table-cell>
          <table:table-cell table:style-name="Таблица5.A1" office:value-type="string">
            <text:p text:style-name="P62">д. ф.-м. н., профессор</text:p>
          </table:table-cell>
          <table:table-cell table:style-name="Таблица5.A1" office:value-type="string">
            <text:p text:style-name="P62">А. М. Бобрешов</text:p>
          </table:table-cell>
        </table:table-row>
      </table:table>
      <text:p text:style-name="P57"/>
      <text:p text:style-name="P57"/>
      <text:p text:style-name="P57"/>
      <text:p text:style-name="P57"/>
      <text:p text:style-name="P56"><text:span text:style-name="T39">Воронеж</text:span><text:span text:style-name="T42"><text:line-break/></text:span><text:span text:style-name="T40">201</text:span><text:span text:style-name="T41">9</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94">Оглавление</text:p>
          </text:index-title>
          <text:p text:style-name="P95"><text:a xlink:type="simple" xlink:href="#__RefHeading___Toc109_3488448948" text:style-name="Index_20_Link" text:visited-style-name="Index_20_Link">Введение<text:tab/>2</text:a></text:p>
          <text:p text:style-name="P95"><text:a xlink:type="simple" xlink:href="#__RefHeading___Toc111_3488448948" text:style-name="Index_20_Link" text:visited-style-name="Index_20_Link">1 Зарядовая модель излучения импульсных сигналов<text:tab/>4</text:a></text:p>
          <text:p text:style-name="P95"><text:a xlink:type="simple" xlink:href="#__RefHeading___Toc1537_3488448948" text:style-name="Index_20_Link" text:visited-style-name="Index_20_Link">2 Поле точечного заряда<text:tab/>10</text:a></text:p>
          <text:p text:style-name="P96"><text:a xlink:type="simple" xlink:href="#__RefHeading___Toc944_3292403414" text:style-name="Index_20_Link" text:visited-style-name="Index_20_Link">2.1 Поле постоянного во времени точечного заряда<text:tab/>10</text:a></text:p>
          <text:p text:style-name="P96"><text:a xlink:type="simple" xlink:href="#__RefHeading___Toc1292_67859666" text:style-name="Index_20_Link" text:visited-style-name="Index_20_Link">2.2 Поле изменяемого точечного заряда<text:tab/>14</text:a></text:p>
          <text:p text:style-name="P95"><text:a xlink:type="simple" xlink:href="#__RefHeading___Toc2122_67859666" text:style-name="Index_20_Link" text:visited-style-name="Index_20_Link">3 Проведение расчётов на основе известных антенн<text:tab/>18</text:a></text:p>
          <text:p text:style-name="P96"><text:a xlink:type="simple" xlink:href="#__RefHeading___Toc3064_376167966" text:style-name="Index_20_Link" text:visited-style-name="Index_20_Link">3.1 Код<text:tab/>18</text:a></text:p>
          <text:p text:style-name="P96"><text:a xlink:type="simple" xlink:href="#__RefHeading___Toc3066_376167966" text:style-name="Index_20_Link" text:visited-style-name="Index_20_Link">3.2 CST Studio Suite<text:tab/>20</text:a></text:p>
          <text:p text:style-name="P96"><text:a xlink:type="simple" xlink:href="#__RefHeading___Toc3068_376167966" text:style-name="Index_20_Link" text:visited-style-name="Index_20_Link">3.3 Антенна «Бабочка»<text:tab/>22</text:a></text:p>
          <text:p text:style-name="P96"><text:a xlink:type="simple" xlink:href="#__RefHeading___Toc3070_376167966" text:style-name="Index_20_Link" text:visited-style-name="Index_20_Link">3.4 Антенна «перевернутая F</text:a><text:a xlink:type="simple" xlink:href="#__RefHeading___Toc3070_376167966" text:style-name="Index_20_Link" text:visited-style-name="Index_20_Link">»</text:a><text:a xlink:type="simple" xlink:href="#__RefHeading___Toc3070_376167966" text:style-name="Index_20_Link" text:visited-style-name="Index_20_Link"><text:tab/>25</text:a></text:p>
          <text:p text:style-name="P95"><text:a xlink:type="simple" xlink:href="#__RefHeading___Toc2267_2107963286" text:style-name="Index_20_Link" text:visited-style-name="Index_20_Link">Заключение<text:tab/>27</text:a></text:p>
          <text:p text:style-name="P95"><text:a xlink:type="simple" xlink:href="#__RefHeading___Toc2911_3488448948" text:style-name="Index_20_Link" text:visited-style-name="Index_20_Link">Листинг А<text:tab/>28</text:a></text:p>
        </text:index-body>
      </text:table-of-content>
      <text:h text:style-name="P87" text:outline-level="1"/>
      <text:h text:style-name="P89" text:outline-level="1"><text:bookmark-start text:name="__RefHeading___Toc109_3488448948"/>Введение<text:bookmark-end text:name="__RefHeading___Toc109_3488448948"/></text:h>
      <text:p text:style-name="P13"><text:span text:style-name="T46">К сожалению,</text:span> в литературе <text:span text:style-name="T46">крайне</text:span> <text:span text:style-name="T44">сложно найти</text:span> четкое разделение ан­тенн <text:span text:style-name="T44">на импульсные и сверхширокополосные (СШП).</text:span> <text:span text:style-name="T45">Э</text:span>то<text:span text:style-name="T45">т факт</text:span> <text:span text:style-name="T45">осложняет со­отношение </text:span>результатов теоретических <text:span text:style-name="T46">к</text:span> экспериментальных исследований, от­носящихся к <text:span text:style-name="T47">СШП</text:span> и импульсным антеннам <text:span text:style-name="T46">и наоборот</text:span>. <text:span text:style-name="T46">Однако, любую импульсною антенну можно считать СШП, но не всякая СШП антенна может использоваться в качестве импульсной. Как</text:span> пример можно привести интерес­ную и насыщенную фактическим материалом монографию <text:bibliography-mark text:identifier="H.Schantz_2005" text:bibliography-type="custom1" text:author="H. Schantz" text:publisher="Artech House" text:title="Ultrawideland Antennas" text:year="2005">[1]</text:bibliography-mark>, в которой опи­сываются вопросы, относящиеся как к <text:span text:style-name="T48">СШП</text:span>, так и импульсным антеннам без четкого разделения, вперемежку.</text:p>
      <text:p text:style-name="P14">Важная <text:span text:style-name="T49">роль в</text:span> <text:span text:style-name="T48">СШП</text:span> импульсн<text:span text:style-name="T49">ых</text:span> сигнал<text:span text:style-name="T49">ах играет</text:span> измерение характери­стик антенн импульсным методом <text:bibliography-mark text:identifier="Пономарёв_1988" text:bibliography-type="custom1" text:author="Пономарёв Д. М. и др." text:publisher="Б. И." text:title="Способ определения диаграммы направленности антенны в диапазоне частот" text:year="1988">[2]</text:bibliography-mark>. <text:span text:style-name="T49">В качестве основных п</text:span>реимуществ импульсного метода измерения перед частотным здесь, как и при измерении радиолокационных характеристик, <text:span text:style-name="T49">а именно,</text:span> измерение <text:span text:style-name="T49">основных</text:span> характери­стик антенны (диаграммы направленности, коэффициента усиления, входного сопротивления и др.) в широкой полосе частот без <text:span text:style-name="T49">использования</text:span> безэховых камер. <text:span text:style-name="T49">Так же, что не мало важно,</text:span> <text:span text:style-name="T49">данный </text:span>метод позволяет измерять <text:s/>диаграмму направленности без вращения <text:span text:style-name="T49">антенны,</text:span> при небольшом числе датчиков. Здесь вместо движения в пространстве используется изменение сигналов во времени, <text:span text:style-name="T49">а значит, </text:span>вместо пространственных радиоголограмм, применяемых в антенной технике <text:bibliography-mark text:identifier="БахрахКурочкин_1979" text:bibliography-type="custom1" text:author="Бахрах Л. Д., Курочкин А. П." text:publisher="М.: Сов. радио" text:title="Голография в микроволновой технике" text:year="1979">[3]</text:bibliography-mark>, можно использовать временные радиоголограммы.</text:p>
      <text:p text:style-name="Text_20_body">Возможности сверхскоростной видеоимпульсной радиосвязи <text:span text:style-name="T49">можно на­звать</text:span> наименее исследован<text:span text:style-name="T49">ными</text:span> в настоящее время. Некоторые аспекты <text:span text:style-name="T49">СШП</text:span> связи описаны в <text:bibliography-mark text:identifier="Милстайн_1988" text:bibliography-type="custom1" text:author="Милстайн Л. Б." text:publisher="ТИИЭР" text:title="Методы подавления помех в системах радиосвязи с широкополосными сигналами" text:year="1988">[4]</text:bibliography-mark>. Очевидно, для повышения скорости передачи информации следует увеличивать полосу пропускания канала. </text:p>
      <text:p text:style-name="P15"><text:span text:style-name="T50">Основные подходы к процессам излучения, рассеяния и приёма электро­магнитных волн основаны на рассмотрении этих процессов во временной области. Ввиду </text:span><text:span text:style-name="T50"><text:bibliography-mark text:identifier="Астанин_Костылев_1989" text:bibliography-type="custom1" text:author="Астанин Л. Ю., Костылев А. А." text:publisher="М.: Радио и связь" text:title="Основы сверхширокополосных радиолокационных измерений" text:year="1989">[5]</text:bibliography-mark></text:span><text:span text:style-name="T50">, временной подход обладает наглядностью и допускает про­</text:span><text:soft-page-break/><text:span text:style-name="T50">стую физическую интерпретацию происходящих процессов, которая поз­волила построить модель излучения и приема волн </text:span><text:span text:style-name="T50"><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50">, названную зарядовой моделью.</text:span></text:p>
      <text:p text:style-name="P16">Однако, из за больших объёмов данных, рассчитываемых во временном подходе, обсчёт антенны может занимать весьма длительное время, в отличии от зарядовой модели. В некоторых моментах, этот фактор может быть критич­ным. Зарядовая модель, в свою очередь занимает гораздо меньше времени, но, к сожалению, с меньшей точностью, что не мешает получить предварительные данные по конкретно выбранной антенне. Так же, на данный момент, этот метод является одним из наименее исследованных.</text:p>
      <text:h text:style-name="P88" text:outline-level="1"><text:bookmark text:name="magicparlabel-296"/><text:bookmark-start text:name="__RefHeading___Toc111_3488448948"/>1 Зарядовая модель излучения импульсных сигналов<text:bookmark-end text:name="__RefHeading___Toc111_3488448948"/></text:h>
      <text:p text:style-name="P17"><text:span text:style-name="T51">П</text:span>ри подаче на вход антенны кратковременного импульса возника<text:span text:style-name="T52">ет</text:span> воз­буждение, сосредоточен<text:span text:style-name="T52">ное</text:span> на одном или нескольких локальных участках ан­тенны. Положение этих возбужденных участков изменяется <text:span text:style-name="T52">во времени, в виду их</text:span> движ<text:span text:style-name="T52">ения</text:span> вдоль проводников. Такие перемещающиеся в пространстве участки малых размеров удобно считать движущимися сосредоточенными заря­дами. <text:span text:style-name="T53">С</text:span>умму полей, создаваемых этими зарядами <text:span text:style-name="T53">можно в данном случае считать полем излучения антенны.</text:span> </text:p>
      <text:p text:style-name="Text_20_body">Сформулированные выше положения <text:span text:style-name="T54">можно описать исходя из</text:span> <text:span text:style-name="T55">рис. 1.1.</text:span> На <text:span text:style-name="T55">рис. 1.1,а</text:span> показано <text:span text:style-name="T54">условное</text:span> расположение силовых линий вокруг провода в некоторый момент времени. Электрическое поле <draw:frame draw:style-name="fr3" draw:name="Объект1" text:anchor-type="as-char" svg:y="-0.427cm" svg:width="0.499cm" svg:height="0.517cm" draw:z-index="0"><draw:object xlink:href="./Object 1" xlink:type="simple" xlink:show="embed" xlink:actuate="onLoad"/><draw:image xlink:href="./ObjectReplacements/Object 1" xlink:type="simple" xlink:show="embed" xlink:actuate="onLoad"/></draw:frame> отлично от нуля на не­большом участке проводника. По нормальной составляющей поля <draw:frame draw:style-name="fr3" draw:name="Объект2" text:anchor-type="as-char" svg:y="-0.377cm" svg:width="0.631cm" svg:height="0.531cm" draw:z-index="1"><draw:object xlink:href="./Object 2" xlink:type="simple" xlink:show="embed" xlink:actuate="onLoad"/><draw:image xlink:href="./ObjectReplacements/Object 2" xlink:type="simple" xlink:show="embed" xlink:actuate="onLoad"/></draw:frame> можно подсчитать поверхностную плотность заряда <text:span text:style-name="T5">σ</text:span><text:span text:style-name="T6">пов</text:span>:</text:p>
      <text:p text:style-name="Text_20_body"><draw:frame draw:style-name="fr3" draw:name="Объект4" text:anchor-type="as-char" svg:y="-0.386cm" svg:width="2.843cm" svg:height="0.542cm" draw:z-index="2"><draw:object xlink:href="./Object 4" xlink:type="simple" xlink:show="embed" xlink:actuate="onLoad"/><draw:image xlink:href="./ObjectReplacements/Object 4" xlink:type="simple" xlink:show="embed" xlink:actuate="onLoad"/></draw:frame></text:p>
      <text:p text:style-name="P10"><text:span text:style-name="T54">Поверхностную п</text:span>лотность <text:s/><text:span text:style-name="T54">заряда</text:span> также <text:span text:style-name="T54">можно</text:span> подсчитать через уравне­ние непрерывности, <text:span text:style-name="T54">при условии, что</text:span> известен ток в проводнике. </text:p>
      <text:p text:style-name="Text_20_body"><text:span text:style-name="T54">З</text:span>ависимость поверхностной плотности заряда от поперечных координат может не учитываться <text:span text:style-name="T54">при рассмотрении тонких проводников</text:span>. Зависимость ли­нейной плотности заряда p от продольной координаты l изображена на <text:span text:style-name="T55">рис. 1.1,б</text:span>. На <text:span text:style-name="T55">рис. 1.1,в</text:span> показан заменяющий этот распределенный заряд, сосре­доточенный заряд q, движущийся вдоль проводника с некоторой скоростью v, зависящей от времени t. Полагается, что поле излучения этого сосредоточен­ного заряда близко к истинному полю <draw:frame draw:style-name="fr3" draw:name="Объект6" text:anchor-type="as-char" svg:y="-0.427cm" svg:width="1.429cm" svg:height="0.547cm" draw:z-index="3"><draw:object xlink:href="./Object 6" xlink:type="simple" xlink:show="embed" xlink:actuate="onLoad"/><draw:image xlink:href="./ObjectReplacements/Object 6" xlink:type="simple" xlink:show="embed" xlink:actuate="onLoad"/></draw:frame> <text:span text:style-name="T55">на рис. 1.1,а</text:span>.</text:p>
      <text:p text:style-name="P18">Представление излучения проволочных антенн полями сосредоточенных движущихся зарядов составляет суть зарядовой модели. <text:span text:style-name="T54">Потому как ток по определению представляет движение зарядов, п</text:span>ереход при расчетах от токов к зарядам погрешности не вносит. <text:s/></text:p>
      <text:p text:style-name="P6">Рис.1.1. Зарядовая модель антенны:</text:p>
      <text:p text:style-name="P55">а -силовые линии поля вблизи проводника, возбужденного импульс­ным сигналом; б - зависимость плотности заряда на проводнике от продольной координаты; в - поле сосредоточенного заряда, заме­няющего распределенный.</text:p>
      <text:p text:style-name="P3">Погрешность возникает при переходе от реальных движений к упрощен­ным и, <text:span text:style-name="T59">следовательно, </text:span>замене распределенных зарядов сосредоточенными.</text:p>
      <text:p text:style-name="Text_20_body"><text:span text:style-name="T61">Представим</text:span><text:span text:style-name="T60"> аргументы </text:span><text:span text:style-name="T62">в пользу</text:span><text:span text:style-name="T60"> зарядовой модели. </text:span><text:span text:style-name="T63">П</text:span>риведем результаты эксперимента, численного анализа и на модели в частотной области, которые убедили бы в справедливости зарядовой модели.</text:p>
      <text:p text:style-name="Text_20_body">Рассмотрим простейший <text:span text:style-name="T1">а</text:span>симметричный вибратор — штырь над идеально проводящей плоскостью, возбуждаемый у основания (<text:span text:style-name="T55">рис.1.2,а</text:span>). Известно <text:bibliography-mark text:identifier="Фрадин_1977" text:bibliography-type="custom1" text:author="Фрадин Ф. З." text:publisher="М.: Связь" text:title="Антенно-фидерные устройства" text:year="1977">[7]</text:bibliography-mark>, что характеристики такой антенны приближенно могут быть подсчитаны, если считать, что ток в штыре распределен так же, как в отрезке длинной линии, разомкнутой на конце, т.е. распределение тока имеет характер стоячей волны с узлом на конце.</text:p>
      <text:p text:style-name="Text_20_body">Рассмотрим возбуждение антенны на <text:span text:style-name="T55">рис. 1.2,а</text:span> импульсным сигналом и будем полагать, что представление об антенне как об отрезке длинной линии, разомкнутой на конце, справедливо для всех частот в спектре возбуждающего импульса. Для анализа антенны при этом предположении следует определить ток или закон движения заряда в отрезке линии на <text:span text:style-name="T55">рис. 1.2,б</text:span></text:p>
      <text:p text:style-name="P19"/>
      <text:p text:style-name="P7"><draw:frame draw:style-name="fr2" draw:name="Изображение2" text:anchor-type="paragraph" svg:width="15cm" svg:height="8.724cm" draw:z-index="4"><draw:image xlink:href="Pictures/10000201000004CF000002CCC238C43B64FA2E3F.png" xlink:type="simple" xlink:show="embed" xlink:actuate="onLoad"/></draw:frame>Рис.1.2. Модель вибраторной антенны:</text:p>
      <text:p text:style-name="P54">а - несимметричный вибратор; б - отрезок длинной линии, заме­няющий вибратор, возбуждаемый импульсным сигналом.</text:p>
      <text:p text:style-name="P2">В воздушной длинной линии импульсный сигнал распространяется без искажений, <text:span text:style-name="T64">и по достижении конца линии, </text:span>возвращается обратно. <text:span text:style-name="T64">Допустим, что линия и источник согласованы</text:span> на всех частотах, то<text:span text:style-name="T64">гда</text:span> переотражений <text:span text:style-name="T64">возникать</text:span> не будет. Пространственные размеры возбужденного в линии участка <draw:frame draw:style-name="fr3" draw:name="Объект7" text:anchor-type="as-char" svg:y="-0.377cm" svg:width="0.654cm" svg:height="0.467cm" draw:z-index="6"><draw:object xlink:href="./Object 7" xlink:type="simple" xlink:show="embed" xlink:actuate="onLoad"/><draw:image xlink:href="./ObjectReplacements/Object 7" xlink:type="simple" xlink:show="embed" xlink:actuate="onLoad"/></draw:frame> определяются длительностью импульса <draw:frame draw:style-name="fr3" draw:name="Объект8" text:anchor-type="as-char" svg:y="-0.377cm" svg:width="0.676cm" svg:height="0.467cm" draw:z-index="7"><draw:object xlink:href="./Object 8" xlink:type="simple" xlink:show="embed" xlink:actuate="onLoad"/><draw:image xlink:href="./ObjectReplacements/Object 8" xlink:type="simple" xlink:show="embed" xlink:actuate="onLoad"/></draw:frame> (<draw:frame draw:style-name="fr3" draw:name="Объект9" text:anchor-type="as-char" svg:y="-0.377cm" svg:width="1.739cm" svg:height="0.467cm" draw:z-index="8"><draw:object xlink:href="./Object 9" xlink:type="simple" xlink:show="embed" xlink:actuate="onLoad"/><draw:image xlink:href="./ObjectReplacements/Object 9" xlink:type="simple" xlink:show="embed" xlink:actuate="onLoad"/></draw:frame>) и при δ -импульсном <text:span text:style-name="T64">виде</text:span> сигнал<text:span text:style-name="T64">а,</text:span> равны нулю, т.е. <text:span text:style-name="T64">этот</text:span> заряд можно считать сосредоточенным. Величина заряда определяется интегралом от входного тока:</text:p>
      <text:p text:style-name="Text_20_body"><draw:frame draw:style-name="fr3" draw:name="Объект11" text:anchor-type="as-char" svg:y="-0.743cm" svg:width="2.944cm" svg:height="1.198cm" draw:z-index="9"><draw:object xlink:href="./Object 11" xlink:type="simple" xlink:show="embed" xlink:actuate="onLoad"/><draw:image xlink:href="./ObjectReplacements/Object 11" xlink:type="simple" xlink:show="embed" xlink:actuate="onLoad"/></draw:frame>.</text:p>
      <text:p text:style-name="P20"><text:span text:style-name="T64">Е</text:span>сли при подаче на штырь δ - импульсного тока в нем возникает единичный сосредоточенный заряд, частотный и временной подходы к физическим процессам в штыревой антенне окажутся не противоречащими друг другу. Этот заряд движется со скоростью света от основания штыря к вершине, отражается от нее и возвращается обратно к<text:span text:style-name="T2">о</text:span> входу. Если сопротивление на входе согласовано с волновым сопротивлением штыря, то этот заряд поглощается на входе, <text:span text:style-name="T64">иначе</text:span> возникают многократные переотражения. <text:span text:style-name="T64">Д</text:span>ля учета влияния идеально проводящей плоскости следует рассмотреть зеркальное движение противоположного по знаку заряда.</text:p>
      <text:p text:style-name="Text_20_body"><text:span text:style-name="T65">Таким образом</text:span>, зарядовая модель соответствует представлению проволочной антенны в <text:span text:style-name="T65">рассмотрении её как</text:span> воздушн<text:span text:style-name="T65">ая</text:span> длинн<text:span text:style-name="T65">ая</text:span> лини<text:span text:style-name="T65">я</text:span> с постоянным волновым сопротивлением. <text:span text:style-name="T65">Далее</text:span>, будем полагать, что в проволочных антеннах при импульсном возбуждении распространяются сосредоточенные заряды. <text:span text:style-name="T65">Так же, т</text:span>раектории движения зарядов определяются формой проводников, а скорость движения равна скорости света. <text:span text:style-name="T65">Это</text:span> антенной и <text:span text:style-name="T65">было </text:span>назв<text:span text:style-name="T65">ано</text:span> зарядовой моделью проволочной антенны<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p>
      <text:p text:style-name="Text_20_body">В качестве второй группы аргументов в пользу зарядовой модели с<text:span text:style-name="T3">уще­ствуют</text:span> результаты экспериментов <text:bibliography-mark text:identifier="Ковалёв_Пономарёв_Клюев" text:bibliography-type="custom1" text:author="Ковалев И. П., Пономарев Д. М., Клюев Е. А." text:publisher="Радиотехника и электроника" text:title="Нестационарные процессы в проволочных антеннах при импульсном возбуждении" text:year="1991">[8]</text:bibliography-mark><text:bibliography-mark text:identifier="Небабин_Гришин" text:bibliography-type="custom1" text:author="Небабин В. Г., Гришин В. К." text:publisher="Зарубежная радиоэлектроника" text:title="Методы и техника радиолокационного распознавания: современное состояние, тенденции развития, преспективы" text:year="1992">[9]</text:bibliography-mark>. В <text:span text:style-name="T3">указанных</text:span> работах приведены экспериментальные результаты по возбуждению проволочных антенн импульсным сигналом. Отмечается, что результаты эксперимента получают качественное объяснение, если считать, что по антенне движется со скоростью <text:soft-page-break/>света сосредоточенный заряд. Излучение возникает при изменении направления движения <text:span text:style-name="T66">заряда (изменении скорости)</text:span>.</text:p>
      <text:p text:style-name="Text_20_body"><text:span text:style-name="T3">Приведённые в данной работе вычисления основаны на принципах, из­ложенных в </text:span><text:span text:style-name="T3"><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3">, авторы которых утверждают то, что эта модель может быть</text:span> ис­пользована не только для качественного объяснения физических процессов, но и при расчетах для анализа и синтеза антенн во временной области.</text:p>
      <text:p text:style-name="Text_20_body">Для антенн, содержащих металлические поверхности и металлические те­ла, также можно применить зарядовую модель, хотя и не без некоторых трудно­стей. При подаче импульсного воздействия на такие антенны возникают воз­бужденные локальные участки, но они в некоторый момент времени сосредото­чены около каких-либо линий на поверхности, т. е. приходится рассматривать движение заряженных линий на поверхности тела. Конечно, при этом указать априорно характер движения зарядов еще сложнее, чем для проволочных ан­тенн. Вывод общих соотношений, связывающих характер движения зарядов на поверхности тела с геометрическими характеристиками поверхности, представ­ляет важную задачу для дальнейшего развития импульсной электродинамики.</text:p>
      <text:p text:style-name="Text_20_body"><text:span text:style-name="T4">О</text:span>сновное достоинство <text:span text:style-name="T4">зарядовой модели </text:span>— это наглядность, причем не только в представлении физических процессов, но и при выполнении расчетов.</text:p>
      <text:p text:style-name="P35">Мы также проверили данные <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 выкладки для случая треугольной антенны при помощи компьютерного вычисления <text:bibliography-mark text:identifier="light triangular" text:bibliography-type="www" text:address="https://github.com/demanxd/NIRS_Light_Solver_Triangular">[10]</text:bibliography-mark> и соотнесли с данными полученными в CST Studio Suite. Полученные данные не противоречат друг другу.</text:p>
      <text:h text:style-name="P90" text:outline-level="1"><text:bookmark-start text:name="__RefHeading___Toc1537_3488448948"/>2 <text:span text:style-name="T67">Поле точечного заряда</text:span><text:bookmark-end text:name="__RefHeading___Toc1537_3488448948"/></text:h>
      <text:p text:style-name="Text_20_body"><text:span text:style-name="Strong_20_Emphasis"><text:span text:style-name="T7">В виду отсутствия полного вывода формул у авторов зарядовой теории </text:span></text:span><text:span text:style-name="Strong_20_Emphasis"><text:span text:style-name="T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7">, в данной работе был произведён их вывод из уравнений Максвелла.</text:span></text:span></text:p>
      <text:p text:style-name="P21"><text:span text:style-name="Strong_20_Emphasis"><text:span text:style-name="T9">Отдельно стоит так же отметить труды американского лауреата нобелевской премии по физике, Ричарда Фейнмана </text:span></text:span><text:span text:style-name="Strong_20_Emphasis"><text:span text:style-name="T9"><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9">. </text:span></text:span><text:span text:style-name="Strong_20_Emphasis"><text:span text:style-name="T10">На основании полученных формул, а так же выводах Фейнмана для поля заряда постоянного во времени, можем <text:s/>расширить задачу поиска общего решения до нахождения поля, в котором заряд будет изменяться со временем.</text:span></text:span></text:p>
      <text:h text:style-name="P71" text:outline-level="2"><text:bookmark-start text:name="__RefHeading___Toc944_3292403414"/><text:span text:style-name="Strong_20_Emphasis"><text:span text:style-name="T68">2.1 Поле постоянного во времени точечного заряда</text:span></text:span><text:bookmark-end text:name="__RefHeading___Toc944_3292403414"/></text:h>
      <text:p text:style-name="P22"><text:span text:style-name="Strong_20_Emphasis"><text:span text:style-name="T10">Представим вывод 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заряда постоянного </text:span></text:span><text:span text:style-name="Strong_20_Emphasis"><text:span text:style-name="T12">в</text:span></text:span><text:span text:style-name="Strong_20_Emphasis"><text:span text:style-name="T10">о времени на основании известных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0"> из курса теоретической физики уравнений Максвелла:</text:span></text:span></text:p>
      <text:p text:style-name="P22"><text:span text:style-name="Strong_20_Emphasis"><text:span text:style-name="T10"><text:s/></text:span></text:span><text:span text:style-name="Strong_20_Emphasis"><text:span text:style-name="T10"><draw:frame draw:style-name="fr3" draw:name="Объект3" text:anchor-type="as-char" svg:y="-0.485cm" svg:width="1.812cm" svg:height="0.767cm" draw:z-index="10"><draw:object xlink:href="./Object 3" xlink:type="simple" xlink:show="embed" xlink:actuate="onLoad"/><draw:image xlink:href="./ObjectReplacements/Object 3" xlink:type="simple" xlink:show="embed" xlink:actuate="onLoad"/></draw:frame></text:span></text:span></text:p>
      <text:p text:style-name="P22"><text:span text:style-name="Strong_20_Emphasis"><text:span text:style-name="T10"><draw:frame draw:style-name="fr3" draw:name="Объект5" text:anchor-type="as-char" svg:y="-0.669cm" svg:width="2.577cm" svg:height="1.048cm" draw:z-index="11"><draw:object xlink:href="./Object 5" xlink:type="simple" xlink:show="embed" xlink:actuate="onLoad"/><draw:image xlink:href="./ObjectReplacements/Object 5" xlink:type="simple" xlink:show="embed" xlink:actuate="onLoad"/></draw:frame></text:span></text:span></text:p>
      <text:p text:style-name="P22"><text:span text:style-name="Strong_20_Emphasis"><text:span text:style-name="T10"><draw:frame draw:style-name="fr3" draw:name="Объект10" text:anchor-type="as-char" svg:y="-0.427cm" svg:width="1.602cm" svg:height="0.517cm" draw:z-index="12"><draw:object xlink:href="./Object 10" xlink:type="simple" xlink:show="embed" xlink:actuate="onLoad"/><draw:image xlink:href="./ObjectReplacements/Object 10" xlink:type="simple" xlink:show="embed" xlink:actuate="onLoad"/></draw:frame></text:span></text:span></text:p>
      <text:p text:style-name="P22"><text:span text:style-name="Strong_20_Emphasis"><text:span text:style-name="T10"><draw:frame draw:style-name="fr3" draw:name="Объект12" text:anchor-type="as-char" svg:y="-0.672cm" svg:width="3.35cm" svg:height="1.05cm" draw:z-index="13"><draw:object xlink:href="./Object 12" xlink:type="simple" xlink:show="embed" xlink:actuate="onLoad"/><draw:image xlink:href="./ObjectReplacements/Object 12" xlink:type="simple" xlink:show="embed" xlink:actuate="onLoad"/></draw:frame></text:span></text:span><text:span text:style-name="Strong_20_Emphasis"><text:span text:style-name="T10">,</text:span></text:span></text:p>
      <text:p text:style-name="P23"><text:span text:style-name="Strong_20_Emphasis"><text:span text:style-name="T11">а так же, их решений:</text:span></text:span></text:p>
      <text:p text:style-name="P23"><text:span text:style-name="Strong_20_Emphasis"><text:span text:style-name="T11"><draw:frame draw:style-name="fr3" draw:name="Объект13" text:anchor-type="as-char" svg:y="-0.67cm" svg:width="2.896cm" svg:height="1.05cm" draw:z-index="14"><draw:object xlink:href="./Object 13" xlink:type="simple" xlink:show="embed" xlink:actuate="onLoad"/><draw:image xlink:href="./ObjectReplacements/Object 13" xlink:type="simple" xlink:show="embed" xlink:actuate="onLoad"/></draw:frame></text:span></text:span></text:p>
      <text:p text:style-name="P23"><text:span text:style-name="Strong_20_Emphasis"><text:span text:style-name="T11"><draw:frame draw:style-name="fr3" draw:name="Объект14" text:anchor-type="as-char" svg:y="-0.429cm" svg:width="1.921cm" svg:height="0.519cm" draw:z-index="15"><draw:object xlink:href="./Object 14" xlink:type="simple" xlink:show="embed" xlink:actuate="onLoad"/><draw:image xlink:href="./ObjectReplacements/Object 14" xlink:type="simple" xlink:show="embed" xlink:actuate="onLoad"/></draw:frame></text:span></text:span><text:span text:style-name="Strong_20_Emphasis"><text:span text:style-name="T11">,</text:span></text:span></text:p>
      <text:p text:style-name="P23"><text:span text:style-name="Strong_20_Emphasis"><text:span text:style-name="T11">при потенциалах:</text:span></text:span></text:p>
      <text:p text:style-name="P23"><text:span text:style-name="Strong_20_Emphasis"><text:span text:style-name="T11"><draw:frame draw:style-name="fr3" draw:name="Объект15" text:anchor-type="as-char" svg:y="-1.325cm" svg:width="4.81cm" svg:height="1.766cm" draw:z-index="16"><draw:object xlink:href="./Object 15" xlink:type="simple" xlink:show="embed" xlink:actuate="onLoad"/><draw:image xlink:href="./ObjectReplacements/Object 15" xlink:type="simple" xlink:show="embed" xlink:actuate="onLoad"/></draw:frame></text:span></text:span></text:p>
      <text:p text:style-name="P23"><text:span text:style-name="Strong_20_Emphasis"><text:span text:style-name="T11"><draw:frame draw:style-name="fr3" draw:name="Объект16" text:anchor-type="as-char" svg:y="-1.325cm" svg:width="4.951cm" svg:height="1.826cm" draw:z-index="17"><draw:object xlink:href="./Object 16" xlink:type="simple" xlink:show="embed" xlink:actuate="onLoad"/><draw:image xlink:href="./ObjectReplacements/Object 16" xlink:type="simple" xlink:show="embed" xlink:actuate="onLoad"/></draw:frame></text:span></text:span><text:span text:style-name="Strong_20_Emphasis"><text:span text:style-name="T11">.</text:span></text:span></text:p>
      <text:p text:style-name="P24"><text:span text:style-name="Strong_20_Emphasis"><text:span text:style-name="T12">О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3]</text:bibliography-mark></text:span></text:span><text:span text:style-name="Strong_20_Emphasis"><text:span text:style-name="T12">, найдём решения для представленных потенциалов:</text:span></text:span></text:p>
      <text:p text:style-name="Text_20_body">Выведем отдельно скалярный потенциал.</text:p>
      <text:p text:style-name="Text_20_body"><draw:frame draw:style-name="fr3" draw:name="Object3" text:anchor-type="as-char" svg:y="-0.66cm" svg:width="4.048cm" svg:height="1.101cm" draw:z-index="19"><draw:object xlink:href="./Object 18" xlink:type="simple" xlink:show="embed" xlink:actuate="onLoad"/><draw:image xlink:href="./ObjectReplacements/Object 18" xlink:type="simple" xlink:show="embed" xlink:actuate="onLoad"/><svg:desc>формула</svg:desc></draw:frame>,</text:p>
      <text:p text:style-name="Text_20_body">где<draw:frame draw:style-name="fr3" draw:name="Object4" text:anchor-type="as-char" svg:y="-0.386cm" svg:width="2.528cm" svg:height="0.543cm" draw:z-index="20"><draw:object xlink:href="./Object 19" xlink:type="simple" xlink:show="embed" xlink:actuate="onLoad"/><draw:image xlink:href="./ObjectReplacements/Object 19" xlink:type="simple" xlink:show="embed" xlink:actuate="onLoad"/><svg:desc>формула</svg:desc></draw:frame></text:p>
      <text:p text:style-name="Text_20_body"><text:soft-page-break/><draw:frame draw:style-name="fr3" draw:name="Object5" text:anchor-type="as-char" svg:y="-0.66cm" svg:width="5.369cm" svg:height="1.111cm" draw:z-index="21"><draw:object xlink:href="./Object 20" xlink:type="simple" xlink:show="embed" xlink:actuate="onLoad"/><draw:image xlink:href="./ObjectReplacements/Object 20" xlink:type="simple" xlink:show="embed" xlink:actuate="onLoad"/><svg:desc>формула</svg:desc></draw:frame></text:p>
      <text:p text:style-name="P25">Вынесем постоянную часть за скобку интегрирования.</text:p>
      <text:p text:style-name="Text_20_body"><draw:frame draw:style-name="fr3" draw:name="Object6" text:anchor-type="as-char" svg:y="-0.66cm" svg:width="5.452cm" svg:height="1.111cm" draw:z-index="22"><draw:object xlink:href="./Object 21" xlink:type="simple" xlink:show="embed" xlink:actuate="onLoad"/><draw:image xlink:href="./ObjectReplacements/Object 21" xlink:type="simple" xlink:show="embed" xlink:actuate="onLoad"/><svg:desc>формула</svg:desc></draw:frame></text:p>
      <text:p text:style-name="Text_20_body"><text:span text:style-name="T69">О</text:span>тбросим на время <text:span text:style-name="T69">постоянную</text:span> часть, <text:span text:style-name="T69">для упрощения записи и понимания дальнейших действий</text:span>.</text:p>
      <text:p text:style-name="Text_20_body"><draw:frame draw:style-name="fr3" draw:name="Object7" text:anchor-type="as-char" svg:y="-0.66cm" svg:width="4.431cm" svg:height="1.111cm" draw:z-index="23"><draw:object xlink:href="./Object 22" xlink:type="simple" xlink:show="embed" xlink:actuate="onLoad"/><draw:image xlink:href="./ObjectReplacements/Object 22" xlink:type="simple" xlink:show="embed" xlink:actuate="onLoad"/><svg:desc>формула</svg:desc></draw:frame></text:p>
      <text:p text:style-name="Text_20_body">Приведём к интегралу по 4 переменным</text:p>
      <text:p text:style-name="Text_20_body"><draw:frame draw:style-name="fr3" draw:name="Object8" text:anchor-type="as-char" svg:y="-0.66cm" svg:width="6.849cm" svg:height="1.111cm" draw:z-index="24"><draw:object xlink:href="./Object 23" xlink:type="simple" xlink:show="embed" xlink:actuate="onLoad"/><draw:image xlink:href="./ObjectReplacements/Object 23" xlink:type="simple" xlink:show="embed" xlink:actuate="onLoad"/><svg:desc>формула</svg:desc></draw:frame>,</text:p>
      <text:p text:style-name="Text_20_body">где<draw:frame draw:style-name="fr3" draw:name="Object9" text:anchor-type="as-char" svg:y="-0.619cm" svg:width="3.366cm" svg:height="0.998cm" draw:z-index="25"><draw:object xlink:href="./Object 24" xlink:type="simple" xlink:show="embed" xlink:actuate="onLoad"/><draw:image xlink:href="./ObjectReplacements/Object 24" xlink:type="simple" xlink:show="embed" xlink:actuate="onLoad"/><svg:desc>формула</svg:desc></draw:frame>, <text:s/><text:span text:style-name="T69">и</text:span><draw:frame draw:style-name="fr3" draw:name="Object10" text:anchor-type="as-char" svg:y="-0.386cm" svg:width="4.105cm" svg:height="0.54cm" draw:z-index="26"><draw:object xlink:href="./Object 25" xlink:type="simple" xlink:show="embed" xlink:actuate="onLoad"/><draw:image xlink:href="./ObjectReplacements/Object 25" xlink:type="simple" xlink:show="embed" xlink:actuate="onLoad"/><svg:desc>формула</svg:desc></draw:frame>,</text:p>
      <text:p text:style-name="P25">тогда выражение скалярного потенциала принимает вид:</text:p>
      <text:p text:style-name="Text_20_body"><draw:frame draw:style-name="fr3" draw:name="Object11" text:anchor-type="as-char" svg:y="-0.661cm" svg:width="7.585cm" svg:height="1.115cm" draw:z-index="27"><draw:object xlink:href="./Object 26" xlink:type="simple" xlink:show="embed" xlink:actuate="onLoad"/><draw:image xlink:href="./ObjectReplacements/Object 26" xlink:type="simple" xlink:show="embed" xlink:actuate="onLoad"/><svg:desc>формула</svg:desc></draw:frame></text:p>
      <text:p text:style-name="Text_20_body"><text:span text:style-name="T69">После тривиальных действий с изменением </text:span>порядк<text:span text:style-name="T69">а</text:span> интегрирования, <text:span text:style-name="T74">а так же</text:span> вын<text:span text:style-name="T74">о</text:span>с<text:span text:style-name="T74">а</text:span> заряд<text:span text:style-name="T74">а</text:span>, <text:span text:style-name="T69">потому как мы приняли его постоянным по времени:</text:span></text:p>
      <text:p text:style-name="Text_20_body"><draw:frame draw:style-name="fr3" draw:name="Object12" text:anchor-type="as-char" svg:y="-0.66cm" svg:width="4.678cm" svg:height="1.111cm" draw:z-index="28"><draw:object xlink:href="./Object 27" xlink:type="simple" xlink:show="embed" xlink:actuate="onLoad"/><draw:image xlink:href="./ObjectReplacements/Object 27" xlink:type="simple" xlink:show="embed" xlink:actuate="onLoad"/><svg:desc>формула</svg:desc></draw:frame></text:p>
      <text:p text:style-name="Text_20_body">Воспользуемся <text:span text:style-name="T70">приведённым в </text:span><text:span text:style-name="T70"><text:bibliography-mark text:identifier="трюк фейнмана" text:bibliography-type="custom1" text:author="Weinberg, Steven" text:publisher="Cambridge: Cambridge University Press" text:title="The Quantum Theory of Fields, Volume I" text:year="2008">[14]</text:bibliography-mark></text:span> правилом <text:span text:style-name="T69">интегрирования названным правилом параметризации Фейнмана</text:span><draw:frame draw:style-name="fr3" draw:name="Object13" text:anchor-type="as-char" svg:y="-0.691cm" svg:width="5.392cm" svg:height="1.141cm" draw:z-index="33"><draw:object xlink:href="./Object 28" xlink:type="simple" xlink:show="embed" xlink:actuate="onLoad"/><draw:image xlink:href="./ObjectReplacements/Object 28" xlink:type="simple" xlink:show="embed" xlink:actuate="onLoad"/><svg:desc>формула</svg:desc></draw:frame>, <text:span text:style-name="T69">при</text:span><draw:frame draw:style-name="fr3" draw:name="Object14" text:anchor-type="as-char" svg:y="-0.386cm" svg:width="1.741cm" svg:height="0.54cm" draw:z-index="35"><draw:object xlink:href="./Object 29" xlink:type="simple" xlink:show="embed" xlink:actuate="onLoad"/><draw:image xlink:href="./ObjectReplacements/Object 29" xlink:type="simple" xlink:show="embed" xlink:actuate="onLoad"/><svg:desc>формула</svg:desc></draw:frame></text:p>
      <text:p text:style-name="Text_20_body"><text:span text:style-name="Strong_20_Emphasis"><draw:frame draw:style-name="fr3" draw:name="Object15" text:anchor-type="as-char" svg:y="-0.66cm" svg:width="12.585cm" svg:height="1.566cm" draw:z-index="18"><draw:object xlink:href="./Object 17" xlink:type="simple" xlink:show="embed" xlink:actuate="onLoad"/><draw:image xlink:href="./ObjectReplacements/Object 17" xlink:type="simple" xlink:show="embed" xlink:actuate="onLoad"/><svg:desc>формула</svg:desc></draw:frame></text:span></text:p>
      <text:p text:style-name="Text_20_body">Исходя из <text:span text:style-name="T55">прил.1</text:span>, имеем:</text:p>
      <text:p text:style-name="Text_20_body"><draw:frame draw:style-name="fr3" draw:name="Object16" text:anchor-type="as-char" svg:y="-0.66cm" svg:width="3.54cm" svg:height="1.051cm" draw:z-index="29"><draw:object xlink:href="./Object 30" xlink:type="simple" xlink:show="embed" xlink:actuate="onLoad"/><draw:image xlink:href="./ObjectReplacements/Object 30" xlink:type="simple" xlink:show="embed" xlink:actuate="onLoad"/><svg:desc>формула</svg:desc></draw:frame>, <text:span text:style-name="T71">где</text:span><text:span text:style-name="T71"><draw:frame draw:style-name="fr3" draw:name="Object17" text:anchor-type="as-char" svg:y="-0.386cm" svg:width="1.685cm" svg:height="0.506cm" draw:z-index="30"><draw:object xlink:href="./Object 31" xlink:type="simple" xlink:show="embed" xlink:actuate="onLoad"/><draw:image xlink:href="./ObjectReplacements/Object 31" xlink:type="simple" xlink:show="embed" xlink:actuate="onLoad"/><svg:desc>формула</svg:desc></draw:frame></text:span><text:span text:style-name="T71">, а</text:span><text:span text:style-name="T71"><draw:frame draw:style-name="fr3" draw:name="Объект17" text:anchor-type="as-char" svg:y="-0.693cm" svg:width="2.725cm" svg:height="1.147cm" draw:z-index="36"><draw:object xlink:href="./Object 34" xlink:type="simple" xlink:show="embed" xlink:actuate="onLoad"/><draw:image xlink:href="./ObjectReplacements/Object 34" xlink:type="simple" xlink:show="embed" xlink:actuate="onLoad"/></draw:frame></text:span><text:span text:style-name="T71">.</text:span></text:p>
      <text:p text:style-name="Text_20_body">Переходим во время<draw:frame draw:style-name="fr3" draw:name="Object18" text:anchor-type="as-char" svg:y="-0.377cm" svg:width="1.094cm" svg:height="0.467cm" draw:z-index="31"><draw:object xlink:href="./Object 32" xlink:type="simple" xlink:show="embed" xlink:actuate="onLoad"/><draw:image xlink:href="./ObjectReplacements/Object 32" xlink:type="simple" xlink:show="embed" xlink:actuate="onLoad"/><svg:desc>формула</svg:desc></draw:frame>.</text:p>
      <text:p text:style-name="Text_20_body">Тогда скалярный потенциал примет вид:</text:p>
      <text:p text:style-name="Text_20_body"><draw:frame draw:style-name="fr3" draw:name="Object19" text:anchor-type="as-char" svg:y="-0.619cm" svg:width="5.835cm" svg:height="1.124cm" draw:z-index="32"><draw:object xlink:href="./Object 33" xlink:type="simple" xlink:show="embed" xlink:actuate="onLoad"/><draw:image xlink:href="./ObjectReplacements/Object 33" xlink:type="simple" xlink:show="embed" xlink:actuate="onLoad"/><svg:desc>формула</svg:desc></draw:frame></text:p>
      <text:p text:style-name="P27"><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28"><draw:frame draw:style-name="fr3" draw:name="Object21" text:anchor-type="as-char" svg:y="-0.702cm" svg:width="4.385cm" svg:height="1.203cm" draw:z-index="37"><draw:object xlink:href="./Object 36" xlink:type="simple" xlink:show="embed" xlink:actuate="onLoad"/><draw:image xlink:href="./ObjectReplacements/Object 36" xlink:type="simple" xlink:show="embed" xlink:actuate="onLoad"/><svg:desc>формула</svg:desc></draw:frame>, </text:p>
      <text:p text:style-name="P28">где<draw:frame draw:style-name="fr3" draw:name="Object22" text:anchor-type="as-char" svg:y="-0.386cm" svg:width="2.528cm" svg:height="0.543cm" draw:z-index="38"><draw:object xlink:href="./Object 37" xlink:type="simple" xlink:show="embed" xlink:actuate="onLoad"/><draw:image xlink:href="./ObjectReplacements/Object 37" xlink:type="simple" xlink:show="embed" xlink:actuate="onLoad"/><svg:desc>формула</svg:desc></draw:frame></text:p>
      <text:p text:style-name="Text_20_body"><draw:frame draw:style-name="fr3" draw:name="Object23" text:anchor-type="as-char" svg:y="-0.661cm" svg:width="5.84cm" svg:height="1.164cm" draw:z-index="39"><draw:object xlink:href="./Object 38" xlink:type="simple" xlink:show="embed" xlink:actuate="onLoad"/><draw:image xlink:href="./ObjectReplacements/Object 38" xlink:type="simple" xlink:show="embed" xlink:actuate="onLoad"/><svg:desc>формула</svg:desc></draw:frame></text:p>
      <text:p text:style-name="P29"><text:soft-page-break/>Вынесем постоянную часть за скобку интегрирования.</text:p>
      <text:p text:style-name="Text_20_body"><draw:frame draw:style-name="fr3" draw:name="Object24" text:anchor-type="as-char" svg:y="-0.661cm" svg:width="5.925cm" svg:height="1.162cm" draw:z-index="40"><draw:object xlink:href="./Object 39" xlink:type="simple" xlink:show="embed" xlink:actuate="onLoad"/><draw:image xlink:href="./ObjectReplacements/Object 39" xlink:type="simple" xlink:show="embed" xlink:actuate="onLoad"/><svg:desc>формула</svg:desc></draw:frame></text:p>
      <text:p text:style-name="P29">Отбросим на время постоянную часть, для упрощения записи и понимания дальнейших действий</text:p>
      <text:p text:style-name="Text_20_body"><draw:frame draw:style-name="fr3" draw:name="Object25" text:anchor-type="as-char" svg:y="-0.702cm" svg:width="4.517cm" svg:height="1.155cm" draw:z-index="41"><draw:object xlink:href="./Object 40" xlink:type="simple" xlink:show="embed" xlink:actuate="onLoad"/><draw:image xlink:href="./ObjectReplacements/Object 40" xlink:type="simple" xlink:show="embed" xlink:actuate="onLoad"/><svg:desc>формула</svg:desc></draw:frame></text:p>
      <text:p text:style-name="Text_20_body">Приведём к интегралу по 4 переменным</text:p>
      <text:p text:style-name="Text_20_body"><draw:frame draw:style-name="fr3" draw:name="Object26" text:anchor-type="as-char" svg:y="-0.702cm" svg:width="6.936cm" svg:height="1.155cm" draw:z-index="42"><draw:object xlink:href="./Object 41" xlink:type="simple" xlink:show="embed" xlink:actuate="onLoad"/><draw:image xlink:href="./ObjectReplacements/Object 41" xlink:type="simple" xlink:show="embed" xlink:actuate="onLoad"/><svg:desc>формула</svg:desc></draw:frame>,</text:p>
      <text:p text:style-name="Text_20_body">где<draw:frame draw:style-name="fr3" draw:name="Object27" text:anchor-type="as-char" svg:y="-0.619cm" svg:width="3.366cm" svg:height="0.998cm" draw:z-index="43"><draw:object xlink:href="./Object 42" xlink:type="simple" xlink:show="embed" xlink:actuate="onLoad"/><draw:image xlink:href="./ObjectReplacements/Object 42" xlink:type="simple" xlink:show="embed" xlink:actuate="onLoad"/><svg:desc>формула</svg:desc></draw:frame>, <text:s/><text:span text:style-name="T72">и</text:span><draw:frame draw:style-name="fr3" draw:name="Object28" text:anchor-type="as-char" svg:y="-0.386cm" svg:width="5.032cm" svg:height="0.542cm" draw:z-index="44"><draw:object xlink:href="./Object 43" xlink:type="simple" xlink:show="embed" xlink:actuate="onLoad"/><draw:image xlink:href="./ObjectReplacements/Object 43" xlink:type="simple" xlink:show="embed" xlink:actuate="onLoad"/><svg:desc>формула</svg:desc></draw:frame>,</text:p>
      <text:p text:style-name="P29">тогда выражение скалярного потенциала принимает вид:</text:p>
      <text:p text:style-name="Text_20_body"><draw:frame draw:style-name="fr3" draw:name="Object29" text:anchor-type="as-char" svg:y="-0.661cm" svg:width="8.594cm" svg:height="1.115cm" draw:z-index="45"><draw:object xlink:href="./Object 44" xlink:type="simple" xlink:show="embed" xlink:actuate="onLoad"/><draw:image xlink:href="./ObjectReplacements/Object 44" xlink:type="simple" xlink:show="embed" xlink:actuate="onLoad"/><svg:desc>формула</svg:desc></draw:frame></text:p>
      <text:p text:style-name="Text_20_body">После тривиальных действий с изменением порядка интегрирования, <text:span text:style-name="T74">а также </text:span>вын<text:span text:style-name="T74">о</text:span>с<text:span text:style-name="T74">а</text:span> заряд<text:span text:style-name="T74">а</text:span>, потому как мы приняли его постоянным по времени.</text:p>
      <text:p text:style-name="Text_20_body"><draw:frame draw:style-name="fr3" draw:name="Object30" text:anchor-type="as-char" svg:y="-0.661cm" svg:width="5.456cm" svg:height="1.115cm" draw:z-index="46"><draw:object xlink:href="./Object 45" xlink:type="simple" xlink:show="embed" xlink:actuate="onLoad"/><draw:image xlink:href="./ObjectReplacements/Object 45" xlink:type="simple" xlink:show="embed" xlink:actuate="onLoad"/><svg:desc>формула</svg:desc></draw:frame></text:p>
      <text:p text:style-name="P28">Воспользуемся приведённым в [13] правилом интегрирования названным правилом параметризации Фейнмана<draw:frame draw:style-name="fr3" draw:name="Object31" text:anchor-type="as-char" svg:y="-0.691cm" svg:width="5.392cm" svg:height="1.141cm" draw:z-index="47"><draw:object xlink:href="./Object 46" xlink:type="simple" xlink:show="embed" xlink:actuate="onLoad"/><draw:image xlink:href="./ObjectReplacements/Object 46" xlink:type="simple" xlink:show="embed" xlink:actuate="onLoad"/><svg:desc>формула</svg:desc></draw:frame>, <text:span text:style-name="T72">при</text:span><draw:frame draw:style-name="fr3" draw:name="Object32" text:anchor-type="as-char" svg:y="-0.386cm" svg:width="1.741cm" svg:height="0.54cm" draw:z-index="48"><draw:object xlink:href="./Object 47" xlink:type="simple" xlink:show="embed" xlink:actuate="onLoad"/><draw:image xlink:href="./ObjectReplacements/Object 47" xlink:type="simple" xlink:show="embed" xlink:actuate="onLoad"/><svg:desc>формула</svg:desc></draw:frame></text:p>
      <text:p text:style-name="Text_20_body"><draw:frame draw:style-name="fr3" draw:name="Object33" text:anchor-type="as-char" svg:y="-0.66cm" svg:width="12.585cm" svg:height="1.566cm" draw:z-index="49"><draw:object xlink:href="./Object 48" xlink:type="simple" xlink:show="embed" xlink:actuate="onLoad"/><draw:image xlink:href="./ObjectReplacements/Object 48" xlink:type="simple" xlink:show="embed" xlink:actuate="onLoad"/><svg:desc>формула</svg:desc></draw:frame></text:p>
      <text:p text:style-name="Text_20_body">Исходя из <text:span text:style-name="T55">прил.1</text:span>, имеем:</text:p>
      <text:p text:style-name="P28"><draw:frame draw:style-name="fr3" draw:name="Object34" text:anchor-type="as-char" svg:y="-0.66cm" svg:width="3.54cm" svg:height="1.051cm" draw:z-index="50"><draw:object xlink:href="./Object 49" xlink:type="simple" xlink:show="embed" xlink:actuate="onLoad"/><draw:image xlink:href="./ObjectReplacements/Object 49" xlink:type="simple" xlink:show="embed" xlink:actuate="onLoad"/><svg:desc>формула</svg:desc></draw:frame>, <text:span text:style-name="T71">где</text:span><text:span text:style-name="T71"><draw:frame draw:style-name="fr3" draw:name="Object35" text:anchor-type="as-char" svg:y="-0.386cm" svg:width="1.685cm" svg:height="0.506cm" draw:z-index="51"><draw:object xlink:href="./Object 50" xlink:type="simple" xlink:show="embed" xlink:actuate="onLoad"/><draw:image xlink:href="./ObjectReplacements/Object 50" xlink:type="simple" xlink:show="embed" xlink:actuate="onLoad"/><svg:desc>формула</svg:desc></draw:frame></text:span><text:span text:style-name="T71">, а</text:span><text:span text:style-name="T71"><draw:frame draw:style-name="fr3" draw:name="Объект18" text:anchor-type="as-char" svg:y="-0.693cm" svg:width="2.725cm" svg:height="1.147cm" draw:z-index="56"><draw:object xlink:href="./Object 52" xlink:type="simple" xlink:show="embed" xlink:actuate="onLoad"/><draw:image xlink:href="./ObjectReplacements/Object 52" xlink:type="simple" xlink:show="embed" xlink:actuate="onLoad"/><svg:desc>формула</svg:desc></draw:frame></text:span><text:span text:style-name="T71">.</text:span></text:p>
      <text:p text:style-name="Text_20_body">Переходим во время<draw:frame draw:style-name="fr3" draw:name="Object36" text:anchor-type="as-char" svg:y="-0.377cm" svg:width="1.094cm" svg:height="0.467cm" draw:z-index="57"><draw:object xlink:href="./Object 51" xlink:type="simple" xlink:show="embed" xlink:actuate="onLoad"/><draw:image xlink:href="./ObjectReplacements/Object 51" xlink:type="simple" xlink:show="embed" xlink:actuate="onLoad"/><svg:desc>формула</svg:desc></draw:frame>.</text:p>
      <text:p text:style-name="Text_20_body">Тогда скалярный потенциал примет вид:</text:p>
      <text:p text:style-name="Text_20_body"><text:span text:style-name="Strong_20_Emphasis"><draw:frame draw:style-name="fr3" draw:name="Object20" text:anchor-type="as-char" svg:y="-0.697cm" svg:width="6.175cm" svg:height="1.201cm" draw:z-index="34"><draw:object xlink:href="./Object 35" xlink:type="simple" xlink:show="embed" xlink:actuate="onLoad"/><draw:image xlink:href="./ObjectReplacements/Object 35" xlink:type="simple" xlink:show="embed" xlink:actuate="onLoad"/><svg:desc>формула</svg:desc></draw:frame></text:span></text:p>
      <text:p text:style-name="Text_20_body">Используя <text:span text:style-name="T55">прил.2</text:span> и <text:span text:style-name="T55">прил.4</text:span>, убеждаемся в правильности данных формул, найдя калибровку Лоренца<draw:frame draw:style-name="fr3" draw:name="Object37" text:anchor-type="as-char" svg:y="-0.635cm" svg:width="2.824cm" svg:height="1.012cm" draw:z-index="52"><draw:object xlink:href="./Object 53" xlink:type="simple" xlink:show="embed" xlink:actuate="onLoad"/><draw:image xlink:href="./ObjectReplacements/Object 53" xlink:type="simple" xlink:show="embed" xlink:actuate="onLoad"/><svg:desc>формула</svg:desc></draw:frame>:</text:p>
      <text:p text:style-name="Text_20_body"><draw:frame draw:style-name="fr3" draw:name="Object38" text:anchor-type="as-char" svg:y="-0.827cm" svg:width="11.612cm" svg:height="1.358cm" draw:z-index="53"><draw:object xlink:href="./Object 54" xlink:type="simple" xlink:show="embed" xlink:actuate="onLoad"/><draw:image xlink:href="./ObjectReplacements/Object 54" xlink:type="simple" xlink:show="embed" xlink:actuate="onLoad"/><svg:desc>формула</svg:desc></draw:frame></text:p>
      <text:p text:style-name="Text_20_body"><draw:frame draw:style-name="fr3" draw:name="Object39" text:anchor-type="as-char" svg:y="-1.309cm" svg:width="12.356cm" svg:height="1.9cm" draw:z-index="54"><draw:object xlink:href="./Object 55" xlink:type="simple" xlink:show="embed" xlink:actuate="onLoad"/><draw:image xlink:href="./ObjectReplacements/Object 55" xlink:type="simple" xlink:show="embed" xlink:actuate="onLoad"/><svg:desc>формула</svg:desc></draw:frame></text:p>
      <text:p text:style-name="Text_20_body"><text:soft-page-break/><text:span text:style-name="Strong_20_Emphasis"><text:span text:style-name="T7">Как можем заметить, равенство выполняется.</text:span></text:span><text:span text:style-name="Strong_20_Emphasis"><text:span text:style-name="T15"> Сумма </text:span></text:span><text:span text:style-name="Strong_20_Emphasis"><text:span text:style-name="T16">данных величин будет равна нулю.</text:span></text:span></text:p>
      <text:p text:style-name="Text_20_body">Для нахождения поля обратимся <text:span text:style-name="T55">к вспомогательным уравнениям 3 и 5</text:span>.</text:p>
      <text:p text:style-name="Text_20_body"><draw:frame draw:style-name="fr3" draw:name="Object41" text:anchor-type="as-char" svg:y="-1.469cm" svg:width="14.028cm" svg:height="2.828cm" draw:z-index="58"><draw:object xlink:href="./Object 57" xlink:type="simple" xlink:show="embed" xlink:actuate="onLoad"/><draw:image xlink:href="./ObjectReplacements/Object 57" xlink:type="simple" xlink:show="embed" xlink:actuate="onLoad"/><svg:desc>формула</svg:desc></draw:frame></text:p>
      <text:p text:style-name="Text_20_body">вынесем за скобки <draw:frame draw:style-name="fr3" draw:name="Object42" text:anchor-type="as-char" svg:y="-0.619cm" svg:width="4.875cm" svg:height="1.152cm" draw:z-index="61"><draw:object xlink:href="./Object 58" xlink:type="simple" xlink:show="embed" xlink:actuate="onLoad"/><draw:image xlink:href="./ObjectReplacements/Object 58" xlink:type="simple" xlink:show="embed" xlink:actuate="onLoad"/><svg:desc>формула</svg:desc></draw:frame>, <text:span text:style-name="T73">тогда записаное выше уравнение примет вид:</text:span></text:p>
      <text:p text:style-name="Text_20_body"><draw:frame draw:style-name="fr3" draw:name="Object43" text:anchor-type="as-char" svg:y="-3.902cm" svg:width="15.647cm" svg:height="7.652cm" draw:z-index="63"><draw:object xlink:href="./Object 59" xlink:type="simple" xlink:show="embed" xlink:actuate="onLoad"/><draw:image xlink:href="./ObjectReplacements/Object 59" xlink:type="simple" xlink:show="embed" xlink:actuate="onLoad"/><svg:desc>формула</svg:desc></draw:frame></text:p>
      <text:p text:style-name="Text_20_body">Возвращаясь к константам, получим:</text:p>
      <text:p text:style-name="Text_20_body"><text:span text:style-name="Strong_20_Emphasis"><draw:frame draw:style-name="fr3" draw:name="Object44" text:anchor-type="as-char" svg:y="-1.302cm" svg:width="11.299cm" svg:height="2.575cm" draw:z-index="55"><draw:object xlink:href="./Object 56" xlink:type="simple" xlink:show="embed" xlink:actuate="onLoad"/><draw:image xlink:href="./ObjectReplacements/Object 56" xlink:type="simple" xlink:show="embed" xlink:actuate="onLoad"/><svg:desc>формула</svg:desc></draw:frame></text:span></text:p>
      <text:p text:style-name="P31"><text:span text:style-name="Strong_20_Emphasis"><text:span text:style-name="T17">Полученное выражение не противоречит идее о зарядовой модели, и наоборот, её подтверждает. В источниках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и </text:span></text:span><text:span text:style-name="Strong_20_Emphasis"><text:span text:style-name="T17"><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17"> так же можно встретить её сокращённый вариант записи. Указывать его здесь не имеет особого смысла. Приведённый выше вариант является удобным для понимания происходящего процесса. Однако, здесь возникает проблема в случае необходимости обсчёта антенны, для которой заряд будет переменной величиной. Помимо излучения на местах смены траектории, ещё вклад будет вносить и тот факт, что на единичной площадке антенны заряд будет претерпевать некоторые изменения. </text:span></text:span><text:soft-page-break/><text:span text:style-name="Strong_20_Emphasis"><text:span text:style-name="T17">Само же нахождение такой формулы не является столь же тривиальным. К примеру </text:span></text:span><text:span text:style-name="Strong_20_Emphasis"><text:span text:style-name="T18">Фейнман в </text:span></text:span><text:span text:style-name="Strong_20_Emphasis"><text:span text:style-name="T18"><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18"> указывает на сложность нахождения приведённой выше формулы</text:span></text:span><text:span text:style-name="Strong_20_Emphasis"><text:span text:style-name="T17">, </text:span></text:span><text:span text:style-name="Strong_20_Emphasis"><text:span text:style-name="T18">а в</text:span></text:span><text:span text:style-name="Strong_20_Emphasis"><text:span text:style-name="T17">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авторы </text:span></text:span><text:span text:style-name="Strong_20_Emphasis"><text:span text:style-name="T18">описывают</text:span></text:span><text:span text:style-name="Strong_20_Emphasis"><text:span text:style-name="T17"> попытки вывода формул </text:span></text:span><text:span text:style-name="Strong_20_Emphasis"><text:span text:style-name="T18">для изменяющегося заряда</text:span></text:span><text:span text:style-name="Strong_20_Emphasis"><text:span text:style-name="T17"> и </text:span></text:span><text:span text:style-name="Strong_20_Emphasis"><text:span text:style-name="T18">их</text:span></text:span><text:span text:style-name="Strong_20_Emphasis"><text:span text:style-name="T17"> не удачу в процессе.</text:span></text:span></text:p>
      <text:h text:style-name="P72" text:outline-level="2"><text:bookmark-start text:name="__RefHeading___Toc1292_67859666"/><text:span text:style-name="Strong_20_Emphasis"><text:span text:style-name="T68">2.2 Поле изменяемого точечного заряда</text:span></text:span><text:bookmark-end text:name="__RefHeading___Toc1292_67859666"/></text:h>
      <text:p text:style-name="P32"><text:span text:style-name="Strong_20_Emphasis"><text:span text:style-name="T19">В попытках решения представленной ранее проблемы, был произведён вывод </text:span></text:span><text:span text:style-name="Strong_20_Emphasis"><text:span text:style-name="T10">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text:span></text:span><text:span text:style-name="Strong_20_Emphasis"><text:span text:style-name="T19">изменяемого заряда. </text:span></text:span><text:span text:style-name="Strong_20_Emphasis"><text:span text:style-name="T20">Опираясь на предыдущий вывод,</text:span></text:span><text:span text:style-name="Strong_20_Emphasis"><text:span text:style-name="T10"> на </text:span></text:span><text:span text:style-name="Strong_20_Emphasis"><text:span text:style-name="T20">уже упомянутых</text:span></text:span><text:span text:style-name="Strong_20_Emphasis"><text:span text:style-name="T10">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0"> уравнений Максвелла, </text:span></text:span><text:span text:style-name="Strong_20_Emphasis"><text:span text:style-name="T20">можем записать</text:span></text:span><text:span text:style-name="Strong_20_Emphasis"><text:span text:style-name="T10">:</text:span></text:span></text:p>
      <text:p text:style-name="P32"><text:span text:style-name="Strong_20_Emphasis"><text:s/></text:span><text:span text:style-name="T10"><draw:frame draw:style-name="fr3" draw:name="Объект19" text:anchor-type="as-char" svg:y="-0.485cm" svg:width="1.812cm" svg:height="0.767cm" draw:z-index="59"><draw:object xlink:href="./Object 67" xlink:type="simple" xlink:show="embed" xlink:actuate="onLoad"/><draw:image xlink:href="./ObjectReplacements/Object 67" xlink:type="simple" xlink:show="embed" xlink:actuate="onLoad"/><svg:desc>формула</svg:desc></draw:frame></text:span></text:p>
      <text:p text:style-name="P32"><draw:frame draw:style-name="fr3" draw:name="Объект20" text:anchor-type="as-char" svg:y="-0.669cm" svg:width="2.577cm" svg:height="1.048cm" draw:z-index="65"><draw:object xlink:href="./Object 66" xlink:type="simple" xlink:show="embed" xlink:actuate="onLoad"/><draw:image xlink:href="./ObjectReplacements/Object 66" xlink:type="simple" xlink:show="embed" xlink:actuate="onLoad"/><svg:desc>формула</svg:desc></draw:frame></text:p>
      <text:p text:style-name="P32"><draw:frame draw:style-name="fr3" draw:name="Объект21" text:anchor-type="as-char" svg:y="-0.427cm" svg:width="1.602cm" svg:height="0.517cm" draw:z-index="67"><draw:object xlink:href="./Object 65" xlink:type="simple" xlink:show="embed" xlink:actuate="onLoad"/><draw:image xlink:href="./ObjectReplacements/Object 65" xlink:type="simple" xlink:show="embed" xlink:actuate="onLoad"/><svg:desc>формула</svg:desc></draw:frame></text:p>
      <text:p text:style-name="P32"><draw:frame draw:style-name="fr3" draw:name="Объект22" text:anchor-type="as-char" svg:y="-0.672cm" svg:width="3.35cm" svg:height="1.05cm" draw:z-index="68"><draw:object xlink:href="./Object 64" xlink:type="simple" xlink:show="embed" xlink:actuate="onLoad"/><draw:image xlink:href="./ObjectReplacements/Object 64" xlink:type="simple" xlink:show="embed" xlink:actuate="onLoad"/><svg:desc>формула</svg:desc></draw:frame><text:span text:style-name="Strong_20_Emphasis"><text:span text:style-name="T10">,</text:span></text:span></text:p>
      <text:p text:style-name="P32"><text:span text:style-name="Strong_20_Emphasis"><text:span text:style-name="T11">а так же, их решений:</text:span></text:span></text:p>
      <text:p text:style-name="P32"><draw:frame draw:style-name="fr3" draw:name="Объект23" text:anchor-type="as-char" svg:y="-0.67cm" svg:width="2.896cm" svg:height="1.05cm" draw:z-index="69"><draw:object xlink:href="./Object 60" xlink:type="simple" xlink:show="embed" xlink:actuate="onLoad"/><draw:image xlink:href="./ObjectReplacements/Object 60" xlink:type="simple" xlink:show="embed" xlink:actuate="onLoad"/><svg:desc>формула</svg:desc></draw:frame></text:p>
      <text:p text:style-name="P32"><draw:frame draw:style-name="fr3" draw:name="Объект24" text:anchor-type="as-char" svg:y="-0.429cm" svg:width="1.921cm" svg:height="0.519cm" draw:z-index="70"><draw:object xlink:href="./Object 61" xlink:type="simple" xlink:show="embed" xlink:actuate="onLoad"/><draw:image xlink:href="./ObjectReplacements/Object 61" xlink:type="simple" xlink:show="embed" xlink:actuate="onLoad"/><svg:desc>формула</svg:desc></draw:frame><text:span text:style-name="Strong_20_Emphasis"><text:span text:style-name="T11">,</text:span></text:span></text:p>
      <text:p text:style-name="P32"><text:span text:style-name="Strong_20_Emphasis"><text:span text:style-name="T11">при потенциалах:</text:span></text:span></text:p>
      <text:p text:style-name="P32"><draw:frame draw:style-name="fr3" draw:name="Объект25" text:anchor-type="as-char" svg:y="-1.325cm" svg:width="4.81cm" svg:height="1.766cm" draw:z-index="108"><draw:object xlink:href="./Object 62" xlink:type="simple" xlink:show="embed" xlink:actuate="onLoad"/><draw:image xlink:href="./ObjectReplacements/Object 62" xlink:type="simple" xlink:show="embed" xlink:actuate="onLoad"/><svg:desc>формула</svg:desc></draw:frame></text:p>
      <text:p text:style-name="P32"><draw:frame draw:style-name="fr3" draw:name="Объект26" text:anchor-type="as-char" svg:y="-1.325cm" svg:width="4.951cm" svg:height="1.826cm" draw:z-index="109"><draw:object xlink:href="./Object 63" xlink:type="simple" xlink:show="embed" xlink:actuate="onLoad"/><draw:image xlink:href="./ObjectReplacements/Object 63" xlink:type="simple" xlink:show="embed" xlink:actuate="onLoad"/><svg:desc>формула</svg:desc></draw:frame><text:span text:style-name="Strong_20_Emphasis"><text:span text:style-name="T11">.</text:span></text:span></text:p>
      <text:p text:style-name="P32"><text:span text:style-name="Strong_20_Emphasis"><text:span text:style-name="T20">Так же, о</text:span></text:span><text:span text:style-name="Strong_20_Emphasis"><text:span text:style-name="T12">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3]</text:bibliography-mark></text:span></text:span><text:span text:style-name="Strong_20_Emphasis"><text:span text:style-name="T12">, найдём решения для представленных потенциалов:</text:span></text:span></text:p>
      <text:p text:style-name="P32">Выведем отдельно скалярный потенциал.</text:p>
      <text:p text:style-name="P32"><draw:frame draw:style-name="fr3" draw:name="Объект27" text:anchor-type="as-char" svg:y="-0.66cm" svg:width="4.048cm" svg:height="1.101cm" draw:z-index="60"><draw:object xlink:href="./Object 68" xlink:type="simple" xlink:show="embed" xlink:actuate="onLoad"/><draw:image xlink:href="./ObjectReplacements/Object 68" xlink:type="simple" xlink:show="embed" xlink:actuate="onLoad"/><svg:desc>формула</svg:desc></draw:frame>,</text:p>
      <text:p text:style-name="P32">где<draw:frame draw:style-name="fr3" draw:name="Объект28" text:anchor-type="as-char" svg:y="-0.386cm" svg:width="2.528cm" svg:height="0.543cm" draw:z-index="62"><draw:object xlink:href="./Object 69" xlink:type="simple" xlink:show="embed" xlink:actuate="onLoad"/><draw:image xlink:href="./ObjectReplacements/Object 69" xlink:type="simple" xlink:show="embed" xlink:actuate="onLoad"/><svg:desc>формула</svg:desc></draw:frame></text:p>
      <text:p text:style-name="P32"><draw:frame draw:style-name="fr3" draw:name="Объект29" text:anchor-type="as-char" svg:y="-0.66cm" svg:width="5.369cm" svg:height="1.111cm" draw:z-index="64"><draw:object xlink:href="./Object 70" xlink:type="simple" xlink:show="embed" xlink:actuate="onLoad"/><draw:image xlink:href="./ObjectReplacements/Object 70" xlink:type="simple" xlink:show="embed" xlink:actuate="onLoad"/><svg:desc>формула</svg:desc></draw:frame></text:p>
      <text:p text:style-name="P26">Вынесем постоянную часть за скобку интегрирования.</text:p>
      <text:p text:style-name="P32"><draw:frame draw:style-name="fr3" draw:name="Объект30" text:anchor-type="as-char" svg:y="-0.66cm" svg:width="5.452cm" svg:height="1.111cm" draw:z-index="66"><draw:object xlink:href="./Object 71" xlink:type="simple" xlink:show="embed" xlink:actuate="onLoad"/><draw:image xlink:href="./ObjectReplacements/Object 71" xlink:type="simple" xlink:show="embed" xlink:actuate="onLoad"/><svg:desc>формула</svg:desc></draw:frame></text:p>
      <text:p text:style-name="P32"><text:soft-page-break/><text:span text:style-name="T69">О</text:span>тбросим на время <text:span text:style-name="T69">постоянную</text:span> часть, <text:span text:style-name="T69">для упрощения записи и понимания дальнейших действий</text:span>.</text:p>
      <text:p text:style-name="P32"><draw:frame draw:style-name="fr3" draw:name="Объект31" text:anchor-type="as-char" svg:y="-0.66cm" svg:width="4.431cm" svg:height="1.111cm" draw:z-index="71"><draw:object xlink:href="./Object 72" xlink:type="simple" xlink:show="embed" xlink:actuate="onLoad"/><draw:image xlink:href="./ObjectReplacements/Object 72" xlink:type="simple" xlink:show="embed" xlink:actuate="onLoad"/><svg:desc>формула</svg:desc></draw:frame></text:p>
      <text:p text:style-name="P32">Приведём к интегралу по 4 переменным</text:p>
      <text:p text:style-name="P32"><draw:frame draw:style-name="fr3" draw:name="Объект32" text:anchor-type="as-char" svg:y="-0.66cm" svg:width="6.849cm" svg:height="1.111cm" draw:z-index="72"><draw:object xlink:href="./Object 73" xlink:type="simple" xlink:show="embed" xlink:actuate="onLoad"/><draw:image xlink:href="./ObjectReplacements/Object 73" xlink:type="simple" xlink:show="embed" xlink:actuate="onLoad"/><svg:desc>формула</svg:desc></draw:frame>,</text:p>
      <text:p text:style-name="P32">где<draw:frame draw:style-name="fr3" draw:name="Объект33" text:anchor-type="as-char" svg:y="-0.619cm" svg:width="3.366cm" svg:height="0.998cm" draw:z-index="73"><draw:object xlink:href="./Object 74" xlink:type="simple" xlink:show="embed" xlink:actuate="onLoad"/><draw:image xlink:href="./ObjectReplacements/Object 74" xlink:type="simple" xlink:show="embed" xlink:actuate="onLoad"/><svg:desc>формула</svg:desc></draw:frame>, <text:s/><text:span text:style-name="T69">и</text:span><draw:frame draw:style-name="fr3" draw:name="Объект34" text:anchor-type="as-char" svg:y="-0.386cm" svg:width="4.75cm" svg:height="0.542cm" draw:z-index="74"><draw:object xlink:href="./Object 75" xlink:type="simple" xlink:show="embed" xlink:actuate="onLoad"/><draw:image xlink:href="./ObjectReplacements/Object 75" xlink:type="simple" xlink:show="embed" xlink:actuate="onLoad"/><svg:desc>формула</svg:desc></draw:frame>,</text:p>
      <text:p text:style-name="P26">тогда выражение скалярного потенциала принимает вид:</text:p>
      <text:p text:style-name="P32"><draw:frame draw:style-name="fr3" draw:name="Объект35" text:anchor-type="as-char" svg:y="-0.66cm" svg:width="8.223cm" svg:height="1.115cm" draw:z-index="75"><draw:object xlink:href="./Object 76" xlink:type="simple" xlink:show="embed" xlink:actuate="onLoad"/><draw:image xlink:href="./ObjectReplacements/Object 76" xlink:type="simple" xlink:show="embed" xlink:actuate="onLoad"/><svg:desc>формула</svg:desc></draw:frame></text:p>
      <text:p text:style-name="P32"><text:span text:style-name="T69">После тривиальных действий с изменением </text:span>порядк<text:span text:style-name="T69">а</text:span> интегрирования.</text:p>
      <text:p text:style-name="P32"><draw:frame draw:style-name="fr3" draw:name="Объект36" text:anchor-type="as-char" svg:y="-0.66cm" svg:width="5.089cm" svg:height="1.115cm" draw:z-index="76"><draw:object xlink:href="./Object 77" xlink:type="simple" xlink:show="embed" xlink:actuate="onLoad"/><draw:image xlink:href="./ObjectReplacements/Object 77" xlink:type="simple" xlink:show="embed" xlink:actuate="onLoad"/><svg:desc>формула</svg:desc></draw:frame></text:p>
      <text:p text:style-name="P32">Воспользуемся <text:span text:style-name="T70">приведённым в </text:span><text:span text:style-name="T70"><text:bibliography-mark text:identifier="трюк фейнмана" text:bibliography-type="custom1" text:author="Weinberg, Steven" text:publisher="Cambridge: Cambridge University Press" text:title="The Quantum Theory of Fields, Volume I" text:year="2008">[14]</text:bibliography-mark></text:span> правилом <text:span text:style-name="T69">интегрирования названным правилом параметризации Фейнмана</text:span><draw:frame draw:style-name="fr3" draw:name="Объект37" text:anchor-type="as-char" svg:y="-0.691cm" svg:width="5.392cm" svg:height="1.141cm" draw:z-index="77"><draw:object xlink:href="./Object 78" xlink:type="simple" xlink:show="embed" xlink:actuate="onLoad"/><draw:image xlink:href="./ObjectReplacements/Object 78" xlink:type="simple" xlink:show="embed" xlink:actuate="onLoad"/><svg:desc>формула</svg:desc></draw:frame>, <text:span text:style-name="T69">при</text:span><draw:frame draw:style-name="fr3" draw:name="Объект38" text:anchor-type="as-char" svg:y="-0.386cm" svg:width="1.741cm" svg:height="0.54cm" draw:z-index="78"><draw:object xlink:href="./Object 79" xlink:type="simple" xlink:show="embed" xlink:actuate="onLoad"/><draw:image xlink:href="./ObjectReplacements/Object 79" xlink:type="simple" xlink:show="embed" xlink:actuate="onLoad"/><svg:desc>формула</svg:desc></draw:frame></text:p>
      <text:p text:style-name="P32"><text:span text:style-name="Strong_20_Emphasis"><draw:frame draw:style-name="fr3" draw:name="Объект39" text:anchor-type="as-char" svg:y="-0.66cm" svg:width="12.585cm" svg:height="1.566cm" draw:z-index="79"><draw:object xlink:href="./Object 80" xlink:type="simple" xlink:show="embed" xlink:actuate="onLoad"/><draw:image xlink:href="./ObjectReplacements/Object 80" xlink:type="simple" xlink:show="embed" xlink:actuate="onLoad"/><svg:desc>формула</svg:desc></draw:frame></text:span></text:p>
      <text:p text:style-name="P32">Исходя из <text:span text:style-name="T55">прил.1</text:span>, имеем:</text:p>
      <text:p text:style-name="P32"><draw:frame draw:style-name="fr3" draw:name="Объект40" text:anchor-type="as-char" svg:y="-0.66cm" svg:width="3.54cm" svg:height="1.051cm" draw:z-index="80"><draw:object xlink:href="./Object 81" xlink:type="simple" xlink:show="embed" xlink:actuate="onLoad"/><draw:image xlink:href="./ObjectReplacements/Object 81" xlink:type="simple" xlink:show="embed" xlink:actuate="onLoad"/><svg:desc>формула</svg:desc></draw:frame>, <text:span text:style-name="T71">где</text:span><text:span text:style-name="T71"><draw:frame draw:style-name="fr3" draw:name="Объект41" text:anchor-type="as-char" svg:y="-0.386cm" svg:width="1.685cm" svg:height="0.506cm" draw:z-index="81"><draw:object xlink:href="./Object 82" xlink:type="simple" xlink:show="embed" xlink:actuate="onLoad"/><draw:image xlink:href="./ObjectReplacements/Object 82" xlink:type="simple" xlink:show="embed" xlink:actuate="onLoad"/><svg:desc>формула</svg:desc></draw:frame></text:span><text:span text:style-name="T71">, а</text:span><text:span text:style-name="T71"><draw:frame draw:style-name="fr3" draw:name="Объект42" text:anchor-type="as-char" svg:y="-0.693cm" svg:width="2.725cm" svg:height="1.147cm" draw:z-index="82"><draw:object xlink:href="./Object 83" xlink:type="simple" xlink:show="embed" xlink:actuate="onLoad"/><draw:image xlink:href="./ObjectReplacements/Object 83" xlink:type="simple" xlink:show="embed" xlink:actuate="onLoad"/><svg:desc>формула</svg:desc></draw:frame></text:span><text:span text:style-name="T71">.</text:span></text:p>
      <text:p text:style-name="P32">Переходим во время<draw:frame draw:style-name="fr3" draw:name="Объект43" text:anchor-type="as-char" svg:y="-0.377cm" svg:width="1.094cm" svg:height="0.467cm" draw:z-index="83"><draw:object xlink:href="./Object 84" xlink:type="simple" xlink:show="embed" xlink:actuate="onLoad"/><draw:image xlink:href="./ObjectReplacements/Object 84" xlink:type="simple" xlink:show="embed" xlink:actuate="onLoad"/><svg:desc>формула</svg:desc></draw:frame>.</text:p>
      <text:p text:style-name="P32">Тогда скалярный потенциал примет вид:</text:p>
      <text:p text:style-name="P32"><draw:frame draw:style-name="fr3" draw:name="Объект44" text:anchor-type="as-char" svg:y="-0.66cm" svg:width="5.835cm" svg:height="1.164cm" draw:z-index="84"><draw:object xlink:href="./Object 85" xlink:type="simple" xlink:show="embed" xlink:actuate="onLoad"/><draw:image xlink:href="./ObjectReplacements/Object 85" xlink:type="simple" xlink:show="embed" xlink:actuate="onLoad"/><svg:desc>формула</svg:desc></draw:frame></text:p>
      <text:p text:style-name="P32"><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32"><draw:frame draw:style-name="fr3" draw:name="Объект45" text:anchor-type="as-char" svg:y="-0.702cm" svg:width="4.385cm" svg:height="1.203cm" draw:z-index="85"><draw:object xlink:href="./Object 86" xlink:type="simple" xlink:show="embed" xlink:actuate="onLoad"/><draw:image xlink:href="./ObjectReplacements/Object 86" xlink:type="simple" xlink:show="embed" xlink:actuate="onLoad"/><svg:desc>формула</svg:desc></draw:frame>, </text:p>
      <text:p text:style-name="P32">где<draw:frame draw:style-name="fr3" draw:name="Объект46" text:anchor-type="as-char" svg:y="-0.386cm" svg:width="2.528cm" svg:height="0.543cm" draw:z-index="86"><draw:object xlink:href="./Object 87" xlink:type="simple" xlink:show="embed" xlink:actuate="onLoad"/><draw:image xlink:href="./ObjectReplacements/Object 87" xlink:type="simple" xlink:show="embed" xlink:actuate="onLoad"/><svg:desc>формула</svg:desc></draw:frame></text:p>
      <text:p text:style-name="P32"><draw:frame draw:style-name="fr3" draw:name="Объект47" text:anchor-type="as-char" svg:y="-0.661cm" svg:width="5.84cm" svg:height="1.164cm" draw:z-index="87"><draw:object xlink:href="./Object 88" xlink:type="simple" xlink:show="embed" xlink:actuate="onLoad"/><draw:image xlink:href="./ObjectReplacements/Object 88" xlink:type="simple" xlink:show="embed" xlink:actuate="onLoad"/><svg:desc>формула</svg:desc></draw:frame></text:p>
      <text:p text:style-name="P30">Вынесем постоянную часть за скобку интегрирования.</text:p>
      <text:p text:style-name="P32"><draw:frame draw:style-name="fr3" draw:name="Объект48" text:anchor-type="as-char" svg:y="-0.661cm" svg:width="5.925cm" svg:height="1.162cm" draw:z-index="88"><draw:object xlink:href="./Object 89" xlink:type="simple" xlink:show="embed" xlink:actuate="onLoad"/><draw:image xlink:href="./ObjectReplacements/Object 89" xlink:type="simple" xlink:show="embed" xlink:actuate="onLoad"/><svg:desc>формула</svg:desc></draw:frame></text:p>
      <text:p text:style-name="P30">Отбросим на время постоянную часть, для упрощения записи и понимания дальнейших действий</text:p>
      <text:p text:style-name="P32"><text:soft-page-break/><draw:frame draw:style-name="fr3" draw:name="Объект49" text:anchor-type="as-char" svg:y="-0.661cm" svg:width="4.521cm" svg:height="1.115cm" draw:z-index="89"><draw:object xlink:href="./Object 90" xlink:type="simple" xlink:show="embed" xlink:actuate="onLoad"/><draw:image xlink:href="./ObjectReplacements/Object 90" xlink:type="simple" xlink:show="embed" xlink:actuate="onLoad"/><svg:desc>формула</svg:desc></draw:frame></text:p>
      <text:p text:style-name="P32">Приведём к интегралу по 4 переменным</text:p>
      <text:p text:style-name="P32"><draw:frame draw:style-name="fr3" draw:name="Объект50" text:anchor-type="as-char" svg:y="-0.661cm" svg:width="6.941cm" svg:height="1.115cm" draw:z-index="90"><draw:object xlink:href="./Object 91" xlink:type="simple" xlink:show="embed" xlink:actuate="onLoad"/><draw:image xlink:href="./ObjectReplacements/Object 91" xlink:type="simple" xlink:show="embed" xlink:actuate="onLoad"/><svg:desc>формула</svg:desc></draw:frame>,</text:p>
      <text:p text:style-name="P32">где<draw:frame draw:style-name="fr3" draw:name="Объект51" text:anchor-type="as-char" svg:y="-0.619cm" svg:width="3.366cm" svg:height="0.998cm" draw:z-index="91"><draw:object xlink:href="./Object 92" xlink:type="simple" xlink:show="embed" xlink:actuate="onLoad"/><draw:image xlink:href="./ObjectReplacements/Object 92" xlink:type="simple" xlink:show="embed" xlink:actuate="onLoad"/><svg:desc>формула</svg:desc></draw:frame>, <text:s/><text:span text:style-name="T72">и</text:span><draw:frame draw:style-name="fr3" draw:name="Объект52" text:anchor-type="as-char" svg:y="-0.429cm" svg:width="5.674cm" svg:height="0.584cm" draw:z-index="92"><draw:object xlink:href="./Object 93" xlink:type="simple" xlink:show="embed" xlink:actuate="onLoad"/><draw:image xlink:href="./ObjectReplacements/Object 93" xlink:type="simple" xlink:show="embed" xlink:actuate="onLoad"/><svg:desc>формула</svg:desc></draw:frame>,</text:p>
      <text:p text:style-name="P30">тогда выражение скалярного потенциала принимает вид:</text:p>
      <text:p text:style-name="P32"><draw:frame draw:style-name="fr3" draw:name="Объект53" text:anchor-type="as-char" svg:y="-0.661cm" svg:width="8.594cm" svg:height="1.115cm" draw:z-index="93"><draw:object xlink:href="./Object 94" xlink:type="simple" xlink:show="embed" xlink:actuate="onLoad"/><draw:image xlink:href="./ObjectReplacements/Object 94" xlink:type="simple" xlink:show="embed" xlink:actuate="onLoad"/><svg:desc>формула</svg:desc></draw:frame></text:p>
      <text:p text:style-name="P32">После тривиальных действий с изменением порядка интегрирования.</text:p>
      <text:p text:style-name="P32"><draw:frame draw:style-name="fr3" draw:name="Объект54" text:anchor-type="as-char" svg:y="-0.66cm" svg:width="6.096cm" svg:height="1.115cm" draw:z-index="94"><draw:object xlink:href="./Object 95" xlink:type="simple" xlink:show="embed" xlink:actuate="onLoad"/><draw:image xlink:href="./ObjectReplacements/Object 95" xlink:type="simple" xlink:show="embed" xlink:actuate="onLoad"/><svg:desc>формула</svg:desc></draw:frame></text:p>
      <text:p text:style-name="P32">Воспользуемся приведённым в [13] правилом интегрирования названным правилом параметризации Фейнмана<draw:frame draw:style-name="fr3" draw:name="Объект55" text:anchor-type="as-char" svg:y="-0.691cm" svg:width="5.392cm" svg:height="1.141cm" draw:z-index="95"><draw:object xlink:href="./Object 96" xlink:type="simple" xlink:show="embed" xlink:actuate="onLoad"/><draw:image xlink:href="./ObjectReplacements/Object 96" xlink:type="simple" xlink:show="embed" xlink:actuate="onLoad"/><svg:desc>формула</svg:desc></draw:frame>, <text:span text:style-name="T72">при</text:span><draw:frame draw:style-name="fr3" draw:name="Объект56" text:anchor-type="as-char" svg:y="-0.386cm" svg:width="1.741cm" svg:height="0.54cm" draw:z-index="96"><draw:object xlink:href="./Object 97" xlink:type="simple" xlink:show="embed" xlink:actuate="onLoad"/><draw:image xlink:href="./ObjectReplacements/Object 97" xlink:type="simple" xlink:show="embed" xlink:actuate="onLoad"/><svg:desc>формула</svg:desc></draw:frame></text:p>
      <text:p text:style-name="P32"><draw:frame draw:style-name="fr3" draw:name="Объект57" text:anchor-type="as-char" svg:y="-0.66cm" svg:width="12.585cm" svg:height="1.566cm" draw:z-index="97"><draw:object xlink:href="./Object 98" xlink:type="simple" xlink:show="embed" xlink:actuate="onLoad"/><draw:image xlink:href="./ObjectReplacements/Object 98" xlink:type="simple" xlink:show="embed" xlink:actuate="onLoad"/><svg:desc>формула</svg:desc></draw:frame></text:p>
      <text:p text:style-name="P32">Исходя из <text:span text:style-name="T55">прил.1</text:span>, имеем:</text:p>
      <text:p text:style-name="P32"><draw:frame draw:style-name="fr3" draw:name="Объект58" text:anchor-type="as-char" svg:y="-0.66cm" svg:width="3.54cm" svg:height="1.051cm" draw:z-index="98"><draw:object xlink:href="./Object 99" xlink:type="simple" xlink:show="embed" xlink:actuate="onLoad"/><draw:image xlink:href="./ObjectReplacements/Object 99" xlink:type="simple" xlink:show="embed" xlink:actuate="onLoad"/><svg:desc>формула</svg:desc></draw:frame>, <text:span text:style-name="T71">где</text:span><text:span text:style-name="T71"><draw:frame draw:style-name="fr3" draw:name="Объект59" text:anchor-type="as-char" svg:y="-0.386cm" svg:width="1.685cm" svg:height="0.506cm" draw:z-index="99"><draw:object xlink:href="./Object 100" xlink:type="simple" xlink:show="embed" xlink:actuate="onLoad"/><draw:image xlink:href="./ObjectReplacements/Object 100" xlink:type="simple" xlink:show="embed" xlink:actuate="onLoad"/><svg:desc>формула</svg:desc></draw:frame></text:span><text:span text:style-name="T71">, а</text:span><text:span text:style-name="T71"><draw:frame draw:style-name="fr3" draw:name="Объект60" text:anchor-type="as-char" svg:y="-0.693cm" svg:width="2.725cm" svg:height="1.147cm" draw:z-index="100"><draw:object xlink:href="./Object 101" xlink:type="simple" xlink:show="embed" xlink:actuate="onLoad"/><draw:image xlink:href="./ObjectReplacements/Object 101" xlink:type="simple" xlink:show="embed" xlink:actuate="onLoad"/><svg:desc>формула</svg:desc></draw:frame></text:span><text:span text:style-name="T71">.</text:span></text:p>
      <text:p text:style-name="P32">Переходим во время<draw:frame draw:style-name="fr3" draw:name="Объект61" text:anchor-type="as-char" svg:y="-0.377cm" svg:width="1.094cm" svg:height="0.467cm" draw:z-index="101"><draw:object xlink:href="./Object 102" xlink:type="simple" xlink:show="embed" xlink:actuate="onLoad"/><draw:image xlink:href="./ObjectReplacements/Object 102" xlink:type="simple" xlink:show="embed" xlink:actuate="onLoad"/><svg:desc>формула</svg:desc></draw:frame>.</text:p>
      <text:p text:style-name="P32">Тогда скалярный потенциал примет вид:</text:p>
      <text:p text:style-name="P32"><text:span text:style-name="Strong_20_Emphasis"><draw:frame draw:style-name="fr3" draw:name="Объект62" text:anchor-type="as-char" svg:y="-0.713cm" svg:width="6.255cm" svg:height="1.215cm" draw:z-index="102"><draw:object xlink:href="./Object 103" xlink:type="simple" xlink:show="embed" xlink:actuate="onLoad"/><draw:image xlink:href="./ObjectReplacements/Object 103" xlink:type="simple" xlink:show="embed" xlink:actuate="onLoad"/><svg:desc>формула</svg:desc></draw:frame></text:span></text:p>
      <text:p text:style-name="P32">Используя <text:span text:style-name="T55">прил.</text:span><text:span text:style-name="T56">6</text:span> и <text:span text:style-name="T55">прил.</text:span><text:span text:style-name="T56">8</text:span>, убеждаемся в правильности данных формул, найдя калибровку Лоренца<draw:frame draw:style-name="fr3" draw:name="Объект63" text:anchor-type="as-char" svg:y="-0.635cm" svg:width="2.824cm" svg:height="1.012cm" draw:z-index="103"><draw:object xlink:href="./Object 104" xlink:type="simple" xlink:show="embed" xlink:actuate="onLoad"/><draw:image xlink:href="./ObjectReplacements/Object 104" xlink:type="simple" xlink:show="embed" xlink:actuate="onLoad"/><svg:desc>формула</svg:desc></draw:frame>:</text:p>
      <text:p text:style-name="P32"><draw:frame draw:style-name="fr3" draw:name="Объект64" text:anchor-type="as-char" svg:y="-1.369cm" svg:width="10.839cm" svg:height="2.658cm" draw:z-index="104"><draw:object xlink:href="./Object 105" xlink:type="simple" xlink:show="embed" xlink:actuate="onLoad"/><draw:image xlink:href="./ObjectReplacements/Object 105" xlink:type="simple" xlink:show="embed" xlink:actuate="onLoad"/><svg:desc>формула</svg:desc></draw:frame></text:p>
      <text:p text:style-name="P32"><draw:frame draw:style-name="fr3" draw:name="Объект65" text:anchor-type="as-char" svg:y="-1.092cm" svg:width="12.799cm" svg:height="2.071cm" draw:z-index="105"><draw:object xlink:href="./Object 106" xlink:type="simple" xlink:show="embed" xlink:actuate="onLoad"/><draw:image xlink:href="./ObjectReplacements/Object 106" xlink:type="simple" xlink:show="embed" xlink:actuate="onLoad"/><svg:desc>формула</svg:desc></draw:frame></text:p>
      <text:p text:style-name="P33"><text:span text:style-name="Strong_20_Emphasis"><text:span text:style-name="T21">Можно без особых ухищрений заметить факт не выполнения калибровки. Однако, если в данном случае предположить, что</text:span></text:span><text:span text:style-name="Strong_20_Emphasis"><text:span text:style-name="T21"><draw:frame draw:style-name="fr3" draw:name="Объект70" text:anchor-type="as-char" svg:y="-0.377cm" svg:width="1.713cm" svg:height="0.467cm" draw:z-index="106"><draw:object xlink:href="./Object 111" xlink:type="simple" xlink:show="embed" xlink:actuate="onLoad"/><draw:image xlink:href="./ObjectReplacements/Object 111" xlink:type="simple" xlink:show="embed" xlink:actuate="onLoad"/></draw:frame></text:span></text:span><text:span text:style-name="Strong_20_Emphasis"><text:span text:style-name="T21">, то условие выше выполняется. Этот факт можно объяснить нарушением закона сохранения </text:span></text:span><text:soft-page-break/><text:span text:style-name="Strong_20_Emphasis"><text:span text:style-name="T21">энергии на антеннах подобного типа. Если на участке не происходит изменения заряда, то, следовательно, закон сохранения энергии выполняется. Иначе возникнут погрешности, что мы и наблюдаем в данном случае.</text:span></text:span></text:p>
      <text:p text:style-name="P32">Для нахождения поля обратимся <text:span text:style-name="T55">к вспомогательным уравнениям </text:span><text:span text:style-name="T57">7</text:span><text:span text:style-name="T55"> и </text:span><text:span text:style-name="T57">9</text:span>. <text:span text:style-name="T75">Опустим тривиальные преобразования и перейдём сразу к искомой формуле:</text:span></text:p>
      <text:p text:style-name="P32"><draw:frame draw:style-name="fr3" draw:name="Объект66" text:anchor-type="as-char" svg:y="-1.864cm" svg:width="11.167cm" svg:height="3.616cm" draw:z-index="107"><draw:object xlink:href="./Object 107" xlink:type="simple" xlink:show="embed" xlink:actuate="onLoad"/><draw:image xlink:href="./ObjectReplacements/Object 107" xlink:type="simple" xlink:show="embed" xlink:actuate="onLoad"/><svg:desc>формула</svg:desc></draw:frame></text:p>
      <text:p text:style-name="P34"><text:span text:style-name="Strong_20_Emphasis"><text:span text:style-name="T22">Таким образом, получили выражение для вычисления электрического поля антенны с переменным зарядом</text:span></text:span><text:span text:style-name="Strong_20_Emphasis"><text:span text:style-name="T23">. В целях подтверждения её, мы произвели расчёт </text:span></text:span><text:span text:style-name="Strong_20_Emphasis"><text:span text:style-name="T58">частного случая</text:span></text:span><text:span text:style-name="Strong_20_Emphasis"><text:span text:style-name="T23"> антенны по этой формуле, а так же сравнили с результатами широко признанной в узких кругах программой моделирования антенн CST Studio Suit для всё той же антенны.</text:span></text:span></text:p>
      <text:h text:style-name="P86" text:outline-level="1"><text:span text:style-name="Strong_20_Emphasis"/></text:h>
      <text:h text:style-name="P91" text:outline-level="1"><text:bookmark-start text:name="__RefHeading___Toc2122_67859666"/><text:span text:style-name="Strong_20_Emphasis"><text:span text:style-name="T76">3 Проведение расчётов на основе известных антенн</text:span></text:span><text:bookmark-end text:name="__RefHeading___Toc2122_67859666"/></text:h>
      <text:p text:style-name="P37"><text:span text:style-name="Strong_20_Emphasis"><text:span text:style-name="T24">В пользу приведённых выше формул, проведё</text:span></text:span><text:span text:style-name="Strong_20_Emphasis"><text:span text:style-name="T25">м </text:span></text:span><text:span text:style-name="Strong_20_Emphasis"><text:span text:style-name="T24">моделирован</text:span></text:span><text:span text:style-name="Strong_20_Emphasis"><text:span text:style-name="T25">ие</text:span></text:span><text:span text:style-name="Strong_20_Emphasis"><text:span text:style-name="T24"> </text:span></text:span><text:span text:style-name="Strong_20_Emphasis"><text:span text:style-name="T77">нескольк</text:span></text:span><text:span text:style-name="Strong_20_Emphasis"><text:span text:style-name="T78">их</text:span></text:span><text:span text:style-name="Strong_20_Emphasis"><text:span text:style-name="T82"> антенн </text:span></text:span><text:span text:style-name="Strong_20_Emphasis"><text:span text:style-name="T83">при помощи численного моделирования на языке программирования Python и рассчёта модели в программе CST Studio Suite. </text:span></text:span><text:span text:style-name="Strong_20_Emphasis"><text:span text:style-name="T84">Опорным критерием для нас будет энергетическая диаграмма направленности антенны. </text:span></text:span><text:span text:style-name="Strong_20_Emphasis"><text:span text:style-name="T85">Ввиду того, что метод FDTD (Finite Difference Time Domain, или же метод конечных разностей во временной области), используемый в CST очень хорошо исследован, а так же сама </text:span></text:span><text:span text:style-name="Strong_20_Emphasis"><text:span text:style-name="T86">программа обрела определённую популярность и доверие среди инженеров, результаты полученные из неё можно считать достоверными. Сравниванием исчисленных программно данных с результатами полученными в CST </text:span></text:span><text:span text:style-name="Strong_20_Emphasis"><text:span text:style-name="T87">докажем правдивость зарядовой модели и полученных формул.</text:span></text:span></text:p>
      <text:h text:style-name="P73" text:outline-level="2"><text:bookmark-start text:name="__RefHeading___Toc3064_376167966"/><text:span text:style-name="Strong_20_Emphasis"><text:span text:style-name="T143">3.1 Код</text:span></text:span><text:bookmark-end text:name="__RefHeading___Toc3064_376167966"/></text:h>
      <text:p text:style-name="P36"><text:span text:style-name="Strong_20_Emphasis"><text:span text:style-name="T26">То что вычисление полей антенны является весьма трудоёмким процессом, пожалуй, не является секретом. В связи с этим, данные выражения были перенесены в программный код. В качестве языка программирования был выбран язык Python версии 3.X. Выбор этого языка был не случайным: он позволяет значительно упростить процесс написания алгоритмов вычисления, в первую очередь, за счёт встроенных функций языка. Так же, </text:span></text:span><text:span text:style-name="Strong_20_Emphasis"><text:span text:style-name="T27">благодаря внутренним требованиям по написанию кода, определённым в стандартах Python, удаётся достичь высокого удобства чтения функций. Однако, за такие достоинства приходиться расплачиваться скоростью выполнения программы. Хоть и не многим, но он уступает в производительности таким языкам, как С. Но несмотря на это, скорость обсчёта полей не уступает скорости сходных антенн, но с более распространённым методом FDTD. И за это тоже приходится чем-то жертвовать. В данном случае ‑ точностью измерений.</text:span></text:span></text:p>
      <text:p text:style-name="P38"><text:span text:style-name="Strong_20_Emphasis"><text:span text:style-name="T28">Описанные ниже участки кода приведены в соответствующих листнигах в конце работы.</text:span></text:span></text:p>
      <text:p text:style-name="P39"><text:soft-page-break/><text:span text:style-name="Strong_20_Emphasis"><text:span text:style-name="T29">В </text:span></text:span><text:span text:style-name="Strong_20_Emphasis"><text:span text:style-name="T79">листинге 1 </text:span></text:span><text:span text:style-name="Strong_20_Emphasis"><text:span text:style-name="T88">приведены вспомогательные функции для векторной алгебры, которых не хватило из стандартного набора. </text:span></text:span></text:p>
      <text:p text:style-name="P77"><text:span text:style-name="Strong_20_Emphasis"><text:span text:style-name="T89">Функция _dot принимает на вход </text:span></text:span><text:span text:style-name="Strong_20_Emphasis"><text:span text:style-name="T90">два вектора и вычисляет сумму перемноженных координат. _sqrMagnitude вызывает _dot, передавая на вход один и тот же вектор дважды, тем самым получаем квадрат диагонали прямоугольного треугольника, построенного в прямоугольной системе координат по двум точкам, записанным в данном векторе. _magnitude возвращает корень из квадрата диагонали, </text:span></text:span><text:span text:style-name="Strong_20_Emphasis"><text:span text:style-name="T91">полученного ранее. _distance <text:s/>определяет расстояние между двумя точками в </text:span></text:span><text:span text:style-name="Strong_20_Emphasis"><text:span text:style-name="T92">двумерной </text:span></text:span><text:span text:style-name="Strong_20_Emphasis"><text:span text:style-name="T91">плоскости. </text:span></text:span><text:span text:style-name="Strong_20_Emphasis"><text:span text:style-name="T89">_</text:span></text:span><text:span text:style-name="Strong_20_Emphasis"><text:span text:style-name="T92">normalize вычисляет норму вектора и возвращает его нормированной значение, тем самым создаёт нормированное векторное пространство. _proj выдаёт проекцию одного вектора на другой. </text:span></text:span><text:span text:style-name="Strong_20_Emphasis"><text:span text:style-name="T93">_directions генерирует точки наблюдения поля.</text:span></text:span></text:p>
      <text:h text:style-name="P75" text:outline-level="2"><text:span text:style-name="Strong_20_Emphasis"/></text:h>
      <text:h text:style-name="P9" text:outline-level="2"><text:bookmark-start text:name="__RefHeading___Toc3066_376167966"/><text:span text:style-name="Strong_20_Emphasis"><text:span text:style-name="T144">3.2 CST Studio Suite</text:span></text:span><text:bookmark-end text:name="__RefHeading___Toc3066_376167966"/></text:h>
      <text:p text:style-name="P40"><text:span text:style-name="Strong_20_Emphasis"><text:span text:style-name="T7">CST Studio Suite ‑ это, </text:span></text:span><text:span text:style-name="Strong_20_Emphasis"><text:span text:style-name="T30">по заверению разработчиков,</text:span></text:span><text:span text:style-name="Strong_20_Emphasis"><text:span text:style-name="T7"> высокопроизводительный пакет программного обеспечения для </text:span></text:span><text:span text:style-name="Strong_20_Emphasis"><text:span text:style-name="T30">электро­магнитного</text:span></text:span><text:span text:style-name="Strong_20_Emphasis"><text:span text:style-name="T7"> анализа в </text:span></text:span><text:span text:style-name="Strong_20_Emphasis"><text:span text:style-name="T30">трёхмерном пространстве</text:span></text:span><text:span text:style-name="Strong_20_Emphasis"><text:span text:style-name="T7">, предназначенный для проектирования, анализа и оптимизации электромагнитных компонентов и систем.</text:span></text:span></text:p>
      <text:p text:style-name="P41"><text:span text:style-name="Strong_20_Emphasis"><text:span text:style-name="T30">В программе, по выбору, представлено несколько основных алгоритмов, для обработки полей моделируемых антенн. В случае, рассматриваемом в данной работе, более всего уместен метод FDTD. </text:span></text:span></text:p>
      <text:p text:style-name="P41"><text:span text:style-name="Strong_20_Emphasis"><text:span text:style-name="T30">Для моделирования антенны реализован специальный трёхмерный редактор, </text:span></text:span><text:span text:style-name="Strong_20_Emphasis"><text:span text:style-name="T31">позволяющий так же визуально наблюдать саму модель, </text:span></text:span><text:span text:style-name="Strong_20_Emphasis"><text:span text:style-name="T32">что очень помогает в обнаружении конструктивных ошибок при проектировании.</text:span></text:span></text:p>
      <text:p text:style-name="P42"><text:span text:style-name="Strong_20_Emphasis"><text:span text:style-name="T33">Что бы просчитать поле в заданной точке необходимо задать в пространстве пробный заряд, настроить программу для вычислений соответствующим с поставленной задачей образом и отдать команду на вычисление.</text:span></text:span></text:p>
      <text:p text:style-name="P42"><text:span text:style-name="Strong_20_Emphasis"><text:span text:style-name="T33">Рассчитанные данные, а так же различные компоненты и некоторые настройки для программы вычисления. На иллюстрации </text:span></text:span><text:span text:style-name="Strong_20_Emphasis"><text:span text:style-name="T80">(ИЛЛЮСТРАЦИЯ) </text:span></text:span><text:span text:style-name="Strong_20_Emphasis"><text:span text:style-name="T94">представлен общий вид окна дизайнера программы, а на </text:span></text:span><text:span text:style-name="Strong_20_Emphasis"><text:span text:style-name="T80">(ИЛЛЮСТРАЦИЯ) </text:span></text:span><text:span text:style-name="Strong_20_Emphasis"><text:span text:style-name="T94">показан пример окна </text:span></text:span><text:span text:style-name="Strong_20_Emphasis"><text:span text:style-name="T95">настройки вычисл</text:span></text:span><text:span text:style-name="Strong_20_Emphasis"><text:span text:style-name="T96">ений</text:span></text:span><text:span text:style-name="Strong_20_Emphasis"><text:span text:style-name="T95">.</text:span></text:span></text:p>
      <text:p text:style-name="Text_20_body"><text:span text:style-name="Strong_20_Emphasis"><text:span text:style-name="T95">Так же, отметим, что данная программа </text:span></text:span><text:span text:style-name="Strong_20_Emphasis"><text:span text:style-name="T96">снискала огромную популярность среди инженеров и учёных, которые работают в области исследований антенн.</text:span></text:span></text:p>
      <text:p text:style-name="P43"><text:span text:style-name="Strong_20_Emphasis"><text:span text:style-name="T97">В виду перечисленных выше достоинств этой программы, было решено в производимых вычислениях опираться на неё. Как упоминалось ранее больший интерес представляет энергетическая диаграмма направленности. Получив исчисленные данные из программы </text:span></text:span><text:span text:style-name="Strong_20_Emphasis"><text:span text:style-name="T98">описанной в предыдущем пункте, можно сравнить диаграмму направленности полученной из формул с той, что была просчитана по другому известному и популярному алгоритму в </text:span></text:span><text:span text:style-name="Strong_20_Emphasis"><text:span text:style-name="T104">CST Studio Suite.</text:span></text:span></text:p>
      <text:p text:style-name="P84"><text:span text:style-name="Strong_20_Emphasis"><text:span text:style-name="T106"/></text:span></text:p>
      <text:p text:style-name="P85"><text:span text:style-name="Strong_20_Emphasis"><text:span text:style-name="T106">Вставить иллюстрации</text:span></text:span></text:p>
      <text:p text:style-name="P4"><text:span text:style-name="Strong_20_Emphasis"><text:span text:style-name="T107">Ожидается, что максимумы и минимумы, </text:span></text:span><text:span text:style-name="Strong_20_Emphasis"><text:span text:style-name="T108">как и общая картина,</text:span></text:span><text:span text:style-name="Strong_20_Emphasis"><text:span text:style-name="T107"> </text:span></text:span><text:span text:style-name="Strong_20_Emphasis"><text:span text:style-name="T108">совпадут по направлению. Однако, численные значения могут быть различны, </text:span></text:span><text:span text:style-name="Strong_20_Emphasis"><text:span text:style-name="T109">в виду различающейся точности в вычислениях</text:span></text:span><text:span text:style-name="Strong_20_Emphasis"><text:span text:style-name="T108">.</text:span></text:span></text:p>
      <text:h text:style-name="P74" text:outline-level="2"><text:bookmark-start text:name="__RefHeading___Toc3068_376167966"/><text:span text:style-name="Strong_20_Emphasis"><text:span text:style-name="T145">3.3 Антенна «Бабочка»</text:span></text:span><text:bookmark-end text:name="__RefHeading___Toc3068_376167966"/></text:h>
      <text:p text:style-name="P44"><text:span text:style-name="Strong_20_Emphasis"><text:span text:style-name="T34">У данной антенны существует много названий. Наиболее распространённые — бабочка и крыло летучей мыши. Для упрощения, будем использовать первый вариант. Такие имена антенна получила за свою характерную форму (</text:span></text:span><text:span text:style-name="Strong_20_Emphasis"><text:span text:style-name="T152">ИЛЛЮСТРАЦИЯ</text:span></text:span><text:span text:style-name="Strong_20_Emphasis"><text:span text:style-name="T34">). Если исходить из разрезного полуволнового вибратора и стараться придать ему широкий частотный диапазон, надо превратить его в «толстый» вибратор. Для этого плечо вибратора выполняется в виде треугольной плоскости </text:span></text:span><text:span text:style-name="Strong_20_Emphasis"><text:span text:style-name="T35">(</text:span></text:span><text:span text:style-name="Strong_20_Emphasis"><text:span text:style-name="T155">ИЛЛЮСТРАЦИЯ ВЫШЕ</text:span></text:span><text:span text:style-name="Strong_20_Emphasis"><text:span text:style-name="T35">)</text:span></text:span><text:span text:style-name="Strong_20_Emphasis"><text:span text:style-name="T100">. Такие вибраторы известны в области УКВ как широкополосные излучатели. Можно ещё больше расширить полосу частот вибратора, если добавить два взаимно параллельных короткозамкнутых четвертьволновых проводника. Так же можно дополнить треугольники до прямоугольников, при этом оба проводника образуют полуволновую щель между ними. Здесь возбуждение осуществляется в геометрической середине щели. В принципе, это будет щелевой излучатель, отличающийся тем, что вертикальная щель даёт горизонтальную поляризацию. Чтобы улучшить распределение тока и частотную характеристику, плечо вибратора прогибают, и его контур начинает напоминать плечо летучей мыши в размахе.</text:span></text:span></text:p>
      <text:p text:style-name="P45"><text:span text:style-name="Strong_20_Emphasis"><text:span text:style-name="T101">Однако, в данном случае больший интерес представляет именно конструкция «бабочки». Выбор треугольников в антенне экономит материал и позволяет четко задавать вход антенны в виде треугольников, расположенных рядом. Повышенный емкостный краевой эффект вызывает значительное укорочение вибратора. Входное сопротивление, коэффициент укорочения и частотный интервал этого волнового вибратора определяются углом раскрыва </text:span></text:span><text:span text:style-name="Strong_20_Emphasis"><text:span text:style-name="T117">α</text:span></text:span><text:span text:style-name="Strong_20_Emphasis"><text:span text:style-name="T101">.</text:span></text:span></text:p>
      <text:p text:style-name="P46"><text:soft-page-break/><text:span text:style-name="Strong_20_Emphasis"><text:span text:style-name="T110">По конструктивным соображениям в области УКВ угол раскрыва </text:span></text:span><text:span text:style-name="Strong_20_Emphasis"><text:span text:style-name="T113">α <text:s/></text:span></text:span><text:span text:style-name="Strong_20_Emphasis"><text:span text:style-name="T110">выбирают близким 30</text:span></text:span><text:span text:style-name="Strong_20_Emphasis"><text:span text:style-name="T113">º, но в ДМВ диапазоне предпочитают углы от 60º до 80º, обеспечивающие большую ширину полосы частот.</text:span></text:span></text:p>
      <text:p text:style-name="P46"><text:span text:style-name="Strong_20_Emphasis"><text:span text:style-name="T113">При <text:s/>α =  30º входное сопротивление вибратора составляет около 350 Ом, а его длина достигает 0.8 λ. В этих условиях относительная ширина </text:span></text:span><text:span text:style-name="Strong_20_Emphasis"><text:span text:style-name="T114">интервала частот </text:span></text:span><text:span text:style-name="Strong_20_Emphasis"><text:span text:style-name="T118">f = 0.65f</text:span></text:span><text:span text:style-name="Strong_20_Emphasis"><text:span text:style-name="T119">m</text:span></text:span><text:span text:style-name="Strong_20_Emphasis"><text:span text:style-name="T120">. </text:span></text:span><text:span text:style-name="Strong_20_Emphasis"><text:span text:style-name="T124">Чтобы снизить вес и парусность, треугольники делают из перфорированной жести или мелкой металлической сетки. Используют также решетчатые конструкции из прутка.</text:span></text:span></text:p>
      <text:p text:style-name="P47"><text:span text:style-name="Strong_20_Emphasis"><text:span text:style-name="T124">Изменение входного сопротивления в зависимости от от угла раскрыва происходит лишь в узком интервале изменений последнего, а само сопротивление почти постоянно в относительно широком интервале частот. </text:span></text:span><text:span text:style-name="Strong_20_Emphasis"><text:span text:style-name="T125">Углы от <text:s/>6</text:span></text:span><text:span text:style-name="Strong_20_Emphasis"><text:span text:style-name="T126">0º </text:span></text:span><text:span text:style-name="Strong_20_Emphasis"><text:span text:style-name="T125">до <text:s/>8</text:span></text:span><text:span text:style-name="Strong_20_Emphasis"><text:span text:style-name="T126">0º </text:span></text:span><text:span text:style-name="Strong_20_Emphasis"><text:span text:style-name="T125">являются оптимальными. Им соответствует входное сопротивление 160‑200 Ом и коэффициент укорочения около 0.73. Реактивная составляющая входного импеданса и её частотный ход пренебрежимо малы, а длина </text:span></text:span><text:span text:style-name="Strong_20_Emphasis"><text:span text:style-name="T121">l </text:span></text:span><text:span text:style-name="Strong_20_Emphasis"><text:span text:style-name="T125">благодаря широкополосности излучателя слабо влияет на основные параметры.</text:span></text:span></text:p>
      <text:p text:style-name="P47"><text:span text:style-name="Strong_20_Emphasis"><text:span text:style-name="T125">Как известно(</text:span></text:span><text:span text:style-name="Strong_20_Emphasis"><text:span text:style-name="T153">ссыль</text:span></text:span><text:span text:style-name="Strong_20_Emphasis"><text:span text:style-name="T125">), «узкий» волновой вибратор даёт усиление 1.8 дБ относительно настроенного полуволнового вибратора. Достаточно широкополосный плоский вибратор работает на значительно более высоких частотах, чему способствует частотная зависимость его импеданса. В высокочастотной области вибратор окажется, естественно электрически длиннее 1 λ. Поэтому усиление растёт с частотой и способно достигать 4 </text:span></text:span><text:span text:style-name="Strong_20_Emphasis"><text:span text:style-name="T121">dBd. </text:span></text:span></text:p>
      <text:p text:style-name="P44"><text:span text:style-name="Strong_20_Emphasis"><text:span text:style-name="T99">Не смотря на очень высокую популярность подобных антенн </text:span></text:span><text:span text:style-name="Strong_20_Emphasis"><text:span text:style-name="T102">в телевизионной области</text:span></text:span><text:span text:style-name="Strong_20_Emphasis"><text:span text:style-name="T99">, их вопрос освещен в литературе крайне слабо. </text:span></text:span></text:p>
      <text:p text:style-name="P48"><text:span text:style-name="Strong_20_Emphasis"><text:span text:style-name="T103">Построив модель данной антенны в </text:span></text:span><text:span text:style-name="Strong_20_Emphasis"><text:span text:style-name="T105">CST Studio Suite, </text:span></text:span><text:span text:style-name="Strong_20_Emphasis"><text:span text:style-name="T111">как показано на </text:span></text:span><text:span text:style-name="Strong_20_Emphasis"><text:span text:style-name="T156">рис</text:span></text:span><text:span text:style-name="Strong_20_Emphasis"><text:span text:style-name="T154">.(1,2) </text:span></text:span><text:span text:style-name="Strong_20_Emphasis"><text:span text:style-name="T111">получаем опорную диаграмму направленности </text:span></text:span><text:span text:style-name="Strong_20_Emphasis"><text:span text:style-name="T156">рис(3)</text:span></text:span><text:span text:style-name="Strong_20_Emphasis"><text:span text:style-name="T111">. Теперь остаётся построить данную модель в коде, произвести вычисления, согласно выведенным ранее формулам и сверить диаграммы направленности. </text:span></text:span></text:p>
      <text:p text:style-name="P5"><text:span text:style-name="Strong_20_Emphasis"><text:span text:style-name="T111"/></text:span></text:p>
      <text:p text:style-name="P5"><text:span text:style-name="Strong_20_Emphasis"><text:span text:style-name="T111">Обратим внимание на то, что бесконечно малые величины в данном случае не учитываются, однако при возникновении необходимости </text:span></text:span><text:span text:style-name="Strong_20_Emphasis"><text:span text:style-name="T112">в более точных вычислениях, точность можно повысить, учтя их.</text:span></text:span></text:p>
      <text:p text:style-name="P49"><text:span text:style-name="Strong_20_Emphasis"><text:span text:style-name="T112">Как можем заметить, при параметрах антенны, </text:span></text:span><text:span text:style-name="Strong_20_Emphasis"><text:span text:style-name="T157">Xmin = …; Xmax = …; Ymin = …; Ymax = …; </text:span></text:span><text:span text:style-name="Strong_20_Emphasis"><text:span text:style-name="T112">мы имеем совпадение диаграмм. В значениях 0</text:span></text:span><text:span text:style-name="Strong_20_Emphasis"><text:span text:style-name="T115">º, 180º мы наблюдаем минимумы мощности, при этом максимумы так же совпадают. Стоит так же отметить, что </text:span></text:span><text:span text:style-name="Strong_20_Emphasis"><text:span text:style-name="T116">результат не зависит от конкретных значений антенны. Приведённые здесь параметры являются лишь примером её задания.</text:span></text:span></text:p>
      <text:p text:style-name="P50"><text:span text:style-name="Strong_20_Emphasis"><text:span text:style-name="T116">Таким образом, используя пример антенны </text:span></text:span><text:span text:style-name="Strong_20_Emphasis"><text:span text:style-name="T125">«</text:span></text:span><text:span text:style-name="Strong_20_Emphasis"><text:span text:style-name="T140">бабочка</text:span></text:span><text:span text:style-name="Strong_20_Emphasis"><text:span text:style-name="T125">», </text:span></text:span><text:span text:style-name="Strong_20_Emphasis"><text:span text:style-name="T127">имеем совпадение выведенных формул для импульсной теории заряда</text:span></text:span><text:span text:style-name="Strong_20_Emphasis"><text:span text:style-name="T128"> с хорошо известным и излюбленным многими инженерами методом конечных разностей во временной области. </text:span></text:span><text:span text:style-name="Strong_20_Emphasis"><text:span text:style-name="T129">Однако, справедливости ради стоит отметить, что это ещё не даёт права утверждать, что приведённые в данной работе формулы всегда верны. Потому проведём измерения ещё </text:span></text:span><text:span text:style-name="Strong_20_Emphasis"><text:span text:style-name="T158">на двух типах </text:span></text:span><text:span text:style-name="Strong_20_Emphasis"><text:span text:style-name="T129">антенн.</text:span></text:span></text:p>
      <text:h text:style-name="P76" text:outline-level="2"><text:bookmark-start text:name="__RefHeading___Toc3070_376167966"/><text:span text:style-name="Strong_20_Emphasis"><text:span text:style-name="T161">3.4 Антенна «перевернутая </text:span></text:span><text:span text:style-name="Strong_20_Emphasis"><text:span text:style-name="T160">F</text:span></text:span><text:span text:style-name="Strong_20_Emphasis"><text:span text:style-name="T139">»</text:span></text:span><text:bookmark-end text:name="__RefHeading___Toc3070_376167966"/></text:h>
      <text:p text:style-name="P51"><text:span text:style-name="Strong_20_Emphasis"><text:span text:style-name="T129">Для дальнейших доказательств произведём симуляцию антенны, называемой в англоязычной литературе как </text:span></text:span><text:span text:style-name="Strong_20_Emphasis"><text:span text:style-name="T125">«</text:span></text:span><text:span text:style-name="Strong_20_Emphasis"><text:span text:style-name="T122">inverted F</text:span></text:span><text:span text:style-name="Strong_20_Emphasis"><text:span text:style-name="T125">», </text:span></text:span><text:span text:style-name="Strong_20_Emphasis"><text:span text:style-name="T129">что в переводе на русский будет </text:span></text:span><text:span text:style-name="Strong_20_Emphasis"><text:span text:style-name="T125">«</text:span></text:span><text:span text:style-name="Strong_20_Emphasis"><text:span text:style-name="T129">перевёрнутая Ф</text:span></text:span><text:span text:style-name="Strong_20_Emphasis"><text:span text:style-name="T125">». </text:span></text:span><text:span text:style-name="Strong_20_Emphasis"><text:span text:style-name="T129">Однако, это не совсем точный перевод. Как показано на </text:span></text:span><text:span text:style-name="Strong_20_Emphasis"><text:span text:style-name="T158">рис.(1)</text:span></text:span><text:span text:style-name="Strong_20_Emphasis"><text:span text:style-name="T129">, данная антенна получила своё название за счёт своей формы, напоминающей латинскую букву </text:span></text:span><text:span text:style-name="Strong_20_Emphasis"><text:span text:style-name="T122">F.</text:span></text:span></text:p>
      <text:p text:style-name="P81"><text:span text:style-name="Strong_20_Emphasis"><text:span text:style-name="T130">Перевёрнутая </text:span></text:span><text:span text:style-name="Strong_20_Emphasis"><text:span text:style-name="T123">F </text:span></text:span><text:span text:style-name="Strong_20_Emphasis"><text:span text:style-name="T130">базируется на четверть‑волновых монопольных антеннах. </text:span></text:span><text:span text:style-name="Strong_20_Emphasis"><text:span text:style-name="T131">Такая проволочная антенна была изобретена в 1940‑х годах </text:span></text:span><text:span text:style-name="Strong_20_Emphasis"><text:span text:style-name="T159">ссыль</text:span></text:span><text:span text:style-name="Strong_20_Emphasis"><text:span text:style-name="T131">. В данной антенне </text:span></text:span><text:span text:style-name="Strong_20_Emphasis"><text:span text:style-name="T132">запитка</text:span></text:span><text:span text:style-name="Strong_20_Emphasis"><text:span text:style-name="T131"> </text:span></text:span><text:span text:style-name="Strong_20_Emphasis"><text:span text:style-name="T132">подключена к</text:span></text:span><text:span text:style-name="Strong_20_Emphasis"><text:span text:style-name="T131"> промежуточной точк</text:span></text:span><text:span text:style-name="Strong_20_Emphasis"><text:span text:style-name="T132">е вдоль</text:span></text:span><text:span text:style-name="Strong_20_Emphasis"><text:span text:style-name="T131"> антенны, а не с основанием. </text:span></text:span><text:span text:style-name="Strong_20_Emphasis"><text:span text:style-name="T132">Само о</text:span></text:span><text:span text:style-name="Strong_20_Emphasis"><text:span text:style-name="T131">снование </text:span></text:span><text:span text:style-name="Strong_20_Emphasis"><text:span text:style-name="T132">подключено к</text:span></text:span><text:span text:style-name="Strong_20_Emphasis"><text:span text:style-name="T131"> </text:span></text:span><text:span text:style-name="Strong_20_Emphasis"><text:span text:style-name="T132">заземлению</text:span></text:span><text:span text:style-name="Strong_20_Emphasis"><text:span text:style-name="T131">. Преимущество этого соединения заключается в том, что входное сопротивление антенны зависит от расстояния </text:span></text:span><text:span text:style-name="Strong_20_Emphasis"><text:span text:style-name="T133">между</text:span></text:span><text:span text:style-name="Strong_20_Emphasis"><text:span text:style-name="T131"> точк</text:span></text:span><text:span text:style-name="Strong_20_Emphasis"><text:span text:style-name="T133">ой</text:span></text:span><text:span text:style-name="Strong_20_Emphasis"><text:span text:style-name="T131"> </text:span></text:span><text:span text:style-name="Strong_20_Emphasis"><text:span text:style-name="T133">запитки и заземлением. Часть антенны, заключенная между точкой запитки и заземлением, по существу, является коротко замкнутой цепью.</text:span></text:span><text:span text:style-name="Strong_20_Emphasis"><text:span text:style-name="T130"> </text:span></text:span><text:span text:style-name="Strong_20_Emphasis"><text:span text:style-name="T133">Таким образом, проектировщик может задать сопротивление системы перемещением точки запитки (радиочастотные системы обычно имеют </text:span></text:span><text:soft-page-break/><text:span text:style-name="Strong_20_Emphasis"><text:span text:style-name="T134">сопротивление</text:span></text:span><text:span text:style-name="Strong_20_Emphasis"><text:span text:style-name="T133"> системы 50 ом, тогда как монополь λ/4 имеет импеданс 36,5 ом</text:span></text:span><text:span text:style-name="Strong_20_Emphasis"><text:span text:style-name="T81">)(Ссыль)</text:span></text:span><text:span text:style-name="Strong_20_Emphasis"><text:span text:style-name="T133">.</text:span></text:span></text:p>
      <text:p text:style-name="P82"><text:span text:style-name="Strong_20_Emphasis"><text:span text:style-name="T135">Электрические характеристики антенны зависят от размеров излучающей пластины, </text:span></text:span><text:span text:style-name="Strong_20_Emphasis"><text:span text:style-name="T136">соотношения длин её сторон, высоты этой пластины над экраном, размеров и положения вертикальной заземляющей стенки, точки запитки антенны. </text:span></text:span></text:p>
      <text:p text:style-name="Text_20_body"><text:span text:style-name="Strong_20_Emphasis"><text:span text:style-name="T137">Помимо использования диэлектрических свойств воздушной среды, в конструкции инвертированной антенны F ‑ типа пространство под горизонтальной пластиной может быть заполнено диэлектрическим материалом. Такой вариант нашел применение в реализации связи по каналу Bluetooth в диапазоне частот (2.40 ‑ 2.48) ГГц </text:span></text:span><text:span text:style-name="Strong_20_Emphasis"><text:span text:style-name="T138">(</text:span></text:span><text:span text:style-name="Strong_20_Emphasis"><text:span text:style-name="T142">λ</text:span></text:span><text:span text:style-name="Strong_20_Emphasis"><text:span text:style-name="T141"> </text:span></text:span><text:span text:style-name="Strong_20_Emphasis"><text:span text:style-name="T146">≈ </text:span></text:span><text:span text:style-name="Strong_20_Emphasis"><text:span text:style-name="T147">12 см)</text:span></text:span><text:span text:style-name="Strong_20_Emphasis"><text:span text:style-name="T151">(ссыль)</text:span></text:span><text:span text:style-name="Strong_20_Emphasis"><text:span text:style-name="T149">. </text:span></text:span></text:p>
      <text:p text:style-name="P83"><text:span text:style-name="Strong_20_Emphasis"><text:span text:style-name="T149">В антеннах данного типа отсутствуют чёткие соотношения, учитывающих влияние местоположения фидерной линии. Это вынуждает </text:span></text:span><text:span text:style-name="Strong_20_Emphasis"><text:span text:style-name="T150">проектировщиков применять различные численные методы оптимизации, использующие «фидерный эффект» для достижения требуемых параметров антенны. В частности, одно из направлений совершенствования технологии проектирования ‑ оптимизация расположения фидерного контакта в совокупности с подбором других геометрических параметров антенн с помощью «генетических алгоритмов».</text:span></text:span></text:p>
      <text:p text:style-name="P79"><text:span text:style-name="T148"/></text:p>
      <text:p text:style-name="P80"><text:span text:style-name="T148"/></text:p>
      <text:p text:style-name="P80"><text:span text:style-name="T148"/></text:p>
      <text:p text:style-name="P80"><text:span text:style-name="T148"/></text:p>
      <text:p text:style-name="P80"><text:span text:style-name="T148"/></text:p>
      <text:p text:style-name="P80"><text:span text:style-name="T148"/></text:p>
      <text:p text:style-name="P80"><text:span text:style-name="T148"/></text:p>
      <text:p text:style-name="P80"><text:span text:style-name="T148"/></text:p>
      <text:p text:style-name="P80"><text:span text:style-name="T148"/></text:p>
      <text:p text:style-name="P80"><text:span text:style-name="T148"/></text:p>
      <text:p text:style-name="P80"><text:span text:style-name="T148"/></text:p>
      <text:p text:style-name="P80"><text:span text:style-name="T148"/></text:p>
      <text:p text:style-name="P80"><text:span text:style-name="T148"/></text:p>
      <text:p text:style-name="P80"><text:span text:style-name="T148"/></text:p>
      <text:p text:style-name="P78"><text:span text:style-name="Strong_20_Emphasis"><text:span text:style-name="T122"/></text:span></text:p>
      <text:h text:style-name="P92" text:outline-level="1"><text:bookmark-start text:name="__RefHeading___Toc2267_2107963286"/><text:span text:style-name="Strong_20_Emphasis"><text:span text:style-name="T38">Заключение</text:span></text:span><text:bookmark-end text:name="__RefHeading___Toc2267_2107963286"/></text:h>
      <text:p text:style-name="P12"><text:span text:style-name="Strong_20_Emphasis"><text:span text:style-name="T8">В предоставленной работе была исследована применимость зарядовой модели по отношению к треугольной антенне. Из полученных данных можно сделать вывод о том, что данный метод расчёта полей не противоречит методу конечных разностей. </text:span></text:span></text:p>
      <text:p text:style-name="P12"><text:span text:style-name="Strong_20_Emphasis"><text:span text:style-name="T8">Простота заложенных в неё понятий обеспечивает относительно лёгкое понимание процесса излучения импульсных сигналов, но в то же время, вывод необходимых формул занимает отдельное место среди тяжёлых, и в то же время весьма увлекательных задач.</text:span></text:span></text:p>
      <text:p text:style-name="P12"><text:span text:style-name="Strong_20_Emphasis"><text:span text:style-name="T8">Проблема подобного излучения не была исследована полностью в данной работе, и потому представляет особый интерес для дальнейшего изучения. Помимо нахождения общих формул, есть задача о представлении последних в численных методах для решения связанных с этим методом задач на программ­ной основе, в связи с выдающейся трудоёмкостью данного процесса.</text:span></text:span></text:p>
      <text:h text:style-name="P93" text:outline-level="1"><text:bookmark-start text:name="__RefHeading___Toc2911_3488448948"/><text:span text:style-name="T37">Листинг</text:span> А<text:bookmark-end text:name="__RefHeading___Toc2911_3488448948"/></text:h>
      <text:p text:style-name="P11">Файл <text:span text:style-name="T36">math</text:span>_func.h</text:p>
      <text:p text:style-name="Quotations">#ifndef MATH_FUNC_H_INCLUDED</text:p>
      <text:p text:style-name="Quotations">#define MATH_FUNC_H_INCLUDED</text:p>
      <text:p text:style-name="Quotations">#pragma once</text:p>
      <text:p text:style-name="Quotations">#include &lt;iostream&gt;</text:p>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hdthesis"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 </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index-entry-span>, </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2__20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volume"/>
            <text:index-entry-span>,</text:index-entry-span>
            <text:index-entry-bibliography text:style-name="_36__20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ages"/>
            <text:index-entry-span>,</text:index-entry-span>
            <text:index-entry-bibliography text:style-name="_37__20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index-entry-span>,</text:index-entry-span>
            <text:index-entry-bibliography text:style-name="_33__20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index-title text:style-name="Sect1" text:name="Библиография1_Head">
            <text:p text:style-name="P8">Список литературы</text:p>
          </text:index-title>
          <text:p text:style-name="P53">1: H. Schantz, Ultrawideland Antennas, Artech House, 2005</text:p>
          <text:p text:style-name="P53">2: Пономарёв Д. М. и др., Способ определения диаграммы направленности антенны в диапазоне частот, Б. И., 1988</text:p>
          <text:p text:style-name="P53">3: Бахрах Л. Д., Курочкин А. П., Голография в микроволновой технике, М.: Сов. радио, 1979</text:p>
          <text:p text:style-name="P53">4: Милстайн Л. Б., Методы подавления помех в системах радиосвязи с широкополосными сигналами, ТИИЭР, 1988</text:p>
          <text:p text:style-name="P53">5: Астанин Л. Ю., Костылев А. А., Основы сверхширокополосных радиолокационных измерений, М.: Радио и связь, 1989</text:p>
          <text:p text:style-name="P53">6: Ковалев И. П., Пономарев Д. М. , Анализ процессов излучения и приёма импульсных сигналов во временной области, М.: Радио и связь, 1996</text:p>
          <text:p text:style-name="P53">7: Фрадин Ф. З., Антенно-фидерные устройства, М.: Связь, 1977</text:p>
          <text:p text:style-name="P53">8: Ковалев И. П., Пономарев Д. М., Клюев Е. А., Нестационарные процессы в проволочных антеннах при импульсном возбуждении, Радиотехника и электроника, 1991</text:p>
          <text:p text:style-name="P53">9: Небабин В. Г., Гришин В. К., Методы и техника радиолокационного распознавания: современное состояние, тенденции развития, преспективы, Зарубежная радиоэлектроника, 1992</text:p>
          <text:p text:style-name="P53">10: , <text:s/>,,,,</text:p>
          <text:p text:style-name="P53">11: Фейнман Р., Лейтон Р., Сендс М., Фейнмановские лекции по физике, М., 2004</text:p>
          <text:p text:style-name="P53">12: Ландау Л. Д., Лифшиц Е. М., Теория поля (Теоретическая физика, т. II), М.: Физматлит, 2003</text:p>
          <text:p text:style-name="P53">13: Е.Ю. Петров, ИЗЛУЧЕНИЕ ЭЛЕКТРОМАГНИТНЫХ ВОЛН ДВИЖУЩИМИСЯ ЗАРЯЖЕННЫМИ ЧАСТИЦАМИ, Нижегородский государственный университет им. Н. И. Лобачевского, 2019</text:p>
          <text:p text:style-name="P53">14: Weinberg, Steven, The Quantum Theory of Fields, Volume I, Cambridge: Cambridge University Press, 2008</text:p>
        </text:index-body>
      </text:bibliography>
      <text:p text:style-name="Bibliography_20_1"/>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b" svg:font-family="'Times New Romab'"/>
    <style:font-face style:name="sans-serif" svg:font-family="sans-serif"/>
    <style:font-face style:name="Liberation Serif1" svg:font-family="'Liberation Serif'" style:font-family-generic="roman"/>
    <style:font-face style:name="Times New Roman3" svg:font-family="'Times New Roman'" style:font-family-generic="roman"/>
    <style:font-face style:name="Times New Roman2" svg:font-family="'Times New Roman'" style:font-adornments="Курсив" style:font-family-generic="roman"/>
    <style:font-face style:name="Times New Roman1" svg:font-family="'Times New Roman'" style:font-adornments="Обычный" style:font-family-generic="roman"/>
    <style:font-face style:name="DejaVu Sans" svg:font-family="'DejaVu Sans'" style:font-adornments="Обычный"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true" fo:line-height="150%" fo:text-align="justify" style:justify-single-word="false" fo:text-indent="1.251cm" style:auto-text-indent="false" style:shadow="none"/>
      <style:text-properties style:font-name="Times New Roman1" fo:font-family="'Times New Roman'" style:font-style-name="Обычный" style:font-family-generic="roman" fo:font-size="14pt" officeooo:rsid="0056b968"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Обычный" style:font-family-generic="roman"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Обычный" style:font-family-generic="roman" fo:font-size="14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2" fo:font-family="'Times New Roman'" style:font-style-name="Курсив" style:font-family-generic="roman" fo:font-size="14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1" fo:font-family="'Times New Roman'" style:font-style-name="Обычный" style:font-family-generic="roman"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ing"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fo:margin-left="1cm" fo:margin-right="1cm" fo:text-align="justify" style:justify-single-word="false" fo:text-indent="0cm" style:auto-text-indent="false" text:number-lines="false" text:line-number="0"/>
      <style:text-properties fo:font-size="14pt" style:font-size-asian="10.5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Обычный" style:font-family-generic="roman" fo:font-size="14pt"/>
    </style:style>
    <style:style style:name="Table_20_Contents" style:display-name="Table Contents" style:family="paragraph" style:parent-style-name="Standard" style:class="extra" style:master-page-name="">
      <loext:graphic-properties draw:fill="none" draw:fill-color="#729fcf"/>
      <style:paragraph-properties style:page-number="auto" fo:background-color="transparent" style:shadow="none"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true" fo:text-indent="0cm" style:auto-text-indent="false"/>
      <style:text-properties style:font-name="Noto Sans Mono CJK JP Regular" fo:font-family="'Noto Sans Mono CJK JP Regular'" style:font-style-name="Обычный" style:font-family-generic="swiss" style:font-pitch="variable" fo:font-size="14pt" style:font-size-asian="10.5pt"/>
    </style:style>
    <style:style style:name="List_20_1" style:display-name="List 1" style:family="paragraph" style:parent-style-name="List" style:class="list" style:master-page-name="">
      <loext:graphic-properties draw:fill="none" draw:fill-color="#729fcf"/>
      <style:paragraph-properties fo:margin-left="3cm" fo:margin-right="0cm" fo:margin-top="0cm" fo:margin-bottom="0.21cm" loext:contextual-spacing="true" fo:text-indent="-1cm" style:auto-text-indent="false" style:page-number="auto" fo:background-color="transparen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default-outline-level="">
      <style:paragraph-properties fo:margin-top="0cm" fo:margin-bottom="0cm" loext:contextual-spacing="false" fo:line-height="100%" fo:text-align="center" style:justify-single-word="false"/>
      <style:text-properties style:font-name="Courier New" fo:font-family="'Courier New'" style:font-family-generic="roman" style:font-pitch="variable" fo:font-size="10pt" style:font-name-asian="Times New Roman4" style:font-family-asian="'Times New Roman'" style:font-family-generic-asian="system" style:font-pitch-asian="variable" style:font-size-asian="10pt" style:language-asian="ru" style:country-asian="RU" style:font-name-complex="Times New Roman4"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1T11:39:18.978812443</meta:creation-date>
    <meta:generator>LibreOffice/5.1.6.2$Linux_X86_64 LibreOffice_project/10m0$Build-2</meta:generator>
    <dc:date>2020-06-08T17:25:02.887693262</dc:date>
    <meta:editing-duration>P1DT5H13M36S</meta:editing-duration>
    <meta:editing-cycles>87</meta:editing-cycles>
    <meta:document-statistic meta:table-count="1" meta:image-count="2" meta:object-count="108" meta:page-count="31" meta:paragraph-count="256" meta:word-count="3802" meta:character-count="28782" meta:non-whitespace-character-count="25150"/>
  </office:meta>
</office:document-meta>
</file>

<file path=Object 1/content.xml><?xml version="1.0" encoding="utf-8"?>
<math xmlns="http://www.w3.org/1998/Math/MathML" display="block">
  <semantics>
    <mover accent="true">
      <mi>E</mi>
      <mo stretchy="false">⃗</mo>
    </mover>
    <annotation encoding="StarMath 5.0">vec E </annotation>
  </semantics>
</math>
</file>

<file path=Object 10/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10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101/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102/content.xml><?xml version="1.0" encoding="utf-8"?>
<math xmlns="http://www.w3.org/1998/Math/MathML" display="block">
  <semantics>
    <mrow>
      <mi>t</mi>
      <mrow>
        <mi>'</mi>
        <mo stretchy="false">=</mo>
        <mi mathvariant="normal">τ</mi>
      </mrow>
    </mrow>
    <annotation encoding="StarMath 5.0">t' = %tau</annotation>
  </semantics>
</math>
</file>

<file path=Object 103/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i>c</mi>
          </mrow>
        </mfrac>
      </mrow>
      <mfrac>
        <mrow>
          <mi>q</mi>
          <mrow>
            <mo fence="true" stretchy="false">(</mo>
            <mrow>
              <mi mathvariant="normal">τ</mi>
            </mrow>
            <mo fence="true" stretchy="false">)</mo>
          </mrow>
          <mover accent="true">
            <mi mathvariant="normal">β</mi>
            <mo stretchy="false">⃗</mo>
          </mover>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1 over{4%pi%varepsilon_0 c}  { q(%tau) vec %beta } over { abs{ vec r - vec r_0 (t') } (1 - vec n vec %beta) }</annotation>
  </semantics>
</math>
</file>

<file path=Object 104/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105/content.xml><?xml version="1.0" encoding="utf-8"?>
<math xmlns="http://www.w3.org/1998/Math/MathML" display="block">
  <semantics>
    <mtable>
      <mtr>
        <mtd columnalign="left">
          <mrow>
            <mrow>
              <mfrac>
                <mrow>
                  <mi>d</mi>
                  <mi mathvariant="normal">ϕ</mi>
                </mrow>
                <mi mathvariant="italic">dt</mi>
              </mfrac>
              <mo stretchy="false">=</mo>
              <mfrac>
                <mi>d</mi>
                <mi mathvariant="italic">dt</mi>
              </mfrac>
            </mrow>
            <mrow>
              <mrow>
                <mo fence="true" stretchy="true">(</mo>
                <mrow>
                  <mfrac>
                    <mfrac>
                      <mn>1</mn>
                      <mrow>
                        <mn>4</mn>
                        <mi mathvariant="normal">π</mi>
                        <msub>
                          <mi mathvariant="normal">ε</mi>
                          <mn>0</mn>
                        </msub>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row>
                <mfrac>
                  <mrow>
                    <mo stretchy="false">−</mo>
                    <mn>1</mn>
                  </mrow>
                  <msup>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n>3</mn>
                  </msup>
                </mfrac>
                <mo stretchy="false">×</mo>
                <mspace/>
              </mrow>
            </mrow>
          </mrow>
        </mtd>
      </mtr>
      <mtr>
        <mtd columnalign="left">
          <mrow>
            <mspace width="0.5em"/>
            <mo stretchy="false">×</mo>
            <mrow>
              <mo fence="true" stretchy="true">(</mo>
              <mrow>
                <mrow>
                  <mover accent="true">
                    <mi>q</mi>
                    <mo stretchy="false">˙</mo>
                  </mover>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i>q</mi>
                  </mrow>
                  <mrow>
                    <mo fence="true" stretchy="false">(</mo>
                    <mrow>
                      <mi mathvariant="normal">τ</mi>
                    </mrow>
                    <mo fence="true" stretchy="false">)</mo>
                  </mrow>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с</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true">)</mo>
            </mrow>
          </mrow>
        </mtd>
      </mtr>
    </mtable>
    <annotation encoding="StarMath 5.0">alignl{d%phi} over {dt} = {d} over {dt} left( {alignc 1} over {4%pi%varepsilon_0}  over {abs{vec r - vec r_0(%tau)} (1 - vec n vec %beta)} right) = { alignc -1 } over { {abs{vec r - vec r_0 (%tau)}^2(1 - vec n vec %beta)}^3 } times`
newline alignl
`times left( dot q(%tau) [ abs{vec r - vec r_0 (%tau)}(1 - vec n vec %beta)] - q(%tau)[- vec n vec %beta c + {vec %beta}^2 с - (vec r - vec r_0(%tau))dot vec %beta ] right)</annotation>
  </semantics>
</math>
</file>

<file path=Object 106/content.xml><?xml version="1.0" encoding="utf-8"?>
<math xmlns="http://www.w3.org/1998/Math/MathML" display="block">
  <semantics>
    <mtable>
      <mtr>
        <mtd columnalign="left">
          <mrow>
            <mo stretchy="false">∇</mo>
            <mrow>
              <mover accent="true">
                <mi>A</mi>
                <mo stretchy="false">⃗</mo>
              </mover>
              <mo stretchy="false">=</mo>
              <mo stretchy="false">∇</mo>
            </mrow>
            <mrow>
              <mrow>
                <mo fence="true" stretchy="true">(</mo>
                <mrow>
                  <mrow>
                    <mfrac>
                      <mrow>
                        <mo stretchy="false">−</mo>
                        <mn>1</mn>
                      </mrow>
                      <mrow>
                        <mn>4</mn>
                        <mi mathvariant="normal">π</mi>
                        <msub>
                          <mi mathvariant="normal">ε</mi>
                          <mn>0</mn>
                        </msub>
                        <mi>c</mi>
                      </mrow>
                    </mfrac>
                    <mfrac>
                      <mrow>
                        <mi>q</mi>
                        <mrow>
                          <mo fence="true" stretchy="false">(</mo>
                          <mrow>
                            <mi mathvariant="normal">τ</mi>
                          </mrow>
                          <mo fence="true" stretchy="false">)</mo>
                        </mrow>
                        <mover accent="true">
                          <mi mathvariant="normal">β</mi>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row>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row>
        </mtd>
      </mtr>
      <mtr>
        <mtd columnalign="left">
          <mrow>
            <mspace width="0.5em"/>
            <mo stretchy="false">×</mo>
            <mrow>
              <mo fence="true" stretchy="false">[</mo>
              <mrow>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o fence="true" stretchy="false">(</mo>
                            <mrow>
                              <mrow>
                                <mover accent="true">
                                  <mi mathvariant="normal">β</mi>
                                  <mo stretchy="false">⃗</mo>
                                </mover>
                                <mover accent="true">
                                  <mi>q</mi>
                                  <mo stretchy="false">˙</mo>
                                </mover>
                                <mrow>
                                  <mrow>
                                    <mo fence="true" stretchy="false">(</mo>
                                    <mrow>
                                      <mi mathvariant="normal">τ</mi>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false">)</mo>
                    </mrow>
                    <mo stretchy="false">−</mo>
                    <mi>q</mi>
                  </mrow>
                  <mrow>
                    <mo fence="true" stretchy="false">(</mo>
                    <mrow>
                      <mi mathvariant="normal">τ</mi>
                    </mrow>
                    <mo fence="true" stretchy="false">)</mo>
                  </mrow>
                  <mover accent="true">
                    <mi mathvariant="normal">β</mi>
                    <mo stretchy="false">⃗</mo>
                  </mover>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false">]</mo>
            </mrow>
          </mrow>
        </mtd>
      </mtr>
    </mtable>
    <annotation encoding="StarMath 5.0">alignl nabla vec A = nabla left({alignc -1} over { 4%pi%varepsilon_0 c }{{alignc q(%tau) vec %beta} over {(abs{vec r - vec r_0 (%tau)} )^2(1- vec n vec %beta)^3}}right) = { alignc 1 } over{{abs{vec r - vec r_0 (%tau)}}^2(1 - vec n vec %beta)^3} times`
newline alignl
`times [ (abs{vec r - vec r_0(%tau)}(1 - vec n vec %beta)(vec %beta dot q(%tau) + dot vec %beta q(%tau))) - q(%tau)vec %beta( vec n vec %beta c + {vec %beta}^2 c - ( vec r - vec r_0 (%tau) ) dot vec %beta ) ]</annotation>
  </semantics>
</math>
</file>

<file path=Object 107/content.xml><?xml version="1.0" encoding="utf-8"?>
<math xmlns="http://www.w3.org/1998/Math/MathML" display="block">
  <semantics>
    <mtable>
      <mtr>
        <mtd columnalign="left">
          <mrow>
            <mrow>
              <mover accent="true">
                <mi>E</mi>
                <mo stretchy="false">⃗</mo>
              </mover>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i>q</mi>
            <mrow>
              <mrow>
                <mo fence="true" stretchy="false">(</mo>
                <mrow>
                  <mi>τ</mi>
                </mrow>
                <mo fence="true" stretchy="false">)</mo>
              </mrow>
              <mo stretchy="false">×</mo>
              <mspace/>
            </mrow>
          </mrow>
        </mtd>
      </mtr>
      <mtr>
        <mtd columnalign="left">
          <mrow>
            <mrow>
              <mspace width="0.5em"/>
              <mo stretchy="false">×</mo>
              <mrow>
                <mo fence="true" stretchy="true">[</mo>
                <mrow>
                  <mrow>
                    <mrow>
                      <mover accent="true">
                        <mi>n</mi>
                        <mo stretchy="false">⃗</mo>
                      </mover>
                      <mo stretchy="false">−</mo>
                      <mover accent="true">
                        <mi>β</mi>
                        <mo stretchy="false">⃗</mo>
                      </mover>
                    </mrow>
                    <mrow>
                      <mrow>
                        <mo fence="true" stretchy="false">(</mo>
                        <mrow>
                          <mrow>
                            <msup>
                              <mover accent="true">
                                <mi>β</mi>
                                <mo stretchy="false">⃗</mo>
                              </mover>
                              <mn>2</mn>
                            </msup>
                            <mo stretchy="false">+</mo>
                            <mrow>
                              <mo fence="true" stretchy="false">(</mo>
                              <mrow>
                                <mrow>
                                  <mrow>
                                    <mn>1</mn>
                                    <mo stretchy="false">−</mo>
                                    <mover accent="true">
                                      <mi>n</mi>
                                      <mo stretchy="false">⃗</mo>
                                    </mover>
                                  </mrow>
                                  <mover accent="true">
                                    <mi>β</mi>
                                    <mo stretchy="false">⃗</mo>
                                  </mover>
                                </mrow>
                              </mrow>
                              <mo fence="true" stretchy="false">)</mo>
                            </mrow>
                          </mrow>
                        </mrow>
                        <mo fence="true" stretchy="false">)</mo>
                      </mrow>
                      <mo stretchy="false">+</mo>
                      <mfrac>
                        <mover accent="true">
                          <mover accent="true">
                            <mi>β</mi>
                            <mo stretchy="false">⃗</mo>
                          </mover>
                          <mo stretchy="false">˙</mo>
                        </mover>
                        <mi>c</mi>
                      </mfrac>
                    </mrow>
                    <mrow>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row>
                          <mo fence="true" stretchy="false">(</mo>
                          <mrow>
                            <mrow>
                              <mrow>
                                <mn>1</mn>
                                <mo stretchy="false">−</mo>
                                <mover accent="true">
                                  <mi>n</mi>
                                  <mo stretchy="false">⃗</mo>
                                </mover>
                              </mrow>
                              <mover accent="true">
                                <mi>β</mi>
                                <mo stretchy="false">⃗</mo>
                              </mover>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τ</mi>
                                </mrow>
                                <mo fence="true" stretchy="false">)</mo>
                              </mrow>
                            </mrow>
                          </mrow>
                          <mo fence="true" stretchy="false">)</mo>
                        </mrow>
                      </mrow>
                      <mrow>
                        <mo fence="true" stretchy="false">(</mo>
                        <mrow>
                          <mrow>
                            <mover accent="true">
                              <mi>n</mi>
                              <mo stretchy="false">⃗</mo>
                            </mover>
                            <mo stretchy="false">+</mo>
                            <mover accent="true">
                              <mi>β</mi>
                              <mo stretchy="false">⃗</mo>
                            </mover>
                          </mrow>
                        </mrow>
                        <mo fence="true" stretchy="false">)</mo>
                      </mrow>
                    </mrow>
                  </mrow>
                </mrow>
                <mo fence="true" stretchy="true">]</mo>
              </mrow>
            </mrow>
            <mo stretchy="false">+</mo>
            <mspace/>
          </mrow>
        </mtd>
      </mtr>
      <mtr>
        <mtd columnalign="left">
          <mrow>
            <mrow>
              <mspace width="0.5em"/>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over accent="true">
              <mi>q</mi>
              <mo stretchy="false">˙</mo>
            </mover>
            <mrow>
              <mo fence="true" stretchy="false">(</mo>
              <mrow>
                <mi>τ</mi>
              </mrow>
              <mo fence="true" stretchy="false">)</mo>
            </mrow>
            <mrow>
              <mo fence="true" stretchy="false">(</mo>
              <mrow>
                <mrow>
                  <mover accent="true">
                    <mi>n</mi>
                    <mo stretchy="false">⃗</mo>
                  </mover>
                  <mo stretchy="false">+</mo>
                  <mover accent="true">
                    <mi>β</mi>
                    <mo stretchy="false">⃗</mo>
                  </mover>
                </mrow>
              </mrow>
              <mo fence="true" stretchy="false">)</mo>
            </mrow>
            <mfrac>
              <mn>1</mn>
              <mi>c</mi>
            </mfrac>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o fence="true" stretchy="false">(</mo>
              <mrow>
                <mrow>
                  <mrow>
                    <mn>1</mn>
                    <mo stretchy="false">−</mo>
                    <mover accent="true">
                      <mi>n</mi>
                      <mo stretchy="false">⃗</mo>
                    </mover>
                  </mrow>
                  <mover accent="true">
                    <mi>β</mi>
                    <mo stretchy="false">⃗</mo>
                  </mover>
                </mrow>
              </mrow>
              <mo fence="true" stretchy="false">)</mo>
            </mrow>
          </mrow>
        </mtd>
      </mtr>
    </mtable>
    <annotation encoding="StarMath 5.0">alignl
vec E = { alignc 1 } over { 4 %pi %epsilon_0 } { alignc 1 } over { {abs{vec r - vec r_0 (%tau)}}^2 (1 - vec n vec %beta)^3 } q( %tau ) times `
newline alignl
` times left[ vec n - vec %beta({vec %beta}^2 + (1 - vec n vec %beta)) + dot vec %beta over c {abs{vec r - vec r_0 (%tau)} (1 - vec n vec %beta) + (vec r - vec r_0 (%tau))(vec n + vec %beta)} right]+ `
newline alignl 
` + { alignc 1 } over { 4 %pi %epsilon_0 } { alignc 1 } over { {abs{vec r - vec r_0 (%tau)}}^2 (1 - vec n vec %beta)^3 }dot q(%tau) (vec n + vec %beta)1 over c abs{vec r - vec r_0 (%tau)} (1 - vec n vec %beta)</annotation>
  </semantics>
</math>
</file>

<file path=Object 11/content.xml><?xml version="1.0" encoding="utf-8"?>
<math xmlns="http://www.w3.org/1998/Math/MathML" display="block">
  <semantics>
    <mrow>
      <mrow>
        <mi>q</mi>
        <mo stretchy="false">=</mo>
        <mrow>
          <munderover>
            <mo stretchy="false">∫</mo>
            <mrow>
              <mo stretchy="false">−</mo>
              <mi>∞</mi>
            </mrow>
            <mi>∞</mi>
          </munderover>
          <mi>δ</mi>
        </mrow>
      </mrow>
      <mrow>
        <mo fence="true" stretchy="false">(</mo>
        <mrow>
          <mi>t</mi>
        </mrow>
        <mo fence="true" stretchy="false">)</mo>
      </mrow>
      <mrow>
        <mi mathvariant="italic">dt</mi>
        <mo stretchy="false">=</mo>
        <mn>1</mn>
      </mrow>
    </mrow>
    <annotation encoding="StarMath 5.0">q= int from{-∞} to{∞}δ(t)dt=1</annotation>
  </semantics>
</math>
</file>

<file path=Object 111/content.xml><?xml version="1.0" encoding="utf-8"?>
<math xmlns="http://www.w3.org/1998/Math/MathML" display="block">
  <semantics>
    <mrow>
      <mi>q</mi>
      <mo stretchy="false">=</mo>
      <mi mathvariant="italic">const</mi>
    </mrow>
    <annotation encoding="StarMath 5.0">q = const
</annotation>
  </semantics>
</math>
</file>

<file path=Object 12/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13/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14/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15/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16/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17/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1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1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2/content.xml><?xml version="1.0" encoding="utf-8"?>
<math xmlns="http://www.w3.org/1998/Math/MathML" display="block">
  <semantics>
    <msub>
      <mi>E</mi>
      <mi>n</mi>
    </msub>
    <annotation encoding="StarMath 5.0">E_n</annotation>
  </semantics>
</math>
</file>

<file path=Object 2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2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2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2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2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2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delta( vec r - vec r_0 (t') )</annotation>
  </semantics>
</math>
</file>

<file path=Object 2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delta(r' - vec r (t'))} over { abs{ vec r - vec r_0 (t')} } %delta(t' - %tau) d%tau dV}</annotation>
  </semantics>
</math>
</file>

<file path=Object 2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i>q</mi>
      </mrow>
      <mrow>
        <mo stretchy="false">∫</mo>
        <mrow>
          <mfrac>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phi ( vec r, t ) = q int { { %delta (t' - %tau) } over { abs{ vec r - vec r_0 (t') } }   d %tau }</annotation>
  </semantics>
</math>
</file>

<file path=Object 2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2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3/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3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31/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32/content.xml><?xml version="1.0" encoding="utf-8"?>
<math xmlns="http://www.w3.org/1998/Math/MathML" display="block">
  <semantics>
    <mrow>
      <mi>t</mi>
      <mrow>
        <mi>'</mi>
        <mo stretchy="false">=</mo>
        <mi mathvariant="normal">τ</mi>
      </mrow>
    </mrow>
    <annotation encoding="StarMath 5.0">t' = %tau</annotation>
  </semantics>
</math>
</file>

<file path=Object 3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i>q</mi>
          <mrow>
            <mn>4</mn>
            <mi mathvariant="normal">π</mi>
            <msub>
              <mi mathvariant="normal">ε</mi>
              <mn>0</mn>
            </msub>
          </mrow>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q over{4%pi%varepsilon_0}  { 1 } over { abs{ vec r - vec r_0 (%tau) } (1 - vec n vec %beta) }</annotation>
  </semantics>
</math>
</file>

<file path=Object 34/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3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i>q</mi>
          <mrow>
            <mn>4</mn>
            <mi mathvariant="normal">π</mi>
            <msub>
              <mi mathvariant="normal">ε</mi>
              <mn>0</mn>
            </msub>
            <mi>c</mi>
          </mrow>
        </mfrac>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q over{4%pi%varepsilon_0 c}  { vec %beta } over { abs{ vec r - vec r_0 (%tau) } (1 - vec n vec %beta) }</annotation>
  </semantics>
</math>
</file>

<file path=Object 3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3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3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3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4/content.xml><?xml version="1.0" encoding="utf-8"?>
<math xmlns="http://www.w3.org/1998/Math/MathML" display="block">
  <semantics>
    <mrow>
      <msub>
        <mi>σ</mi>
        <mi mathvariant="italic">пов</mi>
      </msub>
      <mrow>
        <mrow>
          <mo fence="true" stretchy="false">(</mo>
          <mrow>
            <mi>t</mi>
          </mrow>
          <mo fence="true" stretchy="false">)</mo>
        </mrow>
        <mo stretchy="false">=</mo>
        <mi>ϵ</mi>
      </mrow>
      <msub>
        <mi>E</mi>
        <mi>n</mi>
      </msub>
      <mrow>
        <mo fence="true" stretchy="false">(</mo>
        <mrow>
          <mi>t</mi>
        </mrow>
        <mo fence="true" stretchy="false">)</mo>
      </mrow>
    </mrow>
    <annotation encoding="StarMath 5.0">σ_пов(t)=%epsilon E_n(t) </annotation>
  </semantics>
</math>
</file>

<file path=Object 40/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vec A ( vec r,t ) = int { { vec j (vec r,t') } over { abs{ vec r - vec r_0 (t') }} dV}</annotation>
  </semantics>
</math>
</file>

<file path=Object 41/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vec j (vec r, t') } over { abs{ vec r - vec r_0 (t') }} %delta(t' - %tau) d%tau dV}</annotation>
  </semantics>
</math>
</file>

<file path=Object 4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4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 vec v(t')%delta( vec r - vec r_0 (t') )</annotation>
  </semantics>
</math>
</file>

<file path=Object 4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4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i>q</mi>
      </mrow>
      <mrow>
        <mo stretchy="false">∫</mo>
        <mrow>
          <mfrac>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vec A ( vec r, t ) = q int { {vec v(t') %delta (t' - %tau) } over { abs{ vec r - vec r_0 (t') } }   d %tau }</annotation>
  </semantics>
</math>
</file>

<file path=Object 4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4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4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4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5/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5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51/content.xml><?xml version="1.0" encoding="utf-8"?>
<math xmlns="http://www.w3.org/1998/Math/MathML" display="block">
  <semantics>
    <mrow>
      <mi>t</mi>
      <mrow>
        <mi>'</mi>
        <mo stretchy="false">=</mo>
        <mi mathvariant="normal">τ</mi>
      </mrow>
    </mrow>
    <annotation encoding="StarMath 5.0">t' = %tau</annotation>
  </semantics>
</math>
</file>

<file path=Object 52/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53/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54/content.xml><?xml version="1.0" encoding="utf-8"?>
<math xmlns="http://www.w3.org/1998/Math/MathML" display="block">
  <semantics>
    <mrow>
      <mrow>
        <mfrac>
          <mrow>
            <mi>d</mi>
            <mi mathvariant="normal">ϕ</mi>
          </mrow>
          <mi mathvariant="italic">dt</mi>
        </mfrac>
        <mo stretchy="false">=</mo>
        <mfrac>
          <mi>d</mi>
          <mi mathvariant="italic">dt</mi>
        </mfrac>
      </mrow>
      <mrow>
        <mrow>
          <mo fence="true" stretchy="true">(</mo>
          <mrow>
            <mrow>
              <mfrac>
                <mi>q</mi>
                <mrow>
                  <mn>4</mn>
                  <mi mathvariant="normal">π</mi>
                  <msub>
                    <mi mathvariant="normal">ε</mi>
                    <mn>0</mn>
                  </msub>
                </mrow>
              </mfrac>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row>
          <mo fence="true" stretchy="true">)</mo>
        </mrow>
        <mo stretchy="false">=</mo>
        <mfrac>
          <mi>q</mi>
          <mrow>
            <mn>4</mn>
            <mi mathvariant="normal">π</mi>
            <msub>
              <mi mathvariant="normal">ε</mi>
              <mn>0</mn>
            </msub>
          </mrow>
        </mfrac>
      </mrow>
      <mfrac>
        <mrow>
          <mi>c</mi>
          <mover accent="true">
            <mi>n</mi>
            <mo stretchy="false">⃗</mo>
          </mover>
          <mrow>
            <mover accent="true">
              <mi mathvariant="normal">β</mi>
              <mo stretchy="false">⃗</mo>
            </mover>
            <mo stretchy="false">−</mo>
            <mi>c</mi>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d%phi} over {dt} = {d} over {dt} left( q over {4%pi%varepsilon_0} 1 over {abs{vec r - vec r_0(%tau)} (1 - vec n vec %beta)} right) = {q} over {4%pi%varepsilon_0 }{c vec n vec %beta - c {vec %beta}^2 + (vec r - vec r_0 (%tau))dot vec %beta}over{(abs{vec r - vec r_0 (%tau)})^2(1 - vec n vec %beta )^3}</annotation>
  </semantics>
</math>
</file>

<file path=Object 55/content.xml><?xml version="1.0" encoding="utf-8"?>
<math xmlns="http://www.w3.org/1998/Math/MathML" display="block">
  <semantics>
    <mrow>
      <mo stretchy="false">∇</mo>
      <mrow>
        <mover accent="true">
          <mi>A</mi>
          <mo stretchy="false">⃗</mo>
        </mover>
        <mo stretchy="false">=</mo>
        <mo stretchy="false">∇</mo>
      </mrow>
      <mrow>
        <mrow>
          <mo fence="true" stretchy="true">(</mo>
          <mrow>
            <mrow>
              <mfrac>
                <mrow>
                  <mo stretchy="false">−</mo>
                  <mi>q</mi>
                </mrow>
                <mrow>
                  <mn>4</mn>
                  <mi mathvariant="normal">π</mi>
                  <msub>
                    <mi mathvariant="normal">ε</mi>
                    <mn>0</mn>
                  </msub>
                  <mi>c</mi>
                </mrow>
              </mfrac>
              <mfrac>
                <mover accent="true">
                  <mi mathvariant="normal">β</mi>
                  <mo stretchy="false">⃗</mo>
                </mover>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frac>
          <mrow>
            <mo stretchy="false">−</mo>
            <mi>q</mi>
          </mrow>
          <mrow>
            <mn>4</mn>
            <mi mathvariant="normal">π</mi>
            <msub>
              <mi mathvariant="normal">ε</mi>
              <mn>0</mn>
            </msub>
            <mi>c</mi>
          </mrow>
        </mfrac>
      </mrow>
      <mfrac>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nabla vec A = nabla left(- q over { 4%pi%varepsilon_0 c }{vec %beta over {(abs{vec r - vec r_0 (%tau)} )^2(1- vec n vec %beta)^3}}right) = - q over {4%pi%varepsilon_0 c}{ {vec n vec %beta - {vec %beta}^2 + (vec r - vec r_0 (%tau))dot vec %beta over c}over{(abs{vec r - vec r_0 (%tau)} )^2(1- vec n vec %beta)^3} }</annotation>
  </semantics>
</math>
</file>

<file path=Object 56/content.xml><?xml version="1.0" encoding="utf-8"?>
<math xmlns="http://www.w3.org/1998/Math/MathML" display="block">
  <semantics>
    <mtable>
      <mtr>
        <mtd columnalign="left">
          <mrow>
            <mover accent="true">
              <mi>E</mi>
              <mo stretchy="false">⃗</mo>
            </mover>
            <mo stretchy="false">=</mo>
            <mrow>
              <mfrac>
                <mi>q</mi>
                <mrow>
                  <mn>4</mn>
                  <mi mathvariant="normal">π</mi>
                  <msub>
                    <mi mathvariant="normal">ε</mi>
                    <mn>0</mn>
                  </msub>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td>
      </mtr>
      <mtr>
        <mtd columnalign="left">
          <mrow>
            <mspace width="0.5em"/>
            <mo stretchy="false">×</mo>
            <mrow>
              <mo fence="true" stretchy="true">[</mo>
              <mrow>
                <mrow>
                  <mrow>
                    <mo fence="true" stretchy="false">(</mo>
                    <mrow>
                      <mrow>
                        <mover accent="true">
                          <mi>n</mi>
                          <mo stretchy="false">⃗</mo>
                        </mover>
                        <mo stretchy="false">−</mo>
                        <mover accent="true">
                          <mi mathvariant="normal">β</mi>
                          <mo stretchy="false">⃗</mo>
                        </mover>
                      </mrow>
                    </mrow>
                    <mo fence="true" stretchy="false">)</mo>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true">(</mo>
                    <mrow>
                      <mrow>
                        <mover accent="true">
                          <mi>n</mi>
                          <mo stretchy="false">⃗</mo>
                        </mover>
                        <mfrac>
                          <mover accent="true">
                            <mover accent="true">
                              <mi mathvariant="normal">β</mi>
                              <mo stretchy="false">⃗</mo>
                            </mover>
                            <mo stretchy="false">˙</mo>
                          </mover>
                          <mi>c</mi>
                        </mfrac>
                      </mrow>
                    </mrow>
                    <mo fence="true" stretchy="true">)</mo>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frac>
                    <mover accent="true">
                      <mover accent="true">
                        <mi mathvariant="normal">β</mi>
                        <mo stretchy="false">⃗</mo>
                      </mover>
                      <mo stretchy="false">˙</mo>
                    </mover>
                    <mi>c</mi>
                  </mfrac>
                </mrow>
              </mrow>
              <mo fence="true" stretchy="true">]</mo>
            </mrow>
          </mrow>
        </mtd>
      </mtr>
    </mtable>
    <annotation encoding="StarMath 5.0">alignl 
vec E = {alignc q} over{ 4%pi %varepsilon_0 {abs{vec r - vec r_0(%tau)}}^2(1 - vec n vec %beta)^3 } times` 
newline alignl
` times left[ ( vec n -vec %beta) (1 - {vec %beta}^2) + abs {vec r - vec r_0(%tau)} left( vec n dot vec %beta over c right) (vec n - vec %beta) - abs {vec r - vec r_0(%tau)}(vec n (vec n - vec %beta))dot vec %beta over c right]</annotation>
  </semantics>
</math>
</file>

<file path=Object 57/content.xml><?xml version="1.0" encoding="utf-8"?>
<math xmlns="http://www.w3.org/1998/Math/MathML" display="block">
  <semantics>
    <mtable>
      <mtr>
        <mtd columnalign="left">
          <mrow>
            <mrow>
              <mover accent="true">
                <mi>E</mi>
                <mo stretchy="false">⃗</mo>
              </mover>
              <mo stretchy="false">=</mo>
              <mfrac>
                <mi>q</mi>
                <mrow>
                  <mn>4</mn>
                  <mi mathvariant="normal">π</mi>
                  <msub>
                    <mi mathvariant="normal">ε</mi>
                    <mn>0</mn>
                  </msub>
                </mrow>
              </mfrac>
            </mrow>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n</mi>
                      <mo stretchy="false">⃗</mo>
                    </mover>
                    <mrow>
                      <mrow>
                        <mo fence="true" stretchy="tru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r>
        <mtd columnalign="left">
          <mrow>
            <mrow>
              <mo stretchy="false">−</mo>
              <mfrac>
                <mi>q</mi>
                <mrow>
                  <mn>4</mn>
                  <mi mathvariant="normal">π</mi>
                  <msub>
                    <mi mathvariant="normal">ε</mi>
                    <mn>0</mn>
                  </msub>
                  <mi>c</mi>
                </mrow>
              </mfrac>
            </mrow>
            <mfrac>
              <mi>c</mi>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 mathvariant="normal">β</mi>
                      <mo stretchy="false">⃗</mo>
                    </mover>
                    <mrow>
                      <mrow>
                        <mo fence="true" stretchy="tru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i mathvariant="normal">β</mi>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able>
    <annotation encoding="StarMath 5.0">alignl
vec E = {alignc q} over { 4%pi %varepsilon_0 } {alignc1} over{ (abs{vec r - vec r_0(%tau)})^2(1 - vec n vec %beta)^3 } left[ vec n left( 1 - {vec %beta} ^2 + (vec r - vec r_0 (%tau))dot vec %beta over c right) - vec %beta (1 - vec n vec %beta) right] -` 
newline alignl- {alignc q over { 4 %pi %varepsilon_0 c }} {alignc c} over { (abs{vec r - vec r_0(%tau)})^2(1 - vec n vec %beta)^3 }   left[ vec %beta left( vec n vec %beta - {vec %beta}^2 + (vec r - vec r_0(%tau)) %beta over c right) + abs{vec r - vec r_0(%tau)} dot vec %beta over c(1- vec n vec %beta) right] = `</annotation>
  </semantics>
</math>
</file>

<file path=Object 58/content.xml><?xml version="1.0" encoding="utf-8"?>
<math xmlns="http://www.w3.org/1998/Math/MathML" display="block">
  <semantics>
    <mrow>
      <mfrac>
        <mi>q</mi>
        <mrow>
          <mn>4</mn>
          <mi mathvariant="normal">π</mi>
          <msub>
            <mi mathvariant="normal">ε</mi>
            <mn>0</mn>
          </msub>
        </mrow>
      </mfrac>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q over{ 4 %pi %varepsilon_0 } 1 over { (abs{vec r  - vec r_0 (%tau)})^2(1 - vec n vec %beta)^3 }</annotation>
  </semantics>
</math>
</file>

<file path=Object 59/content.xml><?xml version="1.0" encoding="utf-8"?>
<math xmlns="http://www.w3.org/1998/Math/MathML" display="block">
  <semantics>
    <mtable>
      <mtr>
        <mtd>
          <mrow>
            <mspace width="0.5em"/>
            <mo stretchy="false">=</mo>
            <mrow>
              <mrow>
                <mo fence="true" stretchy="true">[</mo>
                <mrow>
                  <mrow>
                    <mover accent="true">
                      <mi>n</mi>
                      <mo stretchy="false">⃗</mo>
                    </mover>
                    <mrow>
                      <mrow>
                        <mo fence="true" stretchy="true">(</mo>
                        <mrow>
                          <mrow>
                            <mrow>
                              <mn>1</mn>
                              <mo stretchy="false">−</mo>
                              <msup>
                                <mi mathvariant="normal">β</mi>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i mathvariant="normal">β</mi>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row>
                <mo fence="true" stretchy="true">[</mo>
                <mrow>
                  <mrow>
                    <mover accent="true">
                      <mover accent="true">
                        <mi mathvariant="normal">β</mi>
                        <mo stretchy="false">⃗</mo>
                      </mover>
                      <mo stretchy="false">˙</mo>
                    </mover>
                    <mrow>
                      <mrow>
                        <mo fence="true" stretchy="true">(</mo>
                        <mrow>
                          <mrow>
                            <mover accent="true">
                              <mi>n</mi>
                              <mo stretchy="false">⃗</mo>
                            </mover>
                            <mrow>
                              <mover accent="true">
                                <mi mathvariant="normal">β</mi>
                                <mo stretchy="false">⃗</mo>
                              </mover>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o stretchy="false">=</mo>
            <mspace/>
          </mrow>
        </mtd>
      </mtr>
      <mtr>
        <mtd columnalign="left">
          <mrow>
            <mrow>
              <mspace width="0.5em"/>
              <mo stretchy="false">=</mo>
              <mover accent="true">
                <mi>n</mi>
                <mo stretchy="false">⃗</mo>
              </mover>
            </mrow>
            <mrow>
              <mrow>
                <mo fence="true" stretchy="true">(</mo>
                <mrow>
                  <mrow>
                    <mrow>
                      <mn>1</mn>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o stretchy="false">+</mo>
              <mover accent="true">
                <mi>n</mi>
                <mo stretchy="false">⃗</mo>
              </mover>
            </mrow>
            <mrow>
              <msup>
                <mover accent="true">
                  <mi mathvariant="normal">β</mi>
                  <mo stretchy="false">⃗</mo>
                </mover>
                <mn>2</mn>
              </msup>
              <mo stretchy="false">−</mo>
              <mover accent="true">
                <mi>n</mi>
                <mo stretchy="false">⃗</mo>
              </mover>
            </mrow>
            <mrow>
              <msup>
                <mover accent="true">
                  <mi mathvariant="normal">β</mi>
                  <mo stretchy="false">⃗</mo>
                </mover>
                <mn>2</mn>
              </msup>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ver accent="true">
                  <mi>n</mi>
                  <mo stretchy="false">⃗</mo>
                </mover>
                <mo stretchy="false">−</mo>
                <msup>
                  <mover accent="true">
                    <mi mathvariant="normal">β</mi>
                    <mo stretchy="false">⃗</mo>
                  </mover>
                  <mn>2</mn>
                </msup>
              </mrow>
            </mrow>
            <mrow>
              <mover accent="true">
                <mi>n</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n</mi>
                <mo stretchy="false">⃗</mo>
              </mover>
              <mo stretchy="false">−</mo>
              <mover accent="true">
                <mi mathvariant="normal">β</mi>
                <mo stretchy="false">⃗</mo>
              </mover>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over accent="true">
                <mi>n</mi>
                <mo stretchy="false">⃗</mo>
              </mover>
            </mrow>
            <mrow>
              <mrow>
                <mo fence="true" stretchy="false">(</mo>
                <mrow>
                  <mrow>
                    <mn>1</mn>
                    <mo stretchy="false">−</mo>
                    <msup>
                      <mover accent="true">
                        <mi mathvariant="normal">β</mi>
                        <mo stretchy="false">⃗</mo>
                      </mover>
                      <mn>2</mn>
                    </msup>
                  </mrow>
                </mrow>
                <mo fence="true" stretchy="false">)</mo>
              </mrow>
              <mo stretchy="false">−</mo>
              <mover accent="true">
                <mi mathvariant="normal">β</mi>
                <mo stretchy="false">⃗</mo>
              </mover>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row>
              <mfrac>
                <mover accent="true">
                  <mover accent="true">
                    <mi mathvariant="normal">β</mi>
                    <mo stretchy="false">⃗</mo>
                  </mover>
                  <mo stretchy="false">˙</mo>
                </mover>
                <mi>c</mi>
              </mfrac>
              <mo stretchy="false">=</mo>
              <mspace/>
            </mrow>
          </mrow>
        </mtd>
      </mtr>
    </mtable>
    <annotation encoding="StarMath 5.0">`= left[ vec n left( 1 - %beta^2 + (vec r - vec r_0 (%tau)) dot vec %beta over c right) - %beta (1 - vec n vec %beta) right] - left[ dot vec %beta left(vec n vec %beta - vec %beta^2 + ( vec r - vec r_0(%tau))dot vec %beta over c right) + abs{vec r - vec r_0 (%tau)} dot vec %beta over c (1 - vec n vec %beta) right] = `
newline alignl `= vec n left( 1 - vec %beta^2 +(vec r - vec r_0 (%tau)) dot vec %beta over c right) - vec %beta + vec n {vec %beta}^2 - vec n {vec %beta}^2 + {vec %beta}^3 - ( vec r - vec r_0(%tau) )dot vec %beta over c vec %beta - abs{ vec r - vec r_0(%tau) } dot vec %beta over c( 1 - vec n vec %beta ) = `
newline alignl `= vec n - {vec %beta}^2 vec n + ( vec r - vec r_0(%tau) ) dot vec %beta over c vec n - vec %beta + {vec %beta}^3 - ( vec r - vec r_0 (%tau) )dot vec %beta over c vec %beta - abs{ vec r - vec r_0(%tau) }dot vec %beta over c ( 1 - vec n vec %beta)= `
newline alignl ` = ( vec n - vec %beta )left( (vec r - vec r_0 (%tau)) dot vec %beta over c right) + vec n ( 1 - {vec %beta}^2 ) - vec %beta ( 1 - {vec %beta}^2) - abs{vec r - vec r_0 (%tau)}dot vec %beta over c ( 1 - vec n vec %beta )=`
newline alignl `= ( vec n - vec %beta )left( (vec r - vec r_0 (%tau))dot vec %beta over c right) + ( vec n - vec %beta ) ( 1 - {vec %beta}^2 ) - abs{ vec r - vec r_0 (%tau) } dot vec %beta over c ( 1 - vec n vec %beta ) =`
newline alignl `=( vec n - vec %beta ) ( 1 - {vec %beta}^2 ) + abs{ vec r - vec r_0 (%tau) } ( vec n - vec %beta ) - abs{ vec r - vec r_0(%tau) }( vec n ( vec n - vec %beta))dot vec %beta over c=`</annotation>
  </semantics>
</math>
</file>

<file path=Object 6/content.xml><?xml version="1.0" encoding="utf-8"?>
<math xmlns="http://www.w3.org/1998/Math/MathML" display="block">
  <semantics>
    <mrow>
      <mover accent="true">
        <mi>E</mi>
        <mo stretchy="false">⃗</mo>
      </mover>
      <mrow>
        <mo fence="true" stretchy="false">(</mo>
        <mrow>
          <mrow>
            <mover accent="true">
              <mi>r</mi>
              <mo stretchy="false">⃗</mo>
            </mover>
            <mi>,</mi>
            <mi>t</mi>
          </mrow>
        </mrow>
        <mo fence="true" stretchy="false">)</mo>
      </mrow>
    </mrow>
    <annotation encoding="StarMath 5.0">vec E(vec r,t)</annotation>
  </semantics>
</math>
</file>

<file path=Object 60/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61/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62/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63/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64/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65/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66/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67/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6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6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7/content.xml><?xml version="1.0" encoding="utf-8"?>
<math xmlns="http://www.w3.org/1998/Math/MathML" display="block">
  <semantics>
    <mrow>
      <mi mathvariant="normal">Δ</mi>
      <mi>l</mi>
    </mrow>
    <annotation encoding="StarMath 5.0">%DELTA l</annotation>
  </semantics>
</math>
</file>

<file path=Object 7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7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7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7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7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7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t')%delta( vec r - vec r_0 (t') )</annotation>
  </semantics>
</math>
</file>

<file path=Object 7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t') %delta(r' - vec r (t'))} over { abs{ vec r - vec r_0 (t')} } %delta(t' - %tau) d%tau dV}</annotation>
  </semantics>
</math>
</file>

<file path=Object 7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phi ( vec r, t ) = int { {q(t') %delta (t' - %tau) } over { abs{ vec r - vec r_0 (t') } }   d %tau }</annotation>
  </semantics>
</math>
</file>

<file path=Object 7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7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8/content.xml><?xml version="1.0" encoding="utf-8"?>
<math xmlns="http://www.w3.org/1998/Math/MathML" display="block">
  <semantics>
    <mrow>
      <mi mathvariant="normal">Δ</mi>
      <mi>t</mi>
    </mrow>
    <annotation encoding="StarMath 5.0">%DELTA t</annotation>
  </semantics>
</math>
</file>

<file path=Object 8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81/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82/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83/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84/content.xml><?xml version="1.0" encoding="utf-8"?>
<math xmlns="http://www.w3.org/1998/Math/MathML" display="block">
  <semantics>
    <mrow>
      <mi>t</mi>
      <mrow>
        <mi>'</mi>
        <mo stretchy="false">=</mo>
        <mi mathvariant="normal">τ</mi>
      </mrow>
    </mrow>
    <annotation encoding="StarMath 5.0">t' = %tau</annotation>
  </semantics>
</math>
</file>

<file path=Object 85/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1 over{4%pi%varepsilon_0}  { q(%tau) } over { abs{ vec r - vec r_0 (%tau) } (1 - vec n vec %beta) }</annotation>
  </semantics>
</math>
</file>

<file path=Object 8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8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8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8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9/content.xml><?xml version="1.0" encoding="utf-8"?>
<math xmlns="http://www.w3.org/1998/Math/MathML" display="block">
  <semantics>
    <mrow>
      <mi mathvariant="normal">Δ</mi>
      <mrow>
        <mi>l</mi>
        <mo stretchy="false">=</mo>
        <mi>c</mi>
      </mrow>
      <mi mathvariant="normal">Δ</mi>
      <mi>t</mi>
    </mrow>
    <annotation encoding="StarMath 5.0">%DELTA l = c%DELTA t</annotation>
  </semantics>
</math>
</file>

<file path=Object 9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9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9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9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t') vec v(t')%delta( vec r - vec r_0 (t') )</annotation>
  </semantics>
</math>
</file>

<file path=Object 9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9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vec A ( vec r, t ) =  int { {q(t') vec v(t') %delta (t' - %tau) } over { abs{ vec r - vec r_0 (t') } }   d %tau }</annotation>
  </semantics>
</math>
</file>

<file path=Object 9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9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9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9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